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talesNacionales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30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18" table:default-cell-style-name="Default"/>
        <table:table-column table:style-name="co5" table:number-columns-repeated="873" table:default-cell-style-name="Default"/>
        <table:table-row table:style-name="ro1">
          <table:table-cell table:style-name="ce6" office:value-type="string" calcext:value-type="string">
            <text:p>Fecha</text:p>
          </table:table-cell>
          <table:table-cell table:style-name="ce9" office:value-type="string" calcext:value-type="string">
            <text:p>Measured Current Infected</text:p>
          </table:table-cell>
          <table:table-cell table:style-name="ce9" office:value-type="string" calcext:value-type="string">
            <text:p>True Current Infected</text:p>
          </table:table-cell>
          <table:table-cell table:style-name="ce9" office:value-type="string" calcext:value-type="string">
            <text:p>New Deaths</text:p>
          </table:table-cell>
          <table:table-cell table:style-name="ce9" office:value-type="string" calcext:value-type="string">
            <text:p>Recovered Population</text:p>
          </table:table-cell>
          <table:table-cell table:style-name="ce9" office:value-type="string" calcext:value-type="string">
            <text:p>Accumulative Deaths</text:p>
          </table:table-cell>
          <table:table-cell table:style-name="ce9" office:value-type="string" calcext:value-type="string">
            <text:p>Susceptible Population</text:p>
          </table:table-cell>
          <table:table-cell table:style-name="ce9" office:value-type="string" calcext:value-type="string">
            <text:p>True Infection Rate</text:p>
          </table:table-cell>
          <table:table-cell table:style-name="ce9" office:value-type="string" calcext:value-type="string">
            <text:p>Measured Infection Rate</text:p>
          </table:table-cell>
          <table:table-cell table:style-name="ce9" office:value-type="string" calcext:value-type="string">
            <text:p>Total Cases</text:p>
          </table:table-cell>
          <table:table-cell table:style-name="ce9" office:value-type="string" calcext:value-type="string">
            <text:p>Closure Policy</text:p>
          </table:table-cell>
          <table:table-cell table:style-name="ce6" office:value-type="string" calcext:value-type="string">
            <text:p>Mobility</text:p>
          </table:table-cell>
          <table:table-cell table:style-name="ce6" table:number-columns-repeated="2"/>
          <table:table-cell table:style-name="ce10" table:number-columns-repeated="989"/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table:formula="of:=MAX([.J2]-[.F2]-[.B2];0)" office:value-type="float" office:value="0" calcext:value-type="float">
            <text:p>0</text:p>
          </table:table-cell>
          <table:table-cell table:formula="of:=0+[.D2]" office:value-type="float" office:value="0" calcext:value-type="float">
            <text:p>0</text:p>
          </table:table-cell>
          <table:table-cell table:formula="of:=503147-[.J2]" office:value-type="float" office:value="503147" calcext:value-type="float">
            <text:p>503147</text:p>
          </table:table-cell>
          <table:table-cell table:formula="of:=[.C2]" office:value-type="float" office:value="5.18" calcext:value-type="float">
            <text:p>5.1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26427061312927" calcext:value-type="float">
            <text:p>6.2642706131292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5.775" calcext:value-type="float">
            <text:p>5.775</text:p>
          </table:table-cell>
          <table:table-cell office:value-type="float" office:value="0" calcext:value-type="float">
            <text:p>0</text:p>
          </table:table-cell>
          <table:table-cell table:formula="of:=MAX([.J3]-[.F3]-[.B3];0)" office:value-type="float" office:value="0" calcext:value-type="float">
            <text:p>0</text:p>
          </table:table-cell>
          <table:table-cell table:formula="of:=[.F2]+[.D3]" office:value-type="float" office:value="0" calcext:value-type="float">
            <text:p>0</text:p>
          </table:table-cell>
          <table:table-cell table:formula="of:=503147-[.J3]" office:value-type="float" office:value="503147" calcext:value-type="float">
            <text:p>503147</text:p>
          </table:table-cell>
          <table:table-cell table:formula="of:=[.C3]-[.C2]" office:value-type="float" office:value="0.595000000000001" calcext:value-type="float">
            <text:p>0.595000000000001</text:p>
          </table:table-cell>
          <table:table-cell table:formula="of:=[.B3]-[.B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33574436904779" calcext:value-type="float">
            <text:p>6.3357443690477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table:formula="of:=MAX([.J4]-[.F4]-[.B4];0)" office:value-type="float" office:value="0" calcext:value-type="float">
            <text:p>0</text:p>
          </table:table-cell>
          <table:table-cell table:formula="of:=[.F3]+[.D4]" office:value-type="float" office:value="0" calcext:value-type="float">
            <text:p>0</text:p>
          </table:table-cell>
          <table:table-cell table:formula="of:=503147-[.J4]" office:value-type="float" office:value="503147" calcext:value-type="float">
            <text:p>503147</text:p>
          </table:table-cell>
          <table:table-cell table:formula="of:=[.C4]-[.C3]" office:value-type="float" office:value="1.455" calcext:value-type="float">
            <text:p>1.455</text:p>
          </table:table-cell>
          <table:table-cell table:formula="of:=[.B4]-[.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44433537175383" calcext:value-type="float">
            <text:p>6.4443353717538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 office:value-type="float" office:value="11.095" calcext:value-type="float">
            <text:p>11.095</text:p>
          </table:table-cell>
          <table:table-cell office:value-type="float" office:value="0" calcext:value-type="float">
            <text:p>0</text:p>
          </table:table-cell>
          <table:table-cell table:formula="of:=MAX([.J5]-[.F5]-[.B5];0)" office:value-type="float" office:value="0" calcext:value-type="float">
            <text:p>0</text:p>
          </table:table-cell>
          <table:table-cell table:formula="of:=[.F4]+[.D5]" office:value-type="float" office:value="0" calcext:value-type="float">
            <text:p>0</text:p>
          </table:table-cell>
          <table:table-cell table:formula="of:=503147-[.J5]" office:value-type="float" office:value="503147" calcext:value-type="float">
            <text:p>503147</text:p>
          </table:table-cell>
          <table:table-cell table:formula="of:=[.C5]-[.C4]" office:value-type="float" office:value="3.865" calcext:value-type="float">
            <text:p>3.865</text:p>
          </table:table-cell>
          <table:table-cell table:formula="of:=[.B5]-[.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50782687336632" calcext:value-type="float">
            <text:p>6.5078268733663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 office:value-type="float" office:value="11.485" calcext:value-type="float">
            <text:p>11.485</text:p>
          </table:table-cell>
          <table:table-cell office:value-type="float" office:value="0" calcext:value-type="float">
            <text:p>0</text:p>
          </table:table-cell>
          <table:table-cell table:formula="of:=MAX([.J6]-[.F6]-[.B6];0)" office:value-type="float" office:value="0" calcext:value-type="float">
            <text:p>0</text:p>
          </table:table-cell>
          <table:table-cell table:formula="of:=[.F5]+[.D6]" office:value-type="float" office:value="0" calcext:value-type="float">
            <text:p>0</text:p>
          </table:table-cell>
          <table:table-cell table:formula="of:=503147-[.J6]" office:value-type="float" office:value="503147" calcext:value-type="float">
            <text:p>503147</text:p>
          </table:table-cell>
          <table:table-cell table:formula="of:=[.C6]-[.C5]" office:value-type="float" office:value="0.389999999999999" calcext:value-type="float">
            <text:p>0.389999999999999</text:p>
          </table:table-cell>
          <table:table-cell table:formula="of:=[.B6]-[.B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82260537460891" calcext:value-type="float">
            <text:p>6.822605374608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0" calcext:value-type="float">
            <text:p>0</text:p>
          </table:table-cell>
          <table:table-cell office:value-type="float" office:value="12.645" calcext:value-type="float">
            <text:p>12.645</text:p>
          </table:table-cell>
          <table:table-cell office:value-type="float" office:value="0" calcext:value-type="float">
            <text:p>0</text:p>
          </table:table-cell>
          <table:table-cell table:formula="of:=MAX([.J7]-[.F7]-[.B7];0)" office:value-type="float" office:value="0" calcext:value-type="float">
            <text:p>0</text:p>
          </table:table-cell>
          <table:table-cell table:formula="of:=[.F6]+[.D7]" office:value-type="float" office:value="0" calcext:value-type="float">
            <text:p>0</text:p>
          </table:table-cell>
          <table:table-cell table:formula="of:=503147-[.J7]" office:value-type="float" office:value="503147" calcext:value-type="float">
            <text:p>503147</text:p>
          </table:table-cell>
          <table:table-cell table:formula="of:=[.C7]-[.C6]" office:value-type="float" office:value="1.16" calcext:value-type="float">
            <text:p>1.16</text:p>
          </table:table-cell>
          <table:table-cell table:formula="of:=[.B7]-[.B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5.46014945459278" calcext:value-type="float">
            <text:p>5.4601494545927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0" calcext:value-type="float">
            <text:p>0</text:p>
          </table:table-cell>
          <table:table-cell office:value-type="float" office:value="17.115" calcext:value-type="float">
            <text:p>17.115</text:p>
          </table:table-cell>
          <table:table-cell office:value-type="float" office:value="0" calcext:value-type="float">
            <text:p>0</text:p>
          </table:table-cell>
          <table:table-cell table:formula="of:=MAX([.J8]-[.F8]-[.B8];0)" office:value-type="float" office:value="0" calcext:value-type="float">
            <text:p>0</text:p>
          </table:table-cell>
          <table:table-cell table:formula="of:=[.F7]+[.D8]" office:value-type="float" office:value="0" calcext:value-type="float">
            <text:p>0</text:p>
          </table:table-cell>
          <table:table-cell table:formula="of:=503147-[.J8]" office:value-type="float" office:value="503147" calcext:value-type="float">
            <text:p>503147</text:p>
          </table:table-cell>
          <table:table-cell table:formula="of:=[.C8]-[.C7]" office:value-type="float" office:value="4.47" calcext:value-type="float">
            <text:p>4.47</text:p>
          </table:table-cell>
          <table:table-cell table:formula="of:=[.B8]-[.B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4.5397073061154" calcext:value-type="float">
            <text:p>4.539707306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table:formula="of:=MAX([.J9]-[.F9]-[.B9];0)" office:value-type="float" office:value="0" calcext:value-type="float">
            <text:p>0</text:p>
          </table:table-cell>
          <table:table-cell table:formula="of:=[.F8]+[.D9]" office:value-type="float" office:value="0" calcext:value-type="float">
            <text:p>0</text:p>
          </table:table-cell>
          <table:table-cell table:formula="of:=503147-[.J9]" office:value-type="float" office:value="503147" calcext:value-type="float">
            <text:p>503147</text:p>
          </table:table-cell>
          <table:table-cell table:formula="of:=[.C9]-[.C8]" office:value-type="float" office:value="6.685" calcext:value-type="float">
            <text:p>6.685</text:p>
          </table:table-cell>
          <table:table-cell table:formula="of:=[.B9]-[.B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44136119981913" calcext:value-type="float">
            <text:p>6.4413611998191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 office:value-type="float" office:value="33.42" calcext:value-type="float">
            <text:p>33.42</text:p>
          </table:table-cell>
          <table:table-cell office:value-type="float" office:value="0" calcext:value-type="float">
            <text:p>0</text:p>
          </table:table-cell>
          <table:table-cell table:formula="of:=MAX([.J10]-[.F10]-[.B10];0)" office:value-type="float" office:value="0" calcext:value-type="float">
            <text:p>0</text:p>
          </table:table-cell>
          <table:table-cell table:formula="of:=[.F9]+[.D10]" office:value-type="float" office:value="0" calcext:value-type="float">
            <text:p>0</text:p>
          </table:table-cell>
          <table:table-cell table:formula="of:=503147-[.J10]" office:value-type="float" office:value="503147" calcext:value-type="float">
            <text:p>503147</text:p>
          </table:table-cell>
          <table:table-cell table:formula="of:=[.C10]-[.C9]" office:value-type="float" office:value="9.62" calcext:value-type="float">
            <text:p>9.62</text:p>
          </table:table-cell>
          <table:table-cell table:formula="of:=[.B10]-[.B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52831669235498" calcext:value-type="float">
            <text:p>6.5283166923549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  <table:table-cell office:value-type="float" office:value="34.975" calcext:value-type="float">
            <text:p>34.975</text:p>
          </table:table-cell>
          <table:table-cell office:value-type="float" office:value="0" calcext:value-type="float">
            <text:p>0</text:p>
          </table:table-cell>
          <table:table-cell table:formula="of:=MAX([.J11]-[.F11]-[.B11];0)" office:value-type="float" office:value="0" calcext:value-type="float">
            <text:p>0</text:p>
          </table:table-cell>
          <table:table-cell table:formula="of:=[.F10]+[.D11]" office:value-type="float" office:value="0" calcext:value-type="float">
            <text:p>0</text:p>
          </table:table-cell>
          <table:table-cell table:formula="of:=503147-[.J11]" office:value-type="float" office:value="503147" calcext:value-type="float">
            <text:p>503147</text:p>
          </table:table-cell>
          <table:table-cell table:formula="of:=[.C11]-[.C10]" office:value-type="float" office:value="1.555" calcext:value-type="float">
            <text:p>1.555</text:p>
          </table:table-cell>
          <table:table-cell table:formula="of:=[.B11]-[.B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.31801985817247" calcext:value-type="float">
            <text:p>6.3180198581724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  <table:table-cell office:value-type="float" office:value="44.36" calcext:value-type="float">
            <text:p>44.36</text:p>
          </table:table-cell>
          <table:table-cell office:value-type="float" office:value="0" calcext:value-type="float">
            <text:p>0</text:p>
          </table:table-cell>
          <table:table-cell table:formula="of:=MAX([.J12]-[.F12]-[.B12];0)" office:value-type="float" office:value="0" calcext:value-type="float">
            <text:p>0</text:p>
          </table:table-cell>
          <table:table-cell table:formula="of:=[.F11]+[.D12]" office:value-type="float" office:value="0" calcext:value-type="float">
            <text:p>0</text:p>
          </table:table-cell>
          <table:table-cell table:formula="of:=503147-[.J12]" office:value-type="float" office:value="503147" calcext:value-type="float">
            <text:p>503147</text:p>
          </table:table-cell>
          <table:table-cell table:formula="of:=[.C12]-[.C11]" office:value-type="float" office:value="9.385" calcext:value-type="float">
            <text:p>9.385</text:p>
          </table:table-cell>
          <table:table-cell table:formula="of:=[.B12]-[.B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6.82356773007778" calcext:value-type="float">
            <text:p>6.8235677300777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 office:value-type="float" office:value="67.45" calcext:value-type="float">
            <text:p>67.45</text:p>
          </table:table-cell>
          <table:table-cell office:value-type="float" office:value="0" calcext:value-type="float">
            <text:p>0</text:p>
          </table:table-cell>
          <table:table-cell table:formula="of:=MAX([.J13]-[.F13]-[.B13];0)" office:value-type="float" office:value="0" calcext:value-type="float">
            <text:p>0</text:p>
          </table:table-cell>
          <table:table-cell table:formula="of:=[.F12]+[.D13]" office:value-type="float" office:value="0" calcext:value-type="float">
            <text:p>0</text:p>
          </table:table-cell>
          <table:table-cell table:formula="of:=503147-[.J13]" office:value-type="float" office:value="503147" calcext:value-type="float">
            <text:p>503147</text:p>
          </table:table-cell>
          <table:table-cell table:formula="of:=[.C13]-[.C12]" office:value-type="float" office:value="23.09" calcext:value-type="float">
            <text:p>23.09</text:p>
          </table:table-cell>
          <table:table-cell table:formula="of:=[.B13]-[.B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6.90677816917061" calcext:value-type="float">
            <text:p>6.9067781691706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0" calcext:value-type="float">
            <text:p>0</text:p>
          </table:table-cell>
          <table:table-cell office:value-type="float" office:value="87.51" calcext:value-type="float">
            <text:p>87.51</text:p>
          </table:table-cell>
          <table:table-cell office:value-type="float" office:value="0" calcext:value-type="float">
            <text:p>0</text:p>
          </table:table-cell>
          <table:table-cell table:formula="of:=MAX([.J14]-[.F14]-[.B14];0)" office:value-type="float" office:value="0" calcext:value-type="float">
            <text:p>0</text:p>
          </table:table-cell>
          <table:table-cell table:formula="of:=[.F13]+[.D14]" office:value-type="float" office:value="0" calcext:value-type="float">
            <text:p>0</text:p>
          </table:table-cell>
          <table:table-cell table:formula="of:=503147-[.J14]" office:value-type="float" office:value="503147" calcext:value-type="float">
            <text:p>503147</text:p>
          </table:table-cell>
          <table:table-cell table:formula="of:=[.C14]-[.C13]" office:value-type="float" office:value="20.06" calcext:value-type="float">
            <text:p>20.06</text:p>
          </table:table-cell>
          <table:table-cell table:formula="of:=[.B14]-[.B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5.47978954000496" calcext:value-type="float">
            <text:p>5.4797895400049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99.145" calcext:value-type="float">
            <text:p>99.145</text:p>
          </table:table-cell>
          <table:table-cell office:value-type="float" office:value="0" calcext:value-type="float">
            <text:p>0</text:p>
          </table:table-cell>
          <table:table-cell table:formula="of:=MAX([.J15]-[.F15]-[.B15];0)" office:value-type="float" office:value="0" calcext:value-type="float">
            <text:p>0</text:p>
          </table:table-cell>
          <table:table-cell table:formula="of:=[.F14]+[.D15]" office:value-type="float" office:value="0" calcext:value-type="float">
            <text:p>0</text:p>
          </table:table-cell>
          <table:table-cell table:formula="of:=503147-[.J15]" office:value-type="float" office:value="503147" calcext:value-type="float">
            <text:p>503147</text:p>
          </table:table-cell>
          <table:table-cell table:formula="of:=[.C15]-[.C14]" office:value-type="float" office:value="11.635" calcext:value-type="float">
            <text:p>11.635</text:p>
          </table:table-cell>
          <table:table-cell table:formula="of:=[.B15]-[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4.42516683245996" calcext:value-type="float">
            <text:p>4.4251668324599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146.15" calcext:value-type="float">
            <text:p>146.15</text:p>
          </table:table-cell>
          <table:table-cell office:value-type="float" office:value="0" calcext:value-type="float">
            <text:p>0</text:p>
          </table:table-cell>
          <table:table-cell table:formula="of:=MAX([.J16]-[.F16]-[.B16];0)" office:value-type="float" office:value="0" calcext:value-type="float">
            <text:p>0</text:p>
          </table:table-cell>
          <table:table-cell table:formula="of:=[.F15]+[.D16]" office:value-type="float" office:value="0" calcext:value-type="float">
            <text:p>0</text:p>
          </table:table-cell>
          <table:table-cell table:formula="of:=503147-[.J16]" office:value-type="float" office:value="503147" calcext:value-type="float">
            <text:p>503147</text:p>
          </table:table-cell>
          <table:table-cell table:formula="of:=[.C16]-[.C15]" office:value-type="float" office:value="47.005" calcext:value-type="float">
            <text:p>47.005</text:p>
          </table:table-cell>
          <table:table-cell table:formula="of:=[.B16]-[.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5.82507348448439" calcext:value-type="float">
            <text:p>5.825073484484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0" calcext:value-type="float">
            <text:p>0</text:p>
          </table:table-cell>
          <table:table-cell office:value-type="float" office:value="103.245" calcext:value-type="float">
            <text:p>103.245</text:p>
          </table:table-cell>
          <table:table-cell office:value-type="float" office:value="0" calcext:value-type="float">
            <text:p>0</text:p>
          </table:table-cell>
          <table:table-cell table:formula="of:=MAX([.J17]-[.F17]-[.B17];0)" office:value-type="float" office:value="0" calcext:value-type="float">
            <text:p>0</text:p>
          </table:table-cell>
          <table:table-cell table:formula="of:=[.F16]+[.D17]" office:value-type="float" office:value="0" calcext:value-type="float">
            <text:p>0</text:p>
          </table:table-cell>
          <table:table-cell table:formula="of:=503147-[.J17]" office:value-type="float" office:value="503147" calcext:value-type="float">
            <text:p>503147</text:p>
          </table:table-cell>
          <table:table-cell table:formula="of:=[.C17]-[.C16]" office:value-type="float" office:value="-42.905" calcext:value-type="float">
            <text:p>-42.905</text:p>
          </table:table-cell>
          <table:table-cell table:formula="of:=[.B17]-[.B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5.20321851210216" calcext:value-type="float">
            <text:p>5.2032185121021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18.305" calcext:value-type="float">
            <text:p>118.305</text:p>
          </table:table-cell>
          <table:table-cell office:value-type="float" office:value="0" calcext:value-type="float">
            <text:p>0</text:p>
          </table:table-cell>
          <table:table-cell table:formula="of:=MAX([.J18]-[.F18]-[.B18];0)" office:value-type="float" office:value="0" calcext:value-type="float">
            <text:p>0</text:p>
          </table:table-cell>
          <table:table-cell table:formula="of:=[.F17]+[.D18]" office:value-type="float" office:value="0" calcext:value-type="float">
            <text:p>0</text:p>
          </table:table-cell>
          <table:table-cell table:formula="of:=503147-[.J18]" office:value-type="float" office:value="503147" calcext:value-type="float">
            <text:p>503147</text:p>
          </table:table-cell>
          <table:table-cell table:formula="of:=[.C18]-[.C17]" office:value-type="float" office:value="15.06" calcext:value-type="float">
            <text:p>15.06</text:p>
          </table:table-cell>
          <table:table-cell table:formula="of:=[.B18]-[.B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5.07986297425466" calcext:value-type="float">
            <text:p>5.0798629742546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122.45" calcext:value-type="float">
            <text:p>122.45</text:p>
          </table:table-cell>
          <table:table-cell office:value-type="float" office:value="0" calcext:value-type="float">
            <text:p>0</text:p>
          </table:table-cell>
          <table:table-cell table:formula="of:=MAX([.J19]-[.F19]-[.B19];0)" office:value-type="float" office:value="0" calcext:value-type="float">
            <text:p>0</text:p>
          </table:table-cell>
          <table:table-cell table:formula="of:=[.F18]+[.D19]" office:value-type="float" office:value="0" calcext:value-type="float">
            <text:p>0</text:p>
          </table:table-cell>
          <table:table-cell table:formula="of:=503147-[.J19]" office:value-type="float" office:value="503147" calcext:value-type="float">
            <text:p>503147</text:p>
          </table:table-cell>
          <table:table-cell table:formula="of:=[.C19]-[.C18]" office:value-type="float" office:value="4.145" calcext:value-type="float">
            <text:p>4.145</text:p>
          </table:table-cell>
          <table:table-cell table:formula="of:=[.B19]-[.B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4.76182955969628" calcext:value-type="float">
            <text:p>4.7618295596962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 office:value-type="float" office:value="142.325" calcext:value-type="float">
            <text:p>142.325</text:p>
          </table:table-cell>
          <table:table-cell office:value-type="float" office:value="0" calcext:value-type="float">
            <text:p>0</text:p>
          </table:table-cell>
          <table:table-cell table:formula="of:=MAX([.J20]-[.F20]-[.B20];0)" office:value-type="float" office:value="0" calcext:value-type="float">
            <text:p>0</text:p>
          </table:table-cell>
          <table:table-cell table:formula="of:=[.F19]+[.D20]" office:value-type="float" office:value="0" calcext:value-type="float">
            <text:p>0</text:p>
          </table:table-cell>
          <table:table-cell table:formula="of:=503147-[.J20]" office:value-type="float" office:value="503147" calcext:value-type="float">
            <text:p>503147</text:p>
          </table:table-cell>
          <table:table-cell table:formula="of:=[.C20]-[.C19]" office:value-type="float" office:value="19.875" calcext:value-type="float">
            <text:p>19.875</text:p>
          </table:table-cell>
          <table:table-cell table:formula="of:=[.B20]-[.B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4.65338154166824" calcext:value-type="float">
            <text:p>4.653381541668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0" calcext:value-type="float">
            <text:p>0</text:p>
          </table:table-cell>
          <table:table-cell office:value-type="float" office:value="125.48" calcext:value-type="float">
            <text:p>125.48</text:p>
          </table:table-cell>
          <table:table-cell office:value-type="float" office:value="0" calcext:value-type="float">
            <text:p>0</text:p>
          </table:table-cell>
          <table:table-cell table:formula="of:=MAX([.J21]-[.F21]-[.B21];0)" office:value-type="float" office:value="0" calcext:value-type="float">
            <text:p>0</text:p>
          </table:table-cell>
          <table:table-cell table:formula="of:=[.F20]+[.D21]" office:value-type="float" office:value="0" calcext:value-type="float">
            <text:p>0</text:p>
          </table:table-cell>
          <table:table-cell table:formula="of:=503147-[.J21]" office:value-type="float" office:value="503147" calcext:value-type="float">
            <text:p>503147</text:p>
          </table:table-cell>
          <table:table-cell table:formula="of:=[.C21]-[.C20]" office:value-type="float" office:value="-16.845" calcext:value-type="float">
            <text:p>-16.845</text:p>
          </table:table-cell>
          <table:table-cell table:formula="of:=[.B21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3.41287223880373" calcext:value-type="float">
            <text:p>3.4128722388037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15.22" calcext:value-type="float">
            <text:p>115.22</text:p>
          </table:table-cell>
          <table:table-cell office:value-type="float" office:value="0" calcext:value-type="float">
            <text:p>0</text:p>
          </table:table-cell>
          <table:table-cell table:formula="of:=MAX([.J22]-[.F22]-[.B22];0)" office:value-type="float" office:value="0" calcext:value-type="float">
            <text:p>0</text:p>
          </table:table-cell>
          <table:table-cell table:formula="of:=[.F21]+[.D22]" office:value-type="float" office:value="0" calcext:value-type="float">
            <text:p>0</text:p>
          </table:table-cell>
          <table:table-cell table:formula="of:=503147-[.J22]" office:value-type="float" office:value="503147" calcext:value-type="float">
            <text:p>503147</text:p>
          </table:table-cell>
          <table:table-cell table:formula="of:=[.C22]-[.C21]" office:value-type="float" office:value="-10.26" calcext:value-type="float">
            <text:p>-10.26</text:p>
          </table:table-cell>
          <table:table-cell table:formula="of:=[.B22]-[.B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2.74959098683504" calcext:value-type="float">
            <text:p>2.7495909868350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 office:value-type="float" office:value="136.185" calcext:value-type="float">
            <text:p>136.185</text:p>
          </table:table-cell>
          <table:table-cell office:value-type="float" office:value="0" calcext:value-type="float">
            <text:p>0</text:p>
          </table:table-cell>
          <table:table-cell table:formula="of:=MAX([.J23]-[.F23]-[.B23];0)" office:value-type="float" office:value="0" calcext:value-type="float">
            <text:p>0</text:p>
          </table:table-cell>
          <table:table-cell table:formula="of:=[.F22]+[.D23]" office:value-type="float" office:value="0" calcext:value-type="float">
            <text:p>0</text:p>
          </table:table-cell>
          <table:table-cell table:formula="of:=503147-[.J23]" office:value-type="float" office:value="503147" calcext:value-type="float">
            <text:p>503147</text:p>
          </table:table-cell>
          <table:table-cell table:formula="of:=[.C23]-[.C22]" office:value-type="float" office:value="20.965" calcext:value-type="float">
            <text:p>20.965</text:p>
          </table:table-cell>
          <table:table-cell table:formula="of:=[.B23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4.08205579514758" calcext:value-type="float">
            <text:p>4.082055795147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 office:value-type="float" office:value="124.415" calcext:value-type="float">
            <text:p>124.415</text:p>
          </table:table-cell>
          <table:table-cell office:value-type="float" office:value="0" calcext:value-type="float">
            <text:p>0</text:p>
          </table:table-cell>
          <table:table-cell table:formula="of:=MAX([.J24]-[.F24]-[.B24];0)" office:value-type="float" office:value="0" calcext:value-type="float">
            <text:p>0</text:p>
          </table:table-cell>
          <table:table-cell table:formula="of:=[.F23]+[.D24]" office:value-type="float" office:value="0" calcext:value-type="float">
            <text:p>0</text:p>
          </table:table-cell>
          <table:table-cell table:formula="of:=503147-[.J24]" office:value-type="float" office:value="503147" calcext:value-type="float">
            <text:p>503147</text:p>
          </table:table-cell>
          <table:table-cell table:formula="of:=[.C24]-[.C23]" office:value-type="float" office:value="-11.77" calcext:value-type="float">
            <text:p>-11.77</text:p>
          </table:table-cell>
          <table:table-cell table:formula="of:=[.B24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3.99219898704213" calcext:value-type="float">
            <text:p>3.9921989870421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 office:value-type="float" office:value="122.96" calcext:value-type="float">
            <text:p>122.96</text:p>
          </table:table-cell>
          <table:table-cell office:value-type="float" office:value="0" calcext:value-type="float">
            <text:p>0</text:p>
          </table:table-cell>
          <table:table-cell table:formula="of:=MAX([.J25]-[.F25]-[.B25];0)" office:value-type="float" office:value="0" calcext:value-type="float">
            <text:p>0</text:p>
          </table:table-cell>
          <table:table-cell table:formula="of:=[.F24]+[.D25]" office:value-type="float" office:value="0" calcext:value-type="float">
            <text:p>0</text:p>
          </table:table-cell>
          <table:table-cell table:formula="of:=503147-[.J25]" office:value-type="float" office:value="503147" calcext:value-type="float">
            <text:p>503147</text:p>
          </table:table-cell>
          <table:table-cell table:formula="of:=[.C25]-[.C24]" office:value-type="float" office:value="-1.45500000000001" calcext:value-type="float">
            <text:p>-1.45500000000001</text:p>
          </table:table-cell>
          <table:table-cell table:formula="of:=[.B25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4.08368842613892" calcext:value-type="float">
            <text:p>4.0836884261389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 office:value-type="float" office:value="134.095" calcext:value-type="float">
            <text:p>134.095</text:p>
          </table:table-cell>
          <table:table-cell office:value-type="float" office:value="0" calcext:value-type="float">
            <text:p>0</text:p>
          </table:table-cell>
          <table:table-cell table:formula="of:=MAX([.J26]-[.F26]-[.B26];0)" office:value-type="float" office:value="0" calcext:value-type="float">
            <text:p>0</text:p>
          </table:table-cell>
          <table:table-cell table:formula="of:=[.F25]+[.D26]" office:value-type="float" office:value="0" calcext:value-type="float">
            <text:p>0</text:p>
          </table:table-cell>
          <table:table-cell table:formula="of:=503147-[.J26]" office:value-type="float" office:value="503147" calcext:value-type="float">
            <text:p>503147</text:p>
          </table:table-cell>
          <table:table-cell table:formula="of:=[.C26]-[.C25]" office:value-type="float" office:value="11.135" calcext:value-type="float">
            <text:p>11.135</text:p>
          </table:table-cell>
          <table:table-cell table:formula="of:=[.B26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4.37984460155529" calcext:value-type="float">
            <text:p>4.3798446015552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 office:value-type="float" office:value="131.97" calcext:value-type="float">
            <text:p>131.97</text:p>
          </table:table-cell>
          <table:table-cell office:value-type="float" office:value="0" calcext:value-type="float">
            <text:p>0</text:p>
          </table:table-cell>
          <table:table-cell table:formula="of:=MAX([.J27]-[.F27]-[.B27];0)" office:value-type="float" office:value="0" calcext:value-type="float">
            <text:p>0</text:p>
          </table:table-cell>
          <table:table-cell table:formula="of:=[.F26]+[.D27]" office:value-type="float" office:value="0" calcext:value-type="float">
            <text:p>0</text:p>
          </table:table-cell>
          <table:table-cell table:formula="of:=503147-[.J27]" office:value-type="float" office:value="503147" calcext:value-type="float">
            <text:p>503147</text:p>
          </table:table-cell>
          <table:table-cell table:formula="of:=[.C27]-[.C26]" office:value-type="float" office:value="-2.125" calcext:value-type="float">
            <text:p>-2.125</text:p>
          </table:table-cell>
          <table:table-cell table:formula="of:=[.B27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3.72205786495144" calcext:value-type="float">
            <text:p>3.7220578649514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0" calcext:value-type="float">
            <text:p>0</text:p>
          </table:table-cell>
          <table:table-cell office:value-type="float" office:value="121.09" calcext:value-type="float">
            <text:p>121.09</text:p>
          </table:table-cell>
          <table:table-cell office:value-type="float" office:value="0" calcext:value-type="float">
            <text:p>0</text:p>
          </table:table-cell>
          <table:table-cell table:formula="of:=MAX([.J28]-[.F28]-[.B28];0)" office:value-type="float" office:value="0" calcext:value-type="float">
            <text:p>0</text:p>
          </table:table-cell>
          <table:table-cell table:formula="of:=[.F27]+[.D28]" office:value-type="float" office:value="0" calcext:value-type="float">
            <text:p>0</text:p>
          </table:table-cell>
          <table:table-cell table:formula="of:=503147-[.J28]" office:value-type="float" office:value="503147" calcext:value-type="float">
            <text:p>503147</text:p>
          </table:table-cell>
          <table:table-cell table:formula="of:=[.C28]-[.C27]" office:value-type="float" office:value="-10.88" calcext:value-type="float">
            <text:p>-10.88</text:p>
          </table:table-cell>
          <table:table-cell table:formula="of:=[.B28]-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2.99761569673889" calcext:value-type="float">
            <text:p>2.9976156967388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0" calcext:value-type="float">
            <text:p>0</text:p>
          </table:table-cell>
          <table:table-cell table:formula="of:=MAX([.J29]-[.F29]-[.B29];0)" office:value-type="float" office:value="0" calcext:value-type="float">
            <text:p>0</text:p>
          </table:table-cell>
          <table:table-cell table:formula="of:=[.F28]+[.D29]" office:value-type="float" office:value="0" calcext:value-type="float">
            <text:p>0</text:p>
          </table:table-cell>
          <table:table-cell table:formula="of:=503147-[.J29]" office:value-type="float" office:value="503147" calcext:value-type="float">
            <text:p>503147</text:p>
          </table:table-cell>
          <table:table-cell table:formula="of:=[.C29]-[.C28]" office:value-type="float" office:value="-4.59" calcext:value-type="float">
            <text:p>-4.59</text:p>
          </table:table-cell>
          <table:table-cell table:formula="of:=[.B29]-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 Closures</text:p>
          </table:table-cell>
          <table:table-cell office:value-type="float" office:value="2.59132687451441" calcext:value-type="float">
            <text:p>2.5913268745144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office:value-type="float" office:value="0" calcext:value-type="float">
            <text:p>0</text:p>
          </table:table-cell>
          <table:table-cell table:formula="of:=MAX([.J30]-[.F30]-[.B30];0)" office:value-type="float" office:value="127" calcext:value-type="float">
            <text:p>127</text:p>
          </table:table-cell>
          <table:table-cell table:formula="of:=[.F29]+[.D30]" office:value-type="float" office:value="0" calcext:value-type="float">
            <text:p>0</text:p>
          </table:table-cell>
          <table:table-cell table:formula="of:=503147-[.J30]" office:value-type="float" office:value="503020" calcext:value-type="float">
            <text:p>503020</text:p>
          </table:table-cell>
          <table:table-cell table:formula="of:=[.C30]-[.C29]" office:value-type="float" office:value="27.9" calcext:value-type="float">
            <text:p>27.9</text:p>
          </table:table-cell>
          <table:table-cell table:formula="of:=[.B30]-[.B29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nitial Closures</text:p>
          </table:table-cell>
          <table:table-cell office:value-type="float" office:value="3.7482433447026" calcext:value-type="float">
            <text:p>3.748243344702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 office:value-type="float" office:value="144.835" calcext:value-type="float">
            <text:p>144.835</text:p>
          </table:table-cell>
          <table:table-cell office:value-type="float" office:value="0" calcext:value-type="float">
            <text:p>0</text:p>
          </table:table-cell>
          <table:table-cell table:formula="of:=MAX([.J31]-[.F31]-[.B31];0)" office:value-type="float" office:value="127" calcext:value-type="float">
            <text:p>127</text:p>
          </table:table-cell>
          <table:table-cell table:formula="of:=[.F30]+[.D31]" office:value-type="float" office:value="0" calcext:value-type="float">
            <text:p>0</text:p>
          </table:table-cell>
          <table:table-cell table:formula="of:=503147-[.J31]" office:value-type="float" office:value="503020" calcext:value-type="float">
            <text:p>503020</text:p>
          </table:table-cell>
          <table:table-cell table:formula="of:=[.C31]-[.C30]" office:value-type="float" office:value="0.435000000000002" calcext:value-type="float">
            <text:p>0.435000000000002</text:p>
          </table:table-cell>
          <table:table-cell table:formula="of:=[.B31]-[.B30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nitial Closures</text:p>
          </table:table-cell>
          <table:table-cell office:value-type="float" office:value="3.93075255016288" calcext:value-type="float">
            <text:p>3.930752550162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  <table:table-cell office:value-type="float" office:value="185.32" calcext:value-type="float">
            <text:p>185.32</text:p>
          </table:table-cell>
          <table:table-cell office:value-type="float" office:value="0" calcext:value-type="float">
            <text:p>0</text:p>
          </table:table-cell>
          <table:table-cell table:formula="of:=MAX([.J32]-[.F32]-[.B32];0)" office:value-type="float" office:value="156" calcext:value-type="float">
            <text:p>156</text:p>
          </table:table-cell>
          <table:table-cell table:formula="of:=[.F31]+[.D32]" office:value-type="float" office:value="0" calcext:value-type="float">
            <text:p>0</text:p>
          </table:table-cell>
          <table:table-cell table:formula="of:=503147-[.J32]" office:value-type="float" office:value="502991" calcext:value-type="float">
            <text:p>502991</text:p>
          </table:table-cell>
          <table:table-cell table:formula="of:=[.C32]-[.C31]" office:value-type="float" office:value="40.485" calcext:value-type="float">
            <text:p>40.485</text:p>
          </table:table-cell>
          <table:table-cell table:formula="of:=[.B32]-[.B31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nitial Closures</text:p>
          </table:table-cell>
          <table:table-cell office:value-type="float" office:value="3.88745567797439" calcext:value-type="float">
            <text:p>3.887455677974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 office:value-type="float" office:value="166.165" calcext:value-type="float">
            <text:p>166.165</text:p>
          </table:table-cell>
          <table:table-cell office:value-type="float" office:value="0" calcext:value-type="float">
            <text:p>0</text:p>
          </table:table-cell>
          <table:table-cell table:formula="of:=MAX([.J33]-[.F33]-[.B33];0)" office:value-type="float" office:value="156" calcext:value-type="float">
            <text:p>156</text:p>
          </table:table-cell>
          <table:table-cell table:formula="of:=[.F32]+[.D33]" office:value-type="float" office:value="0" calcext:value-type="float">
            <text:p>0</text:p>
          </table:table-cell>
          <table:table-cell table:formula="of:=503147-[.J33]" office:value-type="float" office:value="502991" calcext:value-type="float">
            <text:p>502991</text:p>
          </table:table-cell>
          <table:table-cell table:formula="of:=[.C33]-[.C32]" office:value-type="float" office:value="-19.155" calcext:value-type="float">
            <text:p>-19.155</text:p>
          </table:table-cell>
          <table:table-cell table:formula="of:=[.B33]-[.B32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nitial Closures</text:p>
          </table:table-cell>
          <table:table-cell office:value-type="float" office:value="3.77644817556548" calcext:value-type="float">
            <text:p>3.7764481755654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 office:value-type="float" office:value="155.315" calcext:value-type="float">
            <text:p>155.315</text:p>
          </table:table-cell>
          <table:table-cell office:value-type="float" office:value="1" calcext:value-type="float">
            <text:p>1</text:p>
          </table:table-cell>
          <table:table-cell table:formula="of:=MAX([.J34]-[.F34]-[.B34];0)" office:value-type="float" office:value="172" calcext:value-type="float">
            <text:p>172</text:p>
          </table:table-cell>
          <table:table-cell table:formula="of:=[.F33]+[.D34]" office:value-type="float" office:value="1" calcext:value-type="float">
            <text:p>1</text:p>
          </table:table-cell>
          <table:table-cell table:formula="of:=503147-[.J34]" office:value-type="float" office:value="502974" calcext:value-type="float">
            <text:p>502974</text:p>
          </table:table-cell>
          <table:table-cell table:formula="of:=[.C34]-[.C33]" office:value-type="float" office:value="-10.85" calcext:value-type="float">
            <text:p>-10.85</text:p>
          </table:table-cell>
          <table:table-cell table:formula="of:=[.B34]-[.B33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nitial Closures</text:p>
          </table:table-cell>
          <table:table-cell office:value-type="float" office:value="3.99174158505715" calcext:value-type="float">
            <text:p>3.991741585057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0" calcext:value-type="float">
            <text:p>0</text:p>
          </table:table-cell>
          <table:table-cell office:value-type="float" office:value="164.015" calcext:value-type="float">
            <text:p>164.015</text:p>
          </table:table-cell>
          <table:table-cell office:value-type="float" office:value="0" calcext:value-type="float">
            <text:p>0</text:p>
          </table:table-cell>
          <table:table-cell table:formula="of:=MAX([.J35]-[.F35]-[.B35];0)" office:value-type="float" office:value="172" calcext:value-type="float">
            <text:p>172</text:p>
          </table:table-cell>
          <table:table-cell table:formula="of:=[.F34]+[.D35]" office:value-type="float" office:value="1" calcext:value-type="float">
            <text:p>1</text:p>
          </table:table-cell>
          <table:table-cell table:formula="of:=503147-[.J35]" office:value-type="float" office:value="502974" calcext:value-type="float">
            <text:p>502974</text:p>
          </table:table-cell>
          <table:table-cell table:formula="of:=[.C35]-[.C34]" office:value-type="float" office:value="8.69999999999999" calcext:value-type="float">
            <text:p>8.69999999999999</text:p>
          </table:table-cell>
          <table:table-cell table:formula="of:=[.B35]-[.B34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nitial Closures</text:p>
          </table:table-cell>
          <table:table-cell office:value-type="float" office:value="3.2669925105269" calcext:value-type="float">
            <text:p>3.26699251052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0" calcext:value-type="float">
            <text:p>0</text:p>
          </table:table-cell>
          <table:table-cell office:value-type="float" office:value="164.745" calcext:value-type="float">
            <text:p>164.745</text:p>
          </table:table-cell>
          <table:table-cell office:value-type="float" office:value="0" calcext:value-type="float">
            <text:p>0</text:p>
          </table:table-cell>
          <table:table-cell table:formula="of:=MAX([.J36]-[.F36]-[.B36];0)" office:value-type="float" office:value="172" calcext:value-type="float">
            <text:p>172</text:p>
          </table:table-cell>
          <table:table-cell table:formula="of:=[.F35]+[.D36]" office:value-type="float" office:value="1" calcext:value-type="float">
            <text:p>1</text:p>
          </table:table-cell>
          <table:table-cell table:formula="of:=503147-[.J36]" office:value-type="float" office:value="502974" calcext:value-type="float">
            <text:p>502974</text:p>
          </table:table-cell>
          <table:table-cell table:formula="of:=[.C36]-[.C35]" office:value-type="float" office:value="0.730000000000018" calcext:value-type="float">
            <text:p>0.730000000000018</text:p>
          </table:table-cell>
          <table:table-cell table:formula="of:=[.B36]-[.B35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nitial Closures</text:p>
          </table:table-cell>
          <table:table-cell office:value-type="float" office:value="2.77427691239713" calcext:value-type="float">
            <text:p>2.7742769123971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0" calcext:value-type="float">
            <text:p>0</text:p>
          </table:table-cell>
          <table:table-cell office:value-type="float" office:value="198.645" calcext:value-type="float">
            <text:p>198.645</text:p>
          </table:table-cell>
          <table:table-cell office:value-type="float" office:value="1" calcext:value-type="float">
            <text:p>1</text:p>
          </table:table-cell>
          <table:table-cell table:formula="of:=MAX([.J37]-[.F37]-[.B37];0)" office:value-type="float" office:value="232" calcext:value-type="float">
            <text:p>232</text:p>
          </table:table-cell>
          <table:table-cell table:formula="of:=[.F36]+[.D37]" office:value-type="float" office:value="2" calcext:value-type="float">
            <text:p>2</text:p>
          </table:table-cell>
          <table:table-cell table:formula="of:=503147-[.J37]" office:value-type="float" office:value="502913" calcext:value-type="float">
            <text:p>502913</text:p>
          </table:table-cell>
          <table:table-cell table:formula="of:=[.C37]-[.C36]" office:value-type="float" office:value="33.9" calcext:value-type="float">
            <text:p>33.9</text:p>
          </table:table-cell>
          <table:table-cell table:formula="of:=[.B37]-[.B36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nitial Closures</text:p>
          </table:table-cell>
          <table:table-cell office:value-type="float" office:value="3.86618958390483" calcext:value-type="float">
            <text:p>3.8661895839048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0" calcext:value-type="float">
            <text:p>0</text:p>
          </table:table-cell>
          <table:table-cell office:value-type="float" office:value="178.66" calcext:value-type="float">
            <text:p>178.66</text:p>
          </table:table-cell>
          <table:table-cell office:value-type="float" office:value="0" calcext:value-type="float">
            <text:p>0</text:p>
          </table:table-cell>
          <table:table-cell table:formula="of:=MAX([.J38]-[.F38]-[.B38];0)" office:value-type="float" office:value="232" calcext:value-type="float">
            <text:p>232</text:p>
          </table:table-cell>
          <table:table-cell table:formula="of:=[.F37]+[.D38]" office:value-type="float" office:value="2" calcext:value-type="float">
            <text:p>2</text:p>
          </table:table-cell>
          <table:table-cell table:formula="of:=503147-[.J38]" office:value-type="float" office:value="502913" calcext:value-type="float">
            <text:p>502913</text:p>
          </table:table-cell>
          <table:table-cell table:formula="of:=[.C38]-[.C37]" office:value-type="float" office:value="-19.985" calcext:value-type="float">
            <text:p>-19.985</text:p>
          </table:table-cell>
          <table:table-cell table:formula="of:=[.B38]-[.B37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nitial Closures</text:p>
          </table:table-cell>
          <table:table-cell office:value-type="float" office:value="3.90526023507334" calcext:value-type="float">
            <text:p>3.9052602350733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0" calcext:value-type="float">
            <text:p>0</text:p>
          </table:table-cell>
          <table:table-cell office:value-type="float" office:value="204.75" calcext:value-type="float">
            <text:p>204.75</text:p>
          </table:table-cell>
          <table:table-cell office:value-type="float" office:value="0" calcext:value-type="float">
            <text:p>0</text:p>
          </table:table-cell>
          <table:table-cell table:formula="of:=MAX([.J39]-[.F39]-[.B39];0)" office:value-type="float" office:value="269" calcext:value-type="float">
            <text:p>269</text:p>
          </table:table-cell>
          <table:table-cell table:formula="of:=[.F38]+[.D39]" office:value-type="float" office:value="2" calcext:value-type="float">
            <text:p>2</text:p>
          </table:table-cell>
          <table:table-cell table:formula="of:=503147-[.J39]" office:value-type="float" office:value="502876" calcext:value-type="float">
            <text:p>502876</text:p>
          </table:table-cell>
          <table:table-cell table:formula="of:=[.C39]-[.C38]" office:value-type="float" office:value="26.09" calcext:value-type="float">
            <text:p>26.09</text:p>
          </table:table-cell>
          <table:table-cell table:formula="of:=[.B39]-[.B38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nitial Closures</text:p>
          </table:table-cell>
          <table:table-cell office:value-type="float" office:value="3.78612792888444" calcext:value-type="float">
            <text:p>3.7861279288844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0" calcext:value-type="float">
            <text:p>0</text:p>
          </table:table-cell>
          <table:table-cell office:value-type="float" office:value="215.715" calcext:value-type="float">
            <text:p>215.715</text:p>
          </table:table-cell>
          <table:table-cell office:value-type="float" office:value="1" calcext:value-type="float">
            <text:p>1</text:p>
          </table:table-cell>
          <table:table-cell table:formula="of:=MAX([.J40]-[.F40]-[.B40];0)" office:value-type="float" office:value="268" calcext:value-type="float">
            <text:p>268</text:p>
          </table:table-cell>
          <table:table-cell table:formula="of:=[.F39]+[.D40]" office:value-type="float" office:value="3" calcext:value-type="float">
            <text:p>3</text:p>
          </table:table-cell>
          <table:table-cell table:formula="of:=503147-[.J40]" office:value-type="float" office:value="502876" calcext:value-type="float">
            <text:p>502876</text:p>
          </table:table-cell>
          <table:table-cell table:formula="of:=[.C40]-[.C39]" office:value-type="float" office:value="10.965" calcext:value-type="float">
            <text:p>10.965</text:p>
          </table:table-cell>
          <table:table-cell table:formula="of:=[.B40]-[.B39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nitial Closures</text:p>
          </table:table-cell>
          <table:table-cell office:value-type="float" office:value="3.9998017960183" calcext:value-type="float">
            <text:p>3.999801796018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0" calcext:value-type="float">
            <text:p>0</text:p>
          </table:table-cell>
          <table:table-cell office:value-type="float" office:value="226.725" calcext:value-type="float">
            <text:p>226.725</text:p>
          </table:table-cell>
          <table:table-cell office:value-type="float" office:value="0" calcext:value-type="float">
            <text:p>0</text:p>
          </table:table-cell>
          <table:table-cell table:formula="of:=MAX([.J41]-[.F41]-[.B41];0)" office:value-type="float" office:value="318" calcext:value-type="float">
            <text:p>318</text:p>
          </table:table-cell>
          <table:table-cell table:formula="of:=[.F40]+[.D41]" office:value-type="float" office:value="3" calcext:value-type="float">
            <text:p>3</text:p>
          </table:table-cell>
          <table:table-cell table:formula="of:=503147-[.J41]" office:value-type="float" office:value="502826" calcext:value-type="float">
            <text:p>502826</text:p>
          </table:table-cell>
          <table:table-cell table:formula="of:=[.C41]-[.C40]" office:value-type="float" office:value="11.01" calcext:value-type="float">
            <text:p>11.01</text:p>
          </table:table-cell>
          <table:table-cell table:formula="of:=[.B41]-[.B40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Initial Closures</text:p>
          </table:table-cell>
          <table:table-cell office:value-type="float" office:value="2.77557076005785" calcext:value-type="float">
            <text:p>2.775570760057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0" calcext:value-type="float">
            <text:p>0</text:p>
          </table:table-cell>
          <table:table-cell office:value-type="float" office:value="179.31" calcext:value-type="float">
            <text:p>179.31</text:p>
          </table:table-cell>
          <table:table-cell office:value-type="float" office:value="0" calcext:value-type="float">
            <text:p>0</text:p>
          </table:table-cell>
          <table:table-cell table:formula="of:=MAX([.J42]-[.F42]-[.B42];0)" office:value-type="float" office:value="318" calcext:value-type="float">
            <text:p>318</text:p>
          </table:table-cell>
          <table:table-cell table:formula="of:=[.F41]+[.D42]" office:value-type="float" office:value="3" calcext:value-type="float">
            <text:p>3</text:p>
          </table:table-cell>
          <table:table-cell table:formula="of:=503147-[.J42]" office:value-type="float" office:value="502826" calcext:value-type="float">
            <text:p>502826</text:p>
          </table:table-cell>
          <table:table-cell table:formula="of:=[.C42]-[.C41]" office:value-type="float" office:value="-47.415" calcext:value-type="float">
            <text:p>-47.415</text:p>
          </table:table-cell>
          <table:table-cell table:formula="of:=[.B42]-[.B41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Initial Closures</text:p>
          </table:table-cell>
          <table:table-cell office:value-type="float" office:value="2.81440679682066" calcext:value-type="float">
            <text:p>2.8144067968206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0" calcext:value-type="float">
            <text:p>0</text:p>
          </table:table-cell>
          <table:table-cell office:value-type="float" office:value="187.555" calcext:value-type="float">
            <text:p>187.555</text:p>
          </table:table-cell>
          <table:table-cell office:value-type="float" office:value="0" calcext:value-type="float">
            <text:p>0</text:p>
          </table:table-cell>
          <table:table-cell table:formula="of:=MAX([.J43]-[.F43]-[.B43];0)" office:value-type="float" office:value="318" calcext:value-type="float">
            <text:p>318</text:p>
          </table:table-cell>
          <table:table-cell table:formula="of:=[.F42]+[.D43]" office:value-type="float" office:value="3" calcext:value-type="float">
            <text:p>3</text:p>
          </table:table-cell>
          <table:table-cell table:formula="of:=503147-[.J43]" office:value-type="float" office:value="502826" calcext:value-type="float">
            <text:p>502826</text:p>
          </table:table-cell>
          <table:table-cell table:formula="of:=[.C43]-[.C42]" office:value-type="float" office:value="8.245" calcext:value-type="float">
            <text:p>8.245</text:p>
          </table:table-cell>
          <table:table-cell table:formula="of:=[.B43]-[.B42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Initial Closures</text:p>
          </table:table-cell>
          <table:table-cell office:value-type="float" office:value="2.66259422357751" calcext:value-type="float">
            <text:p>2.6625942235775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169" calcext:value-type="float">
            <text:p>169</text:p>
          </table:table-cell>
          <table:table-cell office:value-type="float" office:value="267.515" calcext:value-type="float">
            <text:p>267.515</text:p>
          </table:table-cell>
          <table:table-cell office:value-type="float" office:value="0" calcext:value-type="float">
            <text:p>0</text:p>
          </table:table-cell>
          <table:table-cell table:formula="of:=MAX([.J44]-[.F44]-[.B44];0)" office:value-type="float" office:value="203" calcext:value-type="float">
            <text:p>203</text:p>
          </table:table-cell>
          <table:table-cell table:formula="of:=[.F43]+[.D44]" office:value-type="float" office:value="3" calcext:value-type="float">
            <text:p>3</text:p>
          </table:table-cell>
          <table:table-cell table:formula="of:=503147-[.J44]" office:value-type="float" office:value="502772" calcext:value-type="float">
            <text:p>502772</text:p>
          </table:table-cell>
          <table:table-cell table:formula="of:=[.C44]-[.C43]" office:value-type="float" office:value="79.96" calcext:value-type="float">
            <text:p>79.96</text:p>
          </table:table-cell>
          <table:table-cell table:formula="of:=[.B44]-[.B43]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Initial Closures</text:p>
          </table:table-cell>
          <table:table-cell office:value-type="float" office:value="4.15178401812058" calcext:value-type="float">
            <text:p>4.151784018120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169" calcext:value-type="float">
            <text:p>169</text:p>
          </table:table-cell>
          <table:table-cell office:value-type="float" office:value="248.3" calcext:value-type="float">
            <text:p>248.3</text:p>
          </table:table-cell>
          <table:table-cell office:value-type="float" office:value="0" calcext:value-type="float">
            <text:p>0</text:p>
          </table:table-cell>
          <table:table-cell table:formula="of:=MAX([.J45]-[.F45]-[.B45];0)" office:value-type="float" office:value="203" calcext:value-type="float">
            <text:p>203</text:p>
          </table:table-cell>
          <table:table-cell table:formula="of:=[.F44]+[.D45]" office:value-type="float" office:value="3" calcext:value-type="float">
            <text:p>3</text:p>
          </table:table-cell>
          <table:table-cell table:formula="of:=503147-[.J45]" office:value-type="float" office:value="502772" calcext:value-type="float">
            <text:p>502772</text:p>
          </table:table-cell>
          <table:table-cell table:formula="of:=[.C45]-[.C44]" office:value-type="float" office:value="-19.215" calcext:value-type="float">
            <text:p>-19.215</text:p>
          </table:table-cell>
          <table:table-cell table:formula="of:=IF([.B45]-[.B44]=0;[.I44];[.B45]-[.B44])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Initial Closures</text:p>
          </table:table-cell>
          <table:table-cell office:value-type="float" office:value="4.15333289965506" calcext:value-type="float">
            <text:p>4.1533328996550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138" calcext:value-type="float">
            <text:p>138</text:p>
          </table:table-cell>
          <table:table-cell office:value-type="float" office:value="323.43" calcext:value-type="float">
            <text:p>323.43</text:p>
          </table:table-cell>
          <table:table-cell office:value-type="float" office:value="0" calcext:value-type="float">
            <text:p>0</text:p>
          </table:table-cell>
          <table:table-cell table:formula="of:=MAX([.J46]-[.F46]-[.B46];0)" office:value-type="float" office:value="263" calcext:value-type="float">
            <text:p>263</text:p>
          </table:table-cell>
          <table:table-cell table:formula="of:=[.F45]+[.D46]" office:value-type="float" office:value="3" calcext:value-type="float">
            <text:p>3</text:p>
          </table:table-cell>
          <table:table-cell table:formula="of:=503147-[.J46]" office:value-type="float" office:value="502743" calcext:value-type="float">
            <text:p>502743</text:p>
          </table:table-cell>
          <table:table-cell table:formula="of:=[.C46]-[.C45]" office:value-type="float" office:value="75.13" calcext:value-type="float">
            <text:p>75.13</text:p>
          </table:table-cell>
          <table:table-cell table:formula="of:=IF([.B46]-[.B45]=0;[.I45];[.B46]-[.B45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nitial Closures</text:p>
          </table:table-cell>
          <table:table-cell office:value-type="float" office:value="4.16101207520675" calcext:value-type="float">
            <text:p>4.1610120752067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138" calcext:value-type="float">
            <text:p>138</text:p>
          </table:table-cell>
          <table:table-cell office:value-type="float" office:value="299.91" calcext:value-type="float">
            <text:p>299.91</text:p>
          </table:table-cell>
          <table:table-cell office:value-type="float" office:value="0" calcext:value-type="float">
            <text:p>0</text:p>
          </table:table-cell>
          <table:table-cell table:formula="of:=MAX([.J47]-[.F47]-[.B47];0)" office:value-type="float" office:value="263" calcext:value-type="float">
            <text:p>263</text:p>
          </table:table-cell>
          <table:table-cell table:formula="of:=[.F46]+[.D47]" office:value-type="float" office:value="3" calcext:value-type="float">
            <text:p>3</text:p>
          </table:table-cell>
          <table:table-cell table:formula="of:=503147-[.J47]" office:value-type="float" office:value="502743" calcext:value-type="float">
            <text:p>502743</text:p>
          </table:table-cell>
          <table:table-cell table:formula="of:=[.C47]-[.C46]" office:value-type="float" office:value="-23.52" calcext:value-type="float">
            <text:p>-23.52</text:p>
          </table:table-cell>
          <table:table-cell table:formula="of:=IF([.B47]-[.B46]=0;[.I46];[.B47]-[.B46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nitial Closures</text:p>
          </table:table-cell>
          <table:table-cell office:value-type="float" office:value="3.96982017372569" calcext:value-type="float">
            <text:p>3.969820173725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162" calcext:value-type="float">
            <text:p>162</text:p>
          </table:table-cell>
          <table:table-cell office:value-type="float" office:value="325.93" calcext:value-type="float">
            <text:p>325.93</text:p>
          </table:table-cell>
          <table:table-cell office:value-type="float" office:value="0" calcext:value-type="float">
            <text:p>0</text:p>
          </table:table-cell>
          <table:table-cell table:formula="of:=MAX([.J48]-[.F48]-[.B48];0)" office:value-type="float" office:value="298" calcext:value-type="float">
            <text:p>298</text:p>
          </table:table-cell>
          <table:table-cell table:formula="of:=[.F47]+[.D48]" office:value-type="float" office:value="3" calcext:value-type="float">
            <text:p>3</text:p>
          </table:table-cell>
          <table:table-cell table:formula="of:=503147-[.J48]" office:value-type="float" office:value="502684" calcext:value-type="float">
            <text:p>502684</text:p>
          </table:table-cell>
          <table:table-cell table:formula="of:=[.C48]-[.C47]" office:value-type="float" office:value="26.02" calcext:value-type="float">
            <text:p>26.02</text:p>
          </table:table-cell>
          <table:table-cell table:formula="of:=IF([.B48]-[.B47]=0;[.I47];[.B48]-[.B47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nitial Closures</text:p>
          </table:table-cell>
          <table:table-cell office:value-type="float" office:value="4.27185325790653" calcext:value-type="float">
            <text:p>4.2718532579065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162" calcext:value-type="float">
            <text:p>162</text:p>
          </table:table-cell>
          <table:table-cell office:value-type="float" office:value="333.515" calcext:value-type="float">
            <text:p>333.515</text:p>
          </table:table-cell>
          <table:table-cell office:value-type="float" office:value="1" calcext:value-type="float">
            <text:p>1</text:p>
          </table:table-cell>
          <table:table-cell table:formula="of:=MAX([.J49]-[.F49]-[.B49];0)" office:value-type="float" office:value="297" calcext:value-type="float">
            <text:p>297</text:p>
          </table:table-cell>
          <table:table-cell table:formula="of:=[.F48]+[.D49]" office:value-type="float" office:value="4" calcext:value-type="float">
            <text:p>4</text:p>
          </table:table-cell>
          <table:table-cell table:formula="of:=503147-[.J49]" office:value-type="float" office:value="502684" calcext:value-type="float">
            <text:p>502684</text:p>
          </table:table-cell>
          <table:table-cell table:formula="of:=[.C49]-[.C48]" office:value-type="float" office:value="7.58499999999998" calcext:value-type="float">
            <text:p>7.58499999999998</text:p>
          </table:table-cell>
          <table:table-cell table:formula="of:=IF([.B49]-[.B48]=0;[.I48];[.B49]-[.B48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nitial Closures</text:p>
          </table:table-cell>
          <table:table-cell office:value-type="float" office:value="3.48653303206464" calcext:value-type="float">
            <text:p>3.4865330320646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162" calcext:value-type="float">
            <text:p>162</text:p>
          </table:table-cell>
          <table:table-cell office:value-type="float" office:value="327.03" calcext:value-type="float">
            <text:p>327.03</text:p>
          </table:table-cell>
          <table:table-cell office:value-type="float" office:value="0" calcext:value-type="float">
            <text:p>0</text:p>
          </table:table-cell>
          <table:table-cell table:formula="of:=MAX([.J50]-[.F50]-[.B50];0)" office:value-type="float" office:value="297" calcext:value-type="float">
            <text:p>297</text:p>
          </table:table-cell>
          <table:table-cell table:formula="of:=[.F49]+[.D50]" office:value-type="float" office:value="4" calcext:value-type="float">
            <text:p>4</text:p>
          </table:table-cell>
          <table:table-cell table:formula="of:=503147-[.J50]" office:value-type="float" office:value="502684" calcext:value-type="float">
            <text:p>502684</text:p>
          </table:table-cell>
          <table:table-cell table:formula="of:=[.C50]-[.C49]" office:value-type="float" office:value="-6.48500000000001" calcext:value-type="float">
            <text:p>-6.48500000000001</text:p>
          </table:table-cell>
          <table:table-cell table:formula="of:=IF([.B50]-[.B49]=0;[.I49];[.B50]-[.B49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nitial Closures</text:p>
          </table:table-cell>
          <table:table-cell office:value-type="float" office:value="2.92091927423993" calcext:value-type="float">
            <text:p>2.9209192742399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149" calcext:value-type="float">
            <text:p>149</text:p>
          </table:table-cell>
          <table:table-cell office:value-type="float" office:value="594.29" calcext:value-type="float">
            <text:p>594.29</text:p>
          </table:table-cell>
          <table:table-cell office:value-type="float" office:value="0" calcext:value-type="float">
            <text:p>0</text:p>
          </table:table-cell>
          <table:table-cell table:formula="of:=MAX([.J51]-[.F51]-[.B51];0)" office:value-type="float" office:value="347" calcext:value-type="float">
            <text:p>347</text:p>
          </table:table-cell>
          <table:table-cell table:formula="of:=[.F50]+[.D51]" office:value-type="float" office:value="4" calcext:value-type="float">
            <text:p>4</text:p>
          </table:table-cell>
          <table:table-cell table:formula="of:=503147-[.J51]" office:value-type="float" office:value="502647" calcext:value-type="float">
            <text:p>502647</text:p>
          </table:table-cell>
          <table:table-cell table:formula="of:=[.C51]-[.C50]" office:value-type="float" office:value="267.26" calcext:value-type="float">
            <text:p>267.26</text:p>
          </table:table-cell>
          <table:table-cell table:formula="of:=IF([.B51]-[.B50]=0;[.I50];[.B51]-[.B50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itial Closures</text:p>
          </table:table-cell>
          <table:table-cell office:value-type="float" office:value="4.22452187779791" calcext:value-type="float">
            <text:p>4.22452187779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475.41" calcext:value-type="float">
            <text:p>475.41</text:p>
          </table:table-cell>
          <table:table-cell office:value-type="float" office:value="0" calcext:value-type="float">
            <text:p>0</text:p>
          </table:table-cell>
          <table:table-cell table:formula="of:=MAX([.J52]-[.F52]-[.B52];0)" office:value-type="float" office:value="347" calcext:value-type="float">
            <text:p>347</text:p>
          </table:table-cell>
          <table:table-cell table:formula="of:=[.F51]+[.D52]" office:value-type="float" office:value="4" calcext:value-type="float">
            <text:p>4</text:p>
          </table:table-cell>
          <table:table-cell table:formula="of:=503147-[.J52]" office:value-type="float" office:value="502647" calcext:value-type="float">
            <text:p>502647</text:p>
          </table:table-cell>
          <table:table-cell table:formula="of:=[.C52]-[.C51]" office:value-type="float" office:value="-118.88" calcext:value-type="float">
            <text:p>-118.88</text:p>
          </table:table-cell>
          <table:table-cell table:formula="of:=IF([.B52]-[.B51]=0;[.I51];[.B52]-[.B51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itial Closures</text:p>
          </table:table-cell>
          <table:table-cell office:value-type="float" office:value="4.25141448047858" calcext:value-type="float">
            <text:p>4.251414480478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149" calcext:value-type="float">
            <text:p>149</text:p>
          </table:table-cell>
          <table:table-cell office:value-type="float" office:value="551.79" calcext:value-type="float">
            <text:p>551.79</text:p>
          </table:table-cell>
          <table:table-cell office:value-type="float" office:value="0" calcext:value-type="float">
            <text:p>0</text:p>
          </table:table-cell>
          <table:table-cell table:formula="of:=MAX([.J53]-[.F53]-[.B53];0)" office:value-type="float" office:value="347" calcext:value-type="float">
            <text:p>347</text:p>
          </table:table-cell>
          <table:table-cell table:formula="of:=[.F52]+[.D53]" office:value-type="float" office:value="4" calcext:value-type="float">
            <text:p>4</text:p>
          </table:table-cell>
          <table:table-cell table:formula="of:=503147-[.J53]" office:value-type="float" office:value="502647" calcext:value-type="float">
            <text:p>502647</text:p>
          </table:table-cell>
          <table:table-cell table:formula="of:=[.C53]-[.C52]" office:value-type="float" office:value="76.3799999999999" calcext:value-type="float">
            <text:p>76.3799999999999</text:p>
          </table:table-cell>
          <table:table-cell table:formula="of:=IF([.B53]-[.B52]=0;[.I52];[.B53]-[.B52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itial Closures</text:p>
          </table:table-cell>
          <table:table-cell office:value-type="float" office:value="4.29036974637995" calcext:value-type="float">
            <text:p>4.2903697463799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149" calcext:value-type="float">
            <text:p>149</text:p>
          </table:table-cell>
          <table:table-cell office:value-type="float" office:value="618.95" calcext:value-type="float">
            <text:p>618.95</text:p>
          </table:table-cell>
          <table:table-cell office:value-type="float" office:value="0" calcext:value-type="float">
            <text:p>0</text:p>
          </table:table-cell>
          <table:table-cell table:formula="of:=MAX([.J54]-[.F54]-[.B54];0)" office:value-type="float" office:value="347" calcext:value-type="float">
            <text:p>347</text:p>
          </table:table-cell>
          <table:table-cell table:formula="of:=[.F53]+[.D54]" office:value-type="float" office:value="4" calcext:value-type="float">
            <text:p>4</text:p>
          </table:table-cell>
          <table:table-cell table:formula="of:=503147-[.J54]" office:value-type="float" office:value="502647" calcext:value-type="float">
            <text:p>502647</text:p>
          </table:table-cell>
          <table:table-cell table:formula="of:=[.C54]-[.C53]" office:value-type="float" office:value="67.1600000000001" calcext:value-type="float">
            <text:p>67.1600000000001</text:p>
          </table:table-cell>
          <table:table-cell table:formula="of:=IF([.B54]-[.B53]=0;[.I53];[.B54]-[.B53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itial Closures</text:p>
          </table:table-cell>
          <table:table-cell office:value-type="float" office:value="4.47210190449756" calcext:value-type="float">
            <text:p>4.472101904497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176" calcext:value-type="float">
            <text:p>176</text:p>
          </table:table-cell>
          <table:table-cell office:value-type="float" office:value="766.865" calcext:value-type="float">
            <text:p>766.865</text:p>
          </table:table-cell>
          <table:table-cell office:value-type="float" office:value="1" calcext:value-type="float">
            <text:p>1</text:p>
          </table:table-cell>
          <table:table-cell table:formula="of:=MAX([.J55]-[.F55]-[.B55];0)" office:value-type="float" office:value="427" calcext:value-type="float">
            <text:p>427</text:p>
          </table:table-cell>
          <table:table-cell table:formula="of:=[.F54]+[.D55]" office:value-type="float" office:value="5" calcext:value-type="float">
            <text:p>5</text:p>
          </table:table-cell>
          <table:table-cell table:formula="of:=503147-[.J55]" office:value-type="float" office:value="502539" calcext:value-type="float">
            <text:p>502539</text:p>
          </table:table-cell>
          <table:table-cell table:formula="of:=[.C55]-[.C54]" office:value-type="float" office:value="147.915" calcext:value-type="float">
            <text:p>147.915</text:p>
          </table:table-cell>
          <table:table-cell table:formula="of:=IF([.B55]-[.B54]=0;[.I54];[.B55]-[.B54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nitial Closures</text:p>
          </table:table-cell>
          <table:table-cell office:value-type="float" office:value="4.5650836786322" calcext:value-type="float">
            <text:p>4.56508367863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176" calcext:value-type="float">
            <text:p>176</text:p>
          </table:table-cell>
          <table:table-cell office:value-type="float" office:value="774.195" calcext:value-type="float">
            <text:p>774.195</text:p>
          </table:table-cell>
          <table:table-cell office:value-type="float" office:value="0" calcext:value-type="float">
            <text:p>0</text:p>
          </table:table-cell>
          <table:table-cell table:formula="of:=MAX([.J56]-[.F56]-[.B56];0)" office:value-type="float" office:value="427" calcext:value-type="float">
            <text:p>427</text:p>
          </table:table-cell>
          <table:table-cell table:formula="of:=[.F55]+[.D56]" office:value-type="float" office:value="5" calcext:value-type="float">
            <text:p>5</text:p>
          </table:table-cell>
          <table:table-cell table:formula="of:=503147-[.J56]" office:value-type="float" office:value="502539" calcext:value-type="float">
            <text:p>502539</text:p>
          </table:table-cell>
          <table:table-cell table:formula="of:=[.C56]-[.C55]" office:value-type="float" office:value="7.33000000000004" calcext:value-type="float">
            <text:p>7.33000000000004</text:p>
          </table:table-cell>
          <table:table-cell table:formula="of:=IF([.B56]-[.B55]=0;[.I55];[.B56]-[.B55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nitial Closures</text:p>
          </table:table-cell>
          <table:table-cell office:value-type="float" office:value="3.5295054654487" calcext:value-type="float">
            <text:p>3.529505465448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176" calcext:value-type="float">
            <text:p>176</text:p>
          </table:table-cell>
          <table:table-cell office:value-type="float" office:value="785.305" calcext:value-type="float">
            <text:p>785.305</text:p>
          </table:table-cell>
          <table:table-cell office:value-type="float" office:value="0" calcext:value-type="float">
            <text:p>0</text:p>
          </table:table-cell>
          <table:table-cell table:formula="of:=MAX([.J57]-[.F57]-[.B57];0)" office:value-type="float" office:value="427" calcext:value-type="float">
            <text:p>427</text:p>
          </table:table-cell>
          <table:table-cell table:formula="of:=[.F56]+[.D57]" office:value-type="float" office:value="5" calcext:value-type="float">
            <text:p>5</text:p>
          </table:table-cell>
          <table:table-cell table:formula="of:=503147-[.J57]" office:value-type="float" office:value="502539" calcext:value-type="float">
            <text:p>502539</text:p>
          </table:table-cell>
          <table:table-cell table:formula="of:=[.C57]-[.C56]" office:value-type="float" office:value="11.1099999999999" calcext:value-type="float">
            <text:p>11.1099999999999</text:p>
          </table:table-cell>
          <table:table-cell table:formula="of:=IF([.B57]-[.B56]=0;[.I56];[.B57]-[.B56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nitial Closures</text:p>
          </table:table-cell>
          <table:table-cell office:value-type="float" office:value="2.91848224386214" calcext:value-type="float">
            <text:p>2.9184822438621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203" calcext:value-type="float">
            <text:p>203</text:p>
          </table:table-cell>
          <table:table-cell office:value-type="float" office:value="1250.38" calcext:value-type="float">
            <text:p>1250.38</text:p>
          </table:table-cell>
          <table:table-cell office:value-type="float" office:value="2" calcext:value-type="float">
            <text:p>2</text:p>
          </table:table-cell>
          <table:table-cell table:formula="of:=MAX([.J58]-[.F58]-[.B58];0)" office:value-type="float" office:value="490" calcext:value-type="float">
            <text:p>490</text:p>
          </table:table-cell>
          <table:table-cell table:formula="of:=[.F57]+[.D58]" office:value-type="float" office:value="7" calcext:value-type="float">
            <text:p>7</text:p>
          </table:table-cell>
          <table:table-cell table:formula="of:=503147-[.J58]" office:value-type="float" office:value="502447" calcext:value-type="float">
            <text:p>502447</text:p>
          </table:table-cell>
          <table:table-cell table:formula="of:=[.C58]-[.C57]" office:value-type="float" office:value="465.075" calcext:value-type="float">
            <text:p>465.075</text:p>
          </table:table-cell>
          <table:table-cell table:formula="of:=IF([.B58]-[.B57]=0;[.I57];[.B58]-[.B57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nitial Closures</text:p>
          </table:table-cell>
          <table:table-cell office:value-type="float" office:value="4.27974042596598" calcext:value-type="float">
            <text:p>4.2797404259659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203" calcext:value-type="float">
            <text:p>203</text:p>
          </table:table-cell>
          <table:table-cell office:value-type="float" office:value="1198.19" calcext:value-type="float">
            <text:p>1198.19</text:p>
          </table:table-cell>
          <table:table-cell office:value-type="float" office:value="1" calcext:value-type="float">
            <text:p>1</text:p>
          </table:table-cell>
          <table:table-cell table:formula="of:=MAX([.J59]-[.F59]-[.B59];0)" office:value-type="float" office:value="489" calcext:value-type="float">
            <text:p>489</text:p>
          </table:table-cell>
          <table:table-cell table:formula="of:=[.F58]+[.D59]" office:value-type="float" office:value="8" calcext:value-type="float">
            <text:p>8</text:p>
          </table:table-cell>
          <table:table-cell table:formula="of:=503147-[.J59]" office:value-type="float" office:value="502447" calcext:value-type="float">
            <text:p>502447</text:p>
          </table:table-cell>
          <table:table-cell table:formula="of:=[.C59]-[.C58]" office:value-type="float" office:value="-52.1900000000001" calcext:value-type="float">
            <text:p>-52.1900000000001</text:p>
          </table:table-cell>
          <table:table-cell table:formula="of:=IF([.B59]-[.B58]=0;[.I58];[.B59]-[.B58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nitial Closures</text:p>
          </table:table-cell>
          <table:table-cell office:value-type="float" office:value="4.20870013278365" calcext:value-type="float">
            <text:p>4.208700132783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203" calcext:value-type="float">
            <text:p>203</text:p>
          </table:table-cell>
          <table:table-cell office:value-type="float" office:value="1236.335" calcext:value-type="float">
            <text:p>1236.335</text:p>
          </table:table-cell>
          <table:table-cell office:value-type="float" office:value="1" calcext:value-type="float">
            <text:p>1</text:p>
          </table:table-cell>
          <table:table-cell table:formula="of:=MAX([.J60]-[.F60]-[.B60];0)" office:value-type="float" office:value="488" calcext:value-type="float">
            <text:p>488</text:p>
          </table:table-cell>
          <table:table-cell table:formula="of:=[.F59]+[.D60]" office:value-type="float" office:value="9" calcext:value-type="float">
            <text:p>9</text:p>
          </table:table-cell>
          <table:table-cell table:formula="of:=503147-[.J60]" office:value-type="float" office:value="502447" calcext:value-type="float">
            <text:p>502447</text:p>
          </table:table-cell>
          <table:table-cell table:formula="of:=[.C60]-[.C59]" office:value-type="float" office:value="38.145" calcext:value-type="float">
            <text:p>38.145</text:p>
          </table:table-cell>
          <table:table-cell table:formula="of:=IF([.B60]-[.B59]=0;[.I59];[.B60]-[.B59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nitial Closures</text:p>
          </table:table-cell>
          <table:table-cell office:value-type="float" office:value="4.33749392943694" calcext:value-type="float">
            <text:p>4.3374939294369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203" calcext:value-type="float">
            <text:p>203</text:p>
          </table:table-cell>
          <table:table-cell office:value-type="float" office:value="1469.36" calcext:value-type="float">
            <text:p>1469.36</text:p>
          </table:table-cell>
          <table:table-cell office:value-type="float" office:value="0" calcext:value-type="float">
            <text:p>0</text:p>
          </table:table-cell>
          <table:table-cell table:formula="of:=MAX([.J61]-[.F61]-[.B61];0)" office:value-type="float" office:value="488" calcext:value-type="float">
            <text:p>488</text:p>
          </table:table-cell>
          <table:table-cell table:formula="of:=[.F60]+[.D61]" office:value-type="float" office:value="9" calcext:value-type="float">
            <text:p>9</text:p>
          </table:table-cell>
          <table:table-cell table:formula="of:=503147-[.J61]" office:value-type="float" office:value="502447" calcext:value-type="float">
            <text:p>502447</text:p>
          </table:table-cell>
          <table:table-cell table:formula="of:=[.C61]-[.C60]" office:value-type="float" office:value="233.025" calcext:value-type="float">
            <text:p>233.025</text:p>
          </table:table-cell>
          <table:table-cell table:formula="of:=IF([.B61]-[.B60]=0;[.I60];[.B61]-[.B60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nitial Closures</text:p>
          </table:table-cell>
          <table:table-cell office:value-type="float" office:value="4.54931253126901" calcext:value-type="float">
            <text:p>4.549312531269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387" calcext:value-type="float">
            <text:p>387</text:p>
          </table:table-cell>
          <table:table-cell office:value-type="float" office:value="2139.355" calcext:value-type="float">
            <text:p>2139.355</text:p>
          </table:table-cell>
          <table:table-cell office:value-type="float" office:value="0" calcext:value-type="float">
            <text:p>0</text:p>
          </table:table-cell>
          <table:table-cell table:formula="of:=MAX([.J62]-[.F62]-[.B62];0)" office:value-type="float" office:value="584" calcext:value-type="float">
            <text:p>584</text:p>
          </table:table-cell>
          <table:table-cell table:formula="of:=[.F61]+[.D62]" office:value-type="float" office:value="9" calcext:value-type="float">
            <text:p>9</text:p>
          </table:table-cell>
          <table:table-cell table:formula="of:=503147-[.J62]" office:value-type="float" office:value="502167" calcext:value-type="float">
            <text:p>502167</text:p>
          </table:table-cell>
          <table:table-cell table:formula="of:=[.C62]-[.C61]" office:value-type="float" office:value="669.995" calcext:value-type="float">
            <text:p>669.995</text:p>
          </table:table-cell>
          <table:table-cell table:formula="of:=IF([.B62]-[.B61]=0;[.I61];[.B62]-[.B61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Initial Closures</text:p>
          </table:table-cell>
          <table:table-cell office:value-type="float" office:value="2.97838047322453" calcext:value-type="float">
            <text:p>2.9783804732245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387" calcext:value-type="float">
            <text:p>387</text:p>
          </table:table-cell>
          <table:table-cell office:value-type="float" office:value="1961.295" calcext:value-type="float">
            <text:p>1961.295</text:p>
          </table:table-cell>
          <table:table-cell office:value-type="float" office:value="1" calcext:value-type="float">
            <text:p>1</text:p>
          </table:table-cell>
          <table:table-cell table:formula="of:=MAX([.J63]-[.F63]-[.B63];0)" office:value-type="float" office:value="583" calcext:value-type="float">
            <text:p>583</text:p>
          </table:table-cell>
          <table:table-cell table:formula="of:=[.F62]+[.D63]" office:value-type="float" office:value="10" calcext:value-type="float">
            <text:p>10</text:p>
          </table:table-cell>
          <table:table-cell table:formula="of:=503147-[.J63]" office:value-type="float" office:value="502167" calcext:value-type="float">
            <text:p>502167</text:p>
          </table:table-cell>
          <table:table-cell table:formula="of:=[.C63]-[.C62]" office:value-type="float" office:value="-178.06" calcext:value-type="float">
            <text:p>-178.06</text:p>
          </table:table-cell>
          <table:table-cell table:formula="of:=IF([.B63]-[.B62]=0;[.I62];[.B63]-[.B62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Initial Closures</text:p>
          </table:table-cell>
          <table:table-cell office:value-type="float" office:value="3.58317324884305" calcext:value-type="float">
            <text:p>3.5831732488430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387" calcext:value-type="float">
            <text:p>387</text:p>
          </table:table-cell>
          <table:table-cell office:value-type="float" office:value="2036.275" calcext:value-type="float">
            <text:p>2036.275</text:p>
          </table:table-cell>
          <table:table-cell office:value-type="float" office:value="0" calcext:value-type="float">
            <text:p>0</text:p>
          </table:table-cell>
          <table:table-cell table:formula="of:=MAX([.J64]-[.F64]-[.B64];0)" office:value-type="float" office:value="583" calcext:value-type="float">
            <text:p>583</text:p>
          </table:table-cell>
          <table:table-cell table:formula="of:=[.F63]+[.D64]" office:value-type="float" office:value="10" calcext:value-type="float">
            <text:p>10</text:p>
          </table:table-cell>
          <table:table-cell table:formula="of:=503147-[.J64]" office:value-type="float" office:value="502167" calcext:value-type="float">
            <text:p>502167</text:p>
          </table:table-cell>
          <table:table-cell table:formula="of:=[.C64]-[.C63]" office:value-type="float" office:value="74.98" calcext:value-type="float">
            <text:p>74.98</text:p>
          </table:table-cell>
          <table:table-cell table:formula="of:=IF([.B64]-[.B63]=0;[.I63];[.B64]-[.B63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Initial Closures</text:p>
          </table:table-cell>
          <table:table-cell office:value-type="float" office:value="2.96471771088184" calcext:value-type="float">
            <text:p>2.9647177108818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608" calcext:value-type="float">
            <text:p>608</text:p>
          </table:table-cell>
          <table:table-cell office:value-type="float" office:value="2833.23" calcext:value-type="float">
            <text:p>2833.23</text:p>
          </table:table-cell>
          <table:table-cell office:value-type="float" office:value="1" calcext:value-type="float">
            <text:p>1</text:p>
          </table:table-cell>
          <table:table-cell table:formula="of:=MAX([.J65]-[.F65]-[.B65];0)" office:value-type="float" office:value="675" calcext:value-type="float">
            <text:p>675</text:p>
          </table:table-cell>
          <table:table-cell table:formula="of:=[.F64]+[.D65]" office:value-type="float" office:value="11" calcext:value-type="float">
            <text:p>11</text:p>
          </table:table-cell>
          <table:table-cell table:formula="of:=503147-[.J65]" office:value-type="float" office:value="501853" calcext:value-type="float">
            <text:p>501853</text:p>
          </table:table-cell>
          <table:table-cell table:formula="of:=[.C65]-[.C64]" office:value-type="float" office:value="796.955" calcext:value-type="float">
            <text:p>796.955</text:p>
          </table:table-cell>
          <table:table-cell table:formula="of:=IF([.B65]-[.B64]=0;[.I64];[.B65]-[.B64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Initial Closures</text:p>
          </table:table-cell>
          <table:table-cell office:value-type="float" office:value="4.51705220062337" calcext:value-type="float">
            <text:p>4.5170522006233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608" calcext:value-type="float">
            <text:p>608</text:p>
          </table:table-cell>
          <table:table-cell office:value-type="float" office:value="2573.27" calcext:value-type="float">
            <text:p>2573.27</text:p>
          </table:table-cell>
          <table:table-cell office:value-type="float" office:value="0" calcext:value-type="float">
            <text:p>0</text:p>
          </table:table-cell>
          <table:table-cell table:formula="of:=MAX([.J66]-[.F66]-[.B66];0)" office:value-type="float" office:value="675" calcext:value-type="float">
            <text:p>675</text:p>
          </table:table-cell>
          <table:table-cell table:formula="of:=[.F65]+[.D66]" office:value-type="float" office:value="11" calcext:value-type="float">
            <text:p>11</text:p>
          </table:table-cell>
          <table:table-cell table:formula="of:=503147-[.J66]" office:value-type="float" office:value="501853" calcext:value-type="float">
            <text:p>501853</text:p>
          </table:table-cell>
          <table:table-cell table:formula="of:=[.C66]-[.C65]" office:value-type="float" office:value="-259.96" calcext:value-type="float">
            <text:p>-259.96</text:p>
          </table:table-cell>
          <table:table-cell table:formula="of:=IF([.B66]-[.B65]=0;[.I65];[.B66]-[.B65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Initial Closures</text:p>
          </table:table-cell>
          <table:table-cell office:value-type="float" office:value="4.59701917541706" calcext:value-type="float">
            <text:p>4.5970191754170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608" calcext:value-type="float">
            <text:p>608</text:p>
          </table:table-cell>
          <table:table-cell office:value-type="float" office:value="2485.3" calcext:value-type="float">
            <text:p>2485.3</text:p>
          </table:table-cell>
          <table:table-cell office:value-type="float" office:value="0" calcext:value-type="float">
            <text:p>0</text:p>
          </table:table-cell>
          <table:table-cell table:formula="of:=MAX([.J67]-[.F67]-[.B67];0)" office:value-type="float" office:value="675" calcext:value-type="float">
            <text:p>675</text:p>
          </table:table-cell>
          <table:table-cell table:formula="of:=[.F66]+[.D67]" office:value-type="float" office:value="11" calcext:value-type="float">
            <text:p>11</text:p>
          </table:table-cell>
          <table:table-cell table:formula="of:=503147-[.J67]" office:value-type="float" office:value="501853" calcext:value-type="float">
            <text:p>501853</text:p>
          </table:table-cell>
          <table:table-cell table:formula="of:=[.C67]-[.C66]" office:value-type="float" office:value="-87.9699999999998" calcext:value-type="float">
            <text:p>-87.9699999999998</text:p>
          </table:table-cell>
          <table:table-cell table:formula="of:=IF([.B67]-[.B66]=0;[.I66];[.B67]-[.B66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Initial Closures</text:p>
          </table:table-cell>
          <table:table-cell office:value-type="float" office:value="4.51822286931624" calcext:value-type="float">
            <text:p>4.518222869316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608" calcext:value-type="float">
            <text:p>608</text:p>
          </table:table-cell>
          <table:table-cell office:value-type="float" office:value="2621.37" calcext:value-type="float">
            <text:p>2621.37</text:p>
          </table:table-cell>
          <table:table-cell office:value-type="float" office:value="0" calcext:value-type="float">
            <text:p>0</text:p>
          </table:table-cell>
          <table:table-cell table:formula="of:=MAX([.J68]-[.F68]-[.B68];0)" office:value-type="float" office:value="675" calcext:value-type="float">
            <text:p>675</text:p>
          </table:table-cell>
          <table:table-cell table:formula="of:=[.F67]+[.D68]" office:value-type="float" office:value="11" calcext:value-type="float">
            <text:p>11</text:p>
          </table:table-cell>
          <table:table-cell table:formula="of:=503147-[.J68]" office:value-type="float" office:value="501853" calcext:value-type="float">
            <text:p>501853</text:p>
          </table:table-cell>
          <table:table-cell table:formula="of:=[.C68]-[.C67]" office:value-type="float" office:value="136.07" calcext:value-type="float">
            <text:p>136.07</text:p>
          </table:table-cell>
          <table:table-cell table:formula="of:=IF([.B68]-[.B67]=0;[.I67];[.B68]-[.B67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Initial Closures</text:p>
          </table:table-cell>
          <table:table-cell office:value-type="float" office:value="3.51742213357081" calcext:value-type="float">
            <text:p>3.5174221335708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783" calcext:value-type="float">
            <text:p>783</text:p>
          </table:table-cell>
          <table:table-cell office:value-type="float" office:value="3012.14" calcext:value-type="float">
            <text:p>3012.14</text:p>
          </table:table-cell>
          <table:table-cell office:value-type="float" office:value="0" calcext:value-type="float">
            <text:p>0</text:p>
          </table:table-cell>
          <table:table-cell table:formula="of:=MAX([.J69]-[.F69]-[.B69];0)" office:value-type="float" office:value="872" calcext:value-type="float">
            <text:p>872</text:p>
          </table:table-cell>
          <table:table-cell table:formula="of:=[.F68]+[.D69]" office:value-type="float" office:value="11" calcext:value-type="float">
            <text:p>11</text:p>
          </table:table-cell>
          <table:table-cell table:formula="of:=503147-[.J69]" office:value-type="float" office:value="501481" calcext:value-type="float">
            <text:p>501481</text:p>
          </table:table-cell>
          <table:table-cell table:formula="of:=[.C69]-[.C68]" office:value-type="float" office:value="390.77" calcext:value-type="float">
            <text:p>390.77</text:p>
          </table:table-cell>
          <table:table-cell table:formula="of:=IF([.B69]-[.B68]=0;[.I68];[.B69]-[.B68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Initial Closures</text:p>
          </table:table-cell>
          <table:table-cell office:value-type="float" office:value="4.85662541958933" calcext:value-type="float">
            <text:p>4.8566254195893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783" calcext:value-type="float">
            <text:p>783</text:p>
          </table:table-cell>
          <table:table-cell office:value-type="float" office:value="2850.795" calcext:value-type="float">
            <text:p>2850.795</text:p>
          </table:table-cell>
          <table:table-cell office:value-type="float" office:value="1" calcext:value-type="float">
            <text:p>1</text:p>
          </table:table-cell>
          <table:table-cell table:formula="of:=MAX([.J70]-[.F70]-[.B70];0)" office:value-type="float" office:value="871" calcext:value-type="float">
            <text:p>871</text:p>
          </table:table-cell>
          <table:table-cell table:formula="of:=[.F69]+[.D70]" office:value-type="float" office:value="12" calcext:value-type="float">
            <text:p>12</text:p>
          </table:table-cell>
          <table:table-cell table:formula="of:=503147-[.J70]" office:value-type="float" office:value="501481" calcext:value-type="float">
            <text:p>501481</text:p>
          </table:table-cell>
          <table:table-cell table:formula="of:=[.C70]-[.C69]" office:value-type="float" office:value="-161.345" calcext:value-type="float">
            <text:p>-161.345</text:p>
          </table:table-cell>
          <table:table-cell table:formula="of:=IF([.B70]-[.B69]=0;[.I69];[.B70]-[.B69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Initial Closures</text:p>
          </table:table-cell>
          <table:table-cell office:value-type="float" office:value="3.4366174859562" calcext:value-type="float">
            <text:p>3.436617485956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783" calcext:value-type="float">
            <text:p>783</text:p>
          </table:table-cell>
          <table:table-cell office:value-type="float" office:value="3114.41" calcext:value-type="float">
            <text:p>3114.41</text:p>
          </table:table-cell>
          <table:table-cell office:value-type="float" office:value="0" calcext:value-type="float">
            <text:p>0</text:p>
          </table:table-cell>
          <table:table-cell table:formula="of:=MAX([.J71]-[.F71]-[.B71];0)" office:value-type="float" office:value="871" calcext:value-type="float">
            <text:p>871</text:p>
          </table:table-cell>
          <table:table-cell table:formula="of:=[.F70]+[.D71]" office:value-type="float" office:value="12" calcext:value-type="float">
            <text:p>12</text:p>
          </table:table-cell>
          <table:table-cell table:formula="of:=503147-[.J71]" office:value-type="float" office:value="501481" calcext:value-type="float">
            <text:p>501481</text:p>
          </table:table-cell>
          <table:table-cell table:formula="of:=[.C71]-[.C70]" office:value-type="float" office:value="263.615" calcext:value-type="float">
            <text:p>263.615</text:p>
          </table:table-cell>
          <table:table-cell table:formula="of:=IF([.B71]-[.B70]=0;[.I70];[.B71]-[.B70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Initial Closures</text:p>
          </table:table-cell>
          <table:table-cell office:value-type="float" office:value="3.03362210199079" calcext:value-type="float">
            <text:p>3.0336221019907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809" calcext:value-type="float">
            <text:p>809</text:p>
          </table:table-cell>
          <table:table-cell office:value-type="float" office:value="3700.37" calcext:value-type="float">
            <text:p>3700.37</text:p>
          </table:table-cell>
          <table:table-cell office:value-type="float" office:value="0" calcext:value-type="float">
            <text:p>0</text:p>
          </table:table-cell>
          <table:table-cell table:formula="of:=MAX([.J72]-[.F72]-[.B72];0)" office:value-type="float" office:value="1052" calcext:value-type="float">
            <text:p>1052</text:p>
          </table:table-cell>
          <table:table-cell table:formula="of:=[.F71]+[.D72]" office:value-type="float" office:value="12" calcext:value-type="float">
            <text:p>12</text:p>
          </table:table-cell>
          <table:table-cell table:formula="of:=503147-[.J72]" office:value-type="float" office:value="501274" calcext:value-type="float">
            <text:p>501274</text:p>
          </table:table-cell>
          <table:table-cell table:formula="of:=[.C72]-[.C71]" office:value-type="float" office:value="585.96" calcext:value-type="float">
            <text:p>585.96</text:p>
          </table:table-cell>
          <table:table-cell table:formula="of:=IF([.B72]-[.B71]=0;[.I71];[.B72]-[.B71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Initial Closures</text:p>
          </table:table-cell>
          <table:table-cell office:value-type="float" office:value="3.92771533458607" calcext:value-type="float">
            <text:p>3.9277153345860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809" calcext:value-type="float">
            <text:p>809</text:p>
          </table:table-cell>
          <table:table-cell office:value-type="float" office:value="3338.23" calcext:value-type="float">
            <text:p>3338.23</text:p>
          </table:table-cell>
          <table:table-cell office:value-type="float" office:value="1" calcext:value-type="float">
            <text:p>1</text:p>
          </table:table-cell>
          <table:table-cell table:formula="of:=MAX([.J73]-[.F73]-[.B73];0)" office:value-type="float" office:value="1051" calcext:value-type="float">
            <text:p>1051</text:p>
          </table:table-cell>
          <table:table-cell table:formula="of:=[.F72]+[.D73]" office:value-type="float" office:value="13" calcext:value-type="float">
            <text:p>13</text:p>
          </table:table-cell>
          <table:table-cell table:formula="of:=503147-[.J73]" office:value-type="float" office:value="501274" calcext:value-type="float">
            <text:p>501274</text:p>
          </table:table-cell>
          <table:table-cell table:formula="of:=[.C73]-[.C72]" office:value-type="float" office:value="-362.14" calcext:value-type="float">
            <text:p>-362.14</text:p>
          </table:table-cell>
          <table:table-cell table:formula="of:=IF([.B73]-[.B72]=0;[.I72];[.B73]-[.B72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Initial Closures</text:p>
          </table:table-cell>
          <table:table-cell office:value-type="float" office:value="3.913311484535" calcext:value-type="float">
            <text:p>3.91331148453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809" calcext:value-type="float">
            <text:p>809</text:p>
          </table:table-cell>
          <table:table-cell office:value-type="float" office:value="2985.225" calcext:value-type="float">
            <text:p>2985.225</text:p>
          </table:table-cell>
          <table:table-cell office:value-type="float" office:value="2" calcext:value-type="float">
            <text:p>2</text:p>
          </table:table-cell>
          <table:table-cell table:formula="of:=MAX([.J74]-[.F74]-[.B74];0)" office:value-type="float" office:value="1049" calcext:value-type="float">
            <text:p>1049</text:p>
          </table:table-cell>
          <table:table-cell table:formula="of:=[.F73]+[.D74]" office:value-type="float" office:value="15" calcext:value-type="float">
            <text:p>15</text:p>
          </table:table-cell>
          <table:table-cell table:formula="of:=503147-[.J74]" office:value-type="float" office:value="501274" calcext:value-type="float">
            <text:p>501274</text:p>
          </table:table-cell>
          <table:table-cell table:formula="of:=[.C74]-[.C73]" office:value-type="float" office:value="-353.005" calcext:value-type="float">
            <text:p>-353.005</text:p>
          </table:table-cell>
          <table:table-cell table:formula="of:=IF([.B74]-[.B73]=0;[.I73];[.B74]-[.B73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Initial Closures</text:p>
          </table:table-cell>
          <table:table-cell office:value-type="float" office:value="4.07821464137982" calcext:value-type="float">
            <text:p>4.0782146413798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809" calcext:value-type="float">
            <text:p>809</text:p>
          </table:table-cell>
          <table:table-cell office:value-type="float" office:value="2820.235" calcext:value-type="float">
            <text:p>2820.235</text:p>
          </table:table-cell>
          <table:table-cell office:value-type="float" office:value="0" calcext:value-type="float">
            <text:p>0</text:p>
          </table:table-cell>
          <table:table-cell table:formula="of:=MAX([.J75]-[.F75]-[.B75];0)" office:value-type="float" office:value="1049" calcext:value-type="float">
            <text:p>1049</text:p>
          </table:table-cell>
          <table:table-cell table:formula="of:=[.F74]+[.D75]" office:value-type="float" office:value="15" calcext:value-type="float">
            <text:p>15</text:p>
          </table:table-cell>
          <table:table-cell table:formula="of:=503147-[.J75]" office:value-type="float" office:value="501274" calcext:value-type="float">
            <text:p>501274</text:p>
          </table:table-cell>
          <table:table-cell table:formula="of:=[.C75]-[.C74]" office:value-type="float" office:value="-164.99" calcext:value-type="float">
            <text:p>-164.99</text:p>
          </table:table-cell>
          <table:table-cell table:formula="of:=IF([.B75]-[.B74]=0;[.I74];[.B75]-[.B74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Initial Closures</text:p>
          </table:table-cell>
          <table:table-cell office:value-type="float" office:value="4.22668758582579" calcext:value-type="float">
            <text:p>4.2266875858257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1116" calcext:value-type="float">
            <text:p>1116</text:p>
          </table:table-cell>
          <table:table-cell office:value-type="float" office:value="3634.76" calcext:value-type="float">
            <text:p>3634.76</text:p>
          </table:table-cell>
          <table:table-cell office:value-type="float" office:value="2" calcext:value-type="float">
            <text:p>2</text:p>
          </table:table-cell>
          <table:table-cell table:formula="of:=MAX([.J76]-[.F76]-[.B76];0)" office:value-type="float" office:value="1494" calcext:value-type="float">
            <text:p>1494</text:p>
          </table:table-cell>
          <table:table-cell table:formula="of:=[.F75]+[.D76]" office:value-type="float" office:value="17" calcext:value-type="float">
            <text:p>17</text:p>
          </table:table-cell>
          <table:table-cell table:formula="of:=503147-[.J76]" office:value-type="float" office:value="500520" calcext:value-type="float">
            <text:p>500520</text:p>
          </table:table-cell>
          <table:table-cell table:formula="of:=[.C76]-[.C75]" office:value-type="float" office:value="814.525" calcext:value-type="float">
            <text:p>814.525</text:p>
          </table:table-cell>
          <table:table-cell table:formula="of:=IF([.B76]-[.B75]=0;[.I75];[.B76]-[.B75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Initial Closures</text:p>
          </table:table-cell>
          <table:table-cell office:value-type="float" office:value="4.45889717249498" calcext:value-type="float">
            <text:p>4.4588971724949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1116" calcext:value-type="float">
            <text:p>1116</text:p>
          </table:table-cell>
          <table:table-cell office:value-type="float" office:value="3208.355" calcext:value-type="float">
            <text:p>3208.355</text:p>
          </table:table-cell>
          <table:table-cell office:value-type="float" office:value="3" calcext:value-type="float">
            <text:p>3</text:p>
          </table:table-cell>
          <table:table-cell table:formula="of:=MAX([.J77]-[.F77]-[.B77];0)" office:value-type="float" office:value="1491" calcext:value-type="float">
            <text:p>1491</text:p>
          </table:table-cell>
          <table:table-cell table:formula="of:=[.F76]+[.D77]" office:value-type="float" office:value="20" calcext:value-type="float">
            <text:p>20</text:p>
          </table:table-cell>
          <table:table-cell table:formula="of:=503147-[.J77]" office:value-type="float" office:value="500520" calcext:value-type="float">
            <text:p>500520</text:p>
          </table:table-cell>
          <table:table-cell table:formula="of:=[.C77]-[.C76]" office:value-type="float" office:value="-426.405" calcext:value-type="float">
            <text:p>-426.405</text:p>
          </table:table-cell>
          <table:table-cell table:formula="of:=IF([.B77]-[.B76]=0;[.I76];[.B77]-[.B76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Initial Closures</text:p>
          </table:table-cell>
          <table:table-cell office:value-type="float" office:value="2.8991199312395" calcext:value-type="float">
            <text:p>2.899119931239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1116" calcext:value-type="float">
            <text:p>1116</text:p>
          </table:table-cell>
          <table:table-cell office:value-type="float" office:value="3125.73" calcext:value-type="float">
            <text:p>3125.73</text:p>
          </table:table-cell>
          <table:table-cell office:value-type="float" office:value="3" calcext:value-type="float">
            <text:p>3</text:p>
          </table:table-cell>
          <table:table-cell table:formula="of:=MAX([.J78]-[.F78]-[.B78];0)" office:value-type="float" office:value="1488" calcext:value-type="float">
            <text:p>1488</text:p>
          </table:table-cell>
          <table:table-cell table:formula="of:=[.F77]+[.D78]" office:value-type="float" office:value="23" calcext:value-type="float">
            <text:p>23</text:p>
          </table:table-cell>
          <table:table-cell table:formula="of:=503147-[.J78]" office:value-type="float" office:value="500520" calcext:value-type="float">
            <text:p>500520</text:p>
          </table:table-cell>
          <table:table-cell table:formula="of:=[.C78]-[.C77]" office:value-type="float" office:value="-82.625" calcext:value-type="float">
            <text:p>-82.625</text:p>
          </table:table-cell>
          <table:table-cell table:formula="of:=IF([.B78]-[.B77]=0;[.I77];[.B78]-[.B77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Initial Closures</text:p>
          </table:table-cell>
          <table:table-cell office:value-type="float" office:value="2.48233805323065" calcext:value-type="float">
            <text:p>2.482338053230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1059" calcext:value-type="float">
            <text:p>1059</text:p>
          </table:table-cell>
          <table:table-cell office:value-type="float" office:value="3971.875" calcext:value-type="float">
            <text:p>3971.875</text:p>
          </table:table-cell>
          <table:table-cell office:value-type="float" office:value="3" calcext:value-type="float">
            <text:p>3</text:p>
          </table:table-cell>
          <table:table-cell table:formula="of:=MAX([.J79]-[.F79]-[.B79];0)" office:value-type="float" office:value="1876" calcext:value-type="float">
            <text:p>1876</text:p>
          </table:table-cell>
          <table:table-cell table:formula="of:=[.F78]+[.D79]" office:value-type="float" office:value="26" calcext:value-type="float">
            <text:p>26</text:p>
          </table:table-cell>
          <table:table-cell table:formula="of:=503147-[.J79]" office:value-type="float" office:value="500186" calcext:value-type="float">
            <text:p>500186</text:p>
          </table:table-cell>
          <table:table-cell table:formula="of:=[.C79]-[.C78]" office:value-type="float" office:value="846.145" calcext:value-type="float">
            <text:p>846.145</text:p>
          </table:table-cell>
          <table:table-cell table:formula="of:=IF([.B79]-[.B78]=0;[.I78];[.B79]-[.B78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Initial Closures</text:p>
          </table:table-cell>
          <table:table-cell office:value-type="float" office:value="3.47472664339883" calcext:value-type="float">
            <text:p>3.4747266433988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1059" calcext:value-type="float">
            <text:p>1059</text:p>
          </table:table-cell>
          <table:table-cell office:value-type="float" office:value="3346.43" calcext:value-type="float">
            <text:p>3346.43</text:p>
          </table:table-cell>
          <table:table-cell office:value-type="float" office:value="3" calcext:value-type="float">
            <text:p>3</text:p>
          </table:table-cell>
          <table:table-cell table:formula="of:=MAX([.J80]-[.F80]-[.B80];0)" office:value-type="float" office:value="1873" calcext:value-type="float">
            <text:p>1873</text:p>
          </table:table-cell>
          <table:table-cell table:formula="of:=[.F79]+[.D80]" office:value-type="float" office:value="29" calcext:value-type="float">
            <text:p>29</text:p>
          </table:table-cell>
          <table:table-cell table:formula="of:=503147-[.J80]" office:value-type="float" office:value="500186" calcext:value-type="float">
            <text:p>500186</text:p>
          </table:table-cell>
          <table:table-cell table:formula="of:=[.C80]-[.C79]" office:value-type="float" office:value="-625.445" calcext:value-type="float">
            <text:p>-625.445</text:p>
          </table:table-cell>
          <table:table-cell table:formula="of:=IF([.B80]-[.B79]=0;[.I79];[.B80]-[.B79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Initial Closures</text:p>
          </table:table-cell>
          <table:table-cell office:value-type="float" office:value="3.57917088677063" calcext:value-type="float">
            <text:p>3.5791708867706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1059" calcext:value-type="float">
            <text:p>1059</text:p>
          </table:table-cell>
          <table:table-cell office:value-type="float" office:value="3813.325" calcext:value-type="float">
            <text:p>3813.325</text:p>
          </table:table-cell>
          <table:table-cell office:value-type="float" office:value="4" calcext:value-type="float">
            <text:p>4</text:p>
          </table:table-cell>
          <table:table-cell table:formula="of:=MAX([.J81]-[.F81]-[.B81];0)" office:value-type="float" office:value="1869" calcext:value-type="float">
            <text:p>1869</text:p>
          </table:table-cell>
          <table:table-cell table:formula="of:=[.F80]+[.D81]" office:value-type="float" office:value="33" calcext:value-type="float">
            <text:p>33</text:p>
          </table:table-cell>
          <table:table-cell table:formula="of:=503147-[.J81]" office:value-type="float" office:value="500186" calcext:value-type="float">
            <text:p>500186</text:p>
          </table:table-cell>
          <table:table-cell table:formula="of:=[.C81]-[.C80]" office:value-type="float" office:value="466.895" calcext:value-type="float">
            <text:p>466.895</text:p>
          </table:table-cell>
          <table:table-cell table:formula="of:=IF([.B81]-[.B80]=0;[.I80];[.B81]-[.B80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Initial Closures</text:p>
          </table:table-cell>
          <table:table-cell office:value-type="float" office:value="3.76617316514225" calcext:value-type="float">
            <text:p>3.766173165142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1059" calcext:value-type="float">
            <text:p>1059</text:p>
          </table:table-cell>
          <table:table-cell office:value-type="float" office:value="2980.45" calcext:value-type="float">
            <text:p>2980.45</text:p>
          </table:table-cell>
          <table:table-cell office:value-type="float" office:value="5" calcext:value-type="float">
            <text:p>5</text:p>
          </table:table-cell>
          <table:table-cell table:formula="of:=MAX([.J82]-[.F82]-[.B82];0)" office:value-type="float" office:value="1864" calcext:value-type="float">
            <text:p>1864</text:p>
          </table:table-cell>
          <table:table-cell table:formula="of:=[.F81]+[.D82]" office:value-type="float" office:value="38" calcext:value-type="float">
            <text:p>38</text:p>
          </table:table-cell>
          <table:table-cell table:formula="of:=503147-[.J82]" office:value-type="float" office:value="500186" calcext:value-type="float">
            <text:p>500186</text:p>
          </table:table-cell>
          <table:table-cell table:formula="of:=[.C82]-[.C81]" office:value-type="float" office:value="-832.875" calcext:value-type="float">
            <text:p>-832.875</text:p>
          </table:table-cell>
          <table:table-cell table:formula="of:=IF([.B82]-[.B81]=0;[.I81];[.B82]-[.B81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Initial Closures</text:p>
          </table:table-cell>
          <table:table-cell office:value-type="float" office:value="2.73893704424033" calcext:value-type="float">
            <text:p>2.7389370442403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1210" calcext:value-type="float">
            <text:p>1210</text:p>
          </table:table-cell>
          <table:table-cell office:value-type="float" office:value="3733.67" calcext:value-type="float">
            <text:p>3733.67</text:p>
          </table:table-cell>
          <table:table-cell office:value-type="float" office:value="4" calcext:value-type="float">
            <text:p>4</text:p>
          </table:table-cell>
          <table:table-cell table:formula="of:=MAX([.J83]-[.F83]-[.B83];0)" office:value-type="float" office:value="2683" calcext:value-type="float">
            <text:p>2683</text:p>
          </table:table-cell>
          <table:table-cell table:formula="of:=[.F82]+[.D83]" office:value-type="float" office:value="42" calcext:value-type="float">
            <text:p>42</text:p>
          </table:table-cell>
          <table:table-cell table:formula="of:=503147-[.J83]" office:value-type="float" office:value="499212" calcext:value-type="float">
            <text:p>499212</text:p>
          </table:table-cell>
          <table:table-cell table:formula="of:=[.C83]-[.C82]" office:value-type="float" office:value="753.22" calcext:value-type="float">
            <text:p>753.22</text:p>
          </table:table-cell>
          <table:table-cell table:formula="of:=IF([.B83]-[.B82]=0;[.I82];[.B83]-[.B82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Initial Closures</text:p>
          </table:table-cell>
          <table:table-cell office:value-type="float" office:value="3.71684523670703" calcext:value-type="float">
            <text:p>3.7168452367070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1210" calcext:value-type="float">
            <text:p>1210</text:p>
          </table:table-cell>
          <table:table-cell office:value-type="float" office:value="3254" calcext:value-type="float">
            <text:p>3254</text:p>
          </table:table-cell>
          <table:table-cell office:value-type="float" office:value="1" calcext:value-type="float">
            <text:p>1</text:p>
          </table:table-cell>
          <table:table-cell table:formula="of:=MAX([.J84]-[.F84]-[.B84];0)" office:value-type="float" office:value="2682" calcext:value-type="float">
            <text:p>2682</text:p>
          </table:table-cell>
          <table:table-cell table:formula="of:=[.F83]+[.D84]" office:value-type="float" office:value="43" calcext:value-type="float">
            <text:p>43</text:p>
          </table:table-cell>
          <table:table-cell table:formula="of:=503147-[.J84]" office:value-type="float" office:value="499212" calcext:value-type="float">
            <text:p>499212</text:p>
          </table:table-cell>
          <table:table-cell table:formula="of:=[.C84]-[.C83]" office:value-type="float" office:value="-479.67" calcext:value-type="float">
            <text:p>-479.67</text:p>
          </table:table-cell>
          <table:table-cell table:formula="of:=IF([.B84]-[.B83]=0;[.I83];[.B84]-[.B83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Initial Closures</text:p>
          </table:table-cell>
          <table:table-cell office:value-type="float" office:value="3.09260075141356" calcext:value-type="float">
            <text:p>3.09260075141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1210" calcext:value-type="float">
            <text:p>1210</text:p>
          </table:table-cell>
          <table:table-cell office:value-type="float" office:value="2926.695" calcext:value-type="float">
            <text:p>2926.695</text:p>
          </table:table-cell>
          <table:table-cell office:value-type="float" office:value="2" calcext:value-type="float">
            <text:p>2</text:p>
          </table:table-cell>
          <table:table-cell table:formula="of:=MAX([.J85]-[.F85]-[.B85];0)" office:value-type="float" office:value="2680" calcext:value-type="float">
            <text:p>2680</text:p>
          </table:table-cell>
          <table:table-cell table:formula="of:=[.F84]+[.D85]" office:value-type="float" office:value="45" calcext:value-type="float">
            <text:p>45</text:p>
          </table:table-cell>
          <table:table-cell table:formula="of:=503147-[.J85]" office:value-type="float" office:value="499212" calcext:value-type="float">
            <text:p>499212</text:p>
          </table:table-cell>
          <table:table-cell table:formula="of:=[.C85]-[.C84]" office:value-type="float" office:value="-327.305" calcext:value-type="float">
            <text:p>-327.305</text:p>
          </table:table-cell>
          <table:table-cell table:formula="of:=IF([.B85]-[.B84]=0;[.I84];[.B85]-[.B84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Initial Closures</text:p>
          </table:table-cell>
          <table:table-cell office:value-type="float" office:value="2.64864359637121" calcext:value-type="float">
            <text:p>2.6486435963712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1194" calcext:value-type="float">
            <text:p>1194</text:p>
          </table:table-cell>
          <table:table-cell office:value-type="float" office:value="3945.555" calcext:value-type="float">
            <text:p>3945.555</text:p>
          </table:table-cell>
          <table:table-cell office:value-type="float" office:value="0" calcext:value-type="float">
            <text:p>0</text:p>
          </table:table-cell>
          <table:table-cell table:formula="of:=MAX([.J86]-[.F86]-[.B86];0)" office:value-type="float" office:value="3379" calcext:value-type="float">
            <text:p>3379</text:p>
          </table:table-cell>
          <table:table-cell table:formula="of:=[.F85]+[.D86]" office:value-type="float" office:value="45" calcext:value-type="float">
            <text:p>45</text:p>
          </table:table-cell>
          <table:table-cell table:formula="of:=503147-[.J86]" office:value-type="float" office:value="498529" calcext:value-type="float">
            <text:p>498529</text:p>
          </table:table-cell>
          <table:table-cell table:formula="of:=[.C86]-[.C85]" office:value-type="float" office:value="1018.86" calcext:value-type="float">
            <text:p>1018.86</text:p>
          </table:table-cell>
          <table:table-cell table:formula="of:=IF([.B86]-[.B85]=0;[.I85];[.B86]-[.B85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Initial Closures</text:p>
          </table:table-cell>
          <table:table-cell office:value-type="float" office:value="3.7994938830976" calcext:value-type="float">
            <text:p>3.799493883097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1194" calcext:value-type="float">
            <text:p>1194</text:p>
          </table:table-cell>
          <table:table-cell office:value-type="float" office:value="2984.63" calcext:value-type="float">
            <text:p>2984.63</text:p>
          </table:table-cell>
          <table:table-cell office:value-type="float" office:value="8" calcext:value-type="float">
            <text:p>8</text:p>
          </table:table-cell>
          <table:table-cell table:formula="of:=MAX([.J87]-[.F87]-[.B87];0)" office:value-type="float" office:value="3371" calcext:value-type="float">
            <text:p>3371</text:p>
          </table:table-cell>
          <table:table-cell table:formula="of:=[.F86]+[.D87]" office:value-type="float" office:value="53" calcext:value-type="float">
            <text:p>53</text:p>
          </table:table-cell>
          <table:table-cell table:formula="of:=503147-[.J87]" office:value-type="float" office:value="498529" calcext:value-type="float">
            <text:p>498529</text:p>
          </table:table-cell>
          <table:table-cell table:formula="of:=[.C87]-[.C86]" office:value-type="float" office:value="-960.925" calcext:value-type="float">
            <text:p>-960.925</text:p>
          </table:table-cell>
          <table:table-cell table:formula="of:=IF([.B87]-[.B86]=0;[.I86];[.B87]-[.B86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Initial Closures</text:p>
          </table:table-cell>
          <table:table-cell office:value-type="float" office:value="3.79847629397735" calcext:value-type="float">
            <text:p>3.7984762939773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1194" calcext:value-type="float">
            <text:p>1194</text:p>
          </table:table-cell>
          <table:table-cell office:value-type="float" office:value="3010.5" calcext:value-type="float">
            <text:p>3010.5</text:p>
          </table:table-cell>
          <table:table-cell office:value-type="float" office:value="3" calcext:value-type="float">
            <text:p>3</text:p>
          </table:table-cell>
          <table:table-cell table:formula="of:=MAX([.J88]-[.F88]-[.B88];0)" office:value-type="float" office:value="3368" calcext:value-type="float">
            <text:p>3368</text:p>
          </table:table-cell>
          <table:table-cell table:formula="of:=[.F87]+[.D88]" office:value-type="float" office:value="56" calcext:value-type="float">
            <text:p>56</text:p>
          </table:table-cell>
          <table:table-cell table:formula="of:=503147-[.J88]" office:value-type="float" office:value="498529" calcext:value-type="float">
            <text:p>498529</text:p>
          </table:table-cell>
          <table:table-cell table:formula="of:=[.C88]-[.C87]" office:value-type="float" office:value="25.8699999999999" calcext:value-type="float">
            <text:p>25.8699999999999</text:p>
          </table:table-cell>
          <table:table-cell table:formula="of:=IF([.B88]-[.B87]=0;[.I87];[.B88]-[.B87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Initial Closures</text:p>
          </table:table-cell>
          <table:table-cell office:value-type="float" office:value="3.83263029894412" calcext:value-type="float">
            <text:p>3.8326302989441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1194" calcext:value-type="float">
            <text:p>1194</text:p>
          </table:table-cell>
          <table:table-cell office:value-type="float" office:value="3133.83" calcext:value-type="float">
            <text:p>3133.83</text:p>
          </table:table-cell>
          <table:table-cell office:value-type="float" office:value="2" calcext:value-type="float">
            <text:p>2</text:p>
          </table:table-cell>
          <table:table-cell table:formula="of:=MAX([.J89]-[.F89]-[.B89];0)" office:value-type="float" office:value="3366" calcext:value-type="float">
            <text:p>3366</text:p>
          </table:table-cell>
          <table:table-cell table:formula="of:=[.F88]+[.D89]" office:value-type="float" office:value="58" calcext:value-type="float">
            <text:p>58</text:p>
          </table:table-cell>
          <table:table-cell table:formula="of:=503147-[.J89]" office:value-type="float" office:value="498529" calcext:value-type="float">
            <text:p>498529</text:p>
          </table:table-cell>
          <table:table-cell table:formula="of:=[.C89]-[.C88]" office:value-type="float" office:value="123.33" calcext:value-type="float">
            <text:p>123.33</text:p>
          </table:table-cell>
          <table:table-cell table:formula="of:=IF([.B89]-[.B88]=0;[.I88];[.B89]-[.B88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Initial Closures</text:p>
          </table:table-cell>
          <table:table-cell office:value-type="float" office:value="3.72037430104182" calcext:value-type="float">
            <text:p>3.7203743010418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1230" calcext:value-type="float">
            <text:p>1230</text:p>
          </table:table-cell>
          <table:table-cell office:value-type="float" office:value="3278.84" calcext:value-type="float">
            <text:p>3278.84</text:p>
          </table:table-cell>
          <table:table-cell office:value-type="float" office:value="5" calcext:value-type="float">
            <text:p>5</text:p>
          </table:table-cell>
          <table:table-cell table:formula="of:=MAX([.J90]-[.F90]-[.B90];0)" office:value-type="float" office:value="4324" calcext:value-type="float">
            <text:p>4324</text:p>
          </table:table-cell>
          <table:table-cell table:formula="of:=[.F89]+[.D90]" office:value-type="float" office:value="63" calcext:value-type="float">
            <text:p>63</text:p>
          </table:table-cell>
          <table:table-cell table:formula="of:=503147-[.J90]" office:value-type="float" office:value="497530" calcext:value-type="float">
            <text:p>497530</text:p>
          </table:table-cell>
          <table:table-cell table:formula="of:=[.C90]-[.C89]" office:value-type="float" office:value="145.01" calcext:value-type="float">
            <text:p>145.01</text:p>
          </table:table-cell>
          <table:table-cell table:formula="of:=IF([.B90]-[.B89]=0;[.I89];[.B90]-[.B89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Initial Closures</text:p>
          </table:table-cell>
          <table:table-cell office:value-type="float" office:value="3.88573349316051" calcext:value-type="float">
            <text:p>3.8857334931605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1230" calcext:value-type="float">
            <text:p>1230</text:p>
          </table:table-cell>
          <table:table-cell office:value-type="float" office:value="3001.025" calcext:value-type="float">
            <text:p>3001.025</text:p>
          </table:table-cell>
          <table:table-cell office:value-type="float" office:value="5" calcext:value-type="float">
            <text:p>5</text:p>
          </table:table-cell>
          <table:table-cell table:formula="of:=MAX([.J91]-[.F91]-[.B91];0)" office:value-type="float" office:value="4319" calcext:value-type="float">
            <text:p>4319</text:p>
          </table:table-cell>
          <table:table-cell table:formula="of:=[.F90]+[.D91]" office:value-type="float" office:value="68" calcext:value-type="float">
            <text:p>68</text:p>
          </table:table-cell>
          <table:table-cell table:formula="of:=503147-[.J91]" office:value-type="float" office:value="497530" calcext:value-type="float">
            <text:p>497530</text:p>
          </table:table-cell>
          <table:table-cell table:formula="of:=[.C91]-[.C90]" office:value-type="float" office:value="-277.815" calcext:value-type="float">
            <text:p>-277.815</text:p>
          </table:table-cell>
          <table:table-cell table:formula="of:=IF([.B91]-[.B90]=0;[.I90];[.B91]-[.B90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Initial Closures</text:p>
          </table:table-cell>
          <table:table-cell office:value-type="float" office:value="3.22666701927414" calcext:value-type="float">
            <text:p>3.2266670192741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1230" calcext:value-type="float">
            <text:p>1230</text:p>
          </table:table-cell>
          <table:table-cell office:value-type="float" office:value="2778.745" calcext:value-type="float">
            <text:p>2778.745</text:p>
          </table:table-cell>
          <table:table-cell office:value-type="float" office:value="7" calcext:value-type="float">
            <text:p>7</text:p>
          </table:table-cell>
          <table:table-cell table:formula="of:=MAX([.J92]-[.F92]-[.B92];0)" office:value-type="float" office:value="4312" calcext:value-type="float">
            <text:p>4312</text:p>
          </table:table-cell>
          <table:table-cell table:formula="of:=[.F91]+[.D92]" office:value-type="float" office:value="75" calcext:value-type="float">
            <text:p>75</text:p>
          </table:table-cell>
          <table:table-cell table:formula="of:=503147-[.J92]" office:value-type="float" office:value="497530" calcext:value-type="float">
            <text:p>497530</text:p>
          </table:table-cell>
          <table:table-cell table:formula="of:=[.C92]-[.C91]" office:value-type="float" office:value="-222.28" calcext:value-type="float">
            <text:p>-222.28</text:p>
          </table:table-cell>
          <table:table-cell table:formula="of:=IF([.B92]-[.B91]=0;[.I91];[.B92]-[.B91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Initial Closures</text:p>
          </table:table-cell>
          <table:table-cell office:value-type="float" office:value="2.76374789323803" calcext:value-type="float">
            <text:p>2.7637478932380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1148" calcext:value-type="float">
            <text:p>1148</text:p>
          </table:table-cell>
          <table:table-cell office:value-type="float" office:value="4246.88" calcext:value-type="float">
            <text:p>4246.88</text:p>
          </table:table-cell>
          <table:table-cell office:value-type="float" office:value="7" calcext:value-type="float">
            <text:p>7</text:p>
          </table:table-cell>
          <table:table-cell table:formula="of:=MAX([.J93]-[.F93]-[.B93];0)" office:value-type="float" office:value="5048" calcext:value-type="float">
            <text:p>5048</text:p>
          </table:table-cell>
          <table:table-cell table:formula="of:=[.F92]+[.D93]" office:value-type="float" office:value="82" calcext:value-type="float">
            <text:p>82</text:p>
          </table:table-cell>
          <table:table-cell table:formula="of:=503147-[.J93]" office:value-type="float" office:value="496869" calcext:value-type="float">
            <text:p>496869</text:p>
          </table:table-cell>
          <table:table-cell table:formula="of:=[.C93]-[.C92]" office:value-type="float" office:value="1468.135" calcext:value-type="float">
            <text:p>1468.135</text:p>
          </table:table-cell>
          <table:table-cell table:formula="of:=IF([.B93]-[.B92]=0;[.I92];[.B93]-[.B92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Initial Closures</text:p>
          </table:table-cell>
          <table:table-cell office:value-type="float" office:value="3.85849682963693" calcext:value-type="float">
            <text:p>3.8584968296369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1148" calcext:value-type="float">
            <text:p>1148</text:p>
          </table:table-cell>
          <table:table-cell office:value-type="float" office:value="2680.84" calcext:value-type="float">
            <text:p>2680.84</text:p>
          </table:table-cell>
          <table:table-cell office:value-type="float" office:value="2" calcext:value-type="float">
            <text:p>2</text:p>
          </table:table-cell>
          <table:table-cell table:formula="of:=MAX([.J94]-[.F94]-[.B94];0)" office:value-type="float" office:value="5046" calcext:value-type="float">
            <text:p>5046</text:p>
          </table:table-cell>
          <table:table-cell table:formula="of:=[.F93]+[.D94]" office:value-type="float" office:value="84" calcext:value-type="float">
            <text:p>84</text:p>
          </table:table-cell>
          <table:table-cell table:formula="of:=503147-[.J94]" office:value-type="float" office:value="496869" calcext:value-type="float">
            <text:p>496869</text:p>
          </table:table-cell>
          <table:table-cell table:formula="of:=[.C94]-[.C93]" office:value-type="float" office:value="-1566.04" calcext:value-type="float">
            <text:p>-1566.04</text:p>
          </table:table-cell>
          <table:table-cell table:formula="of:=IF([.B94]-[.B93]=0;[.I93];[.B94]-[.B93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Initial Closures</text:p>
          </table:table-cell>
          <table:table-cell office:value-type="float" office:value="3.85675994619084" calcext:value-type="float">
            <text:p>3.8567599461908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1148" calcext:value-type="float">
            <text:p>1148</text:p>
          </table:table-cell>
          <table:table-cell office:value-type="float" office:value="2545.825" calcext:value-type="float">
            <text:p>2545.825</text:p>
          </table:table-cell>
          <table:table-cell office:value-type="float" office:value="5" calcext:value-type="float">
            <text:p>5</text:p>
          </table:table-cell>
          <table:table-cell table:formula="of:=MAX([.J95]-[.F95]-[.B95];0)" office:value-type="float" office:value="5041" calcext:value-type="float">
            <text:p>5041</text:p>
          </table:table-cell>
          <table:table-cell table:formula="of:=[.F94]+[.D95]" office:value-type="float" office:value="89" calcext:value-type="float">
            <text:p>89</text:p>
          </table:table-cell>
          <table:table-cell table:formula="of:=503147-[.J95]" office:value-type="float" office:value="496869" calcext:value-type="float">
            <text:p>496869</text:p>
          </table:table-cell>
          <table:table-cell table:formula="of:=[.C95]-[.C94]" office:value-type="float" office:value="-135.015" calcext:value-type="float">
            <text:p>-135.015</text:p>
          </table:table-cell>
          <table:table-cell table:formula="of:=IF([.B95]-[.B94]=0;[.I94];[.B95]-[.B94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Initial Closures</text:p>
          </table:table-cell>
          <table:table-cell office:value-type="float" office:value="3.80255534567702" calcext:value-type="float">
            <text:p>3.802555345677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1148" calcext:value-type="float">
            <text:p>1148</text:p>
          </table:table-cell>
          <table:table-cell office:value-type="float" office:value="2446.825" calcext:value-type="float">
            <text:p>2446.825</text:p>
          </table:table-cell>
          <table:table-cell office:value-type="float" office:value="8" calcext:value-type="float">
            <text:p>8</text:p>
          </table:table-cell>
          <table:table-cell table:formula="of:=MAX([.J96]-[.F96]-[.B96];0)" office:value-type="float" office:value="5033" calcext:value-type="float">
            <text:p>5033</text:p>
          </table:table-cell>
          <table:table-cell table:formula="of:=[.F95]+[.D96]" office:value-type="float" office:value="97" calcext:value-type="float">
            <text:p>97</text:p>
          </table:table-cell>
          <table:table-cell table:formula="of:=503147-[.J96]" office:value-type="float" office:value="496869" calcext:value-type="float">
            <text:p>496869</text:p>
          </table:table-cell>
          <table:table-cell table:formula="of:=[.C96]-[.C95]" office:value-type="float" office:value="-99" calcext:value-type="float">
            <text:p>-99</text:p>
          </table:table-cell>
          <table:table-cell table:formula="of:=IF([.B96]-[.B95]=0;[.I95];[.B96]-[.B95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Initial Closures</text:p>
          </table:table-cell>
          <table:table-cell office:value-type="float" office:value="3.81707087531224" calcext:value-type="float">
            <text:p>3.817070875312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988" calcext:value-type="float">
            <text:p>988</text:p>
          </table:table-cell>
          <table:table-cell office:value-type="float" office:value="2877.86" calcext:value-type="float">
            <text:p>2877.86</text:p>
          </table:table-cell>
          <table:table-cell office:value-type="float" office:value="6" calcext:value-type="float">
            <text:p>6</text:p>
          </table:table-cell>
          <table:table-cell table:formula="of:=MAX([.J97]-[.F97]-[.B97];0)" office:value-type="float" office:value="5998" calcext:value-type="float">
            <text:p>5998</text:p>
          </table:table-cell>
          <table:table-cell table:formula="of:=[.F96]+[.D97]" office:value-type="float" office:value="103" calcext:value-type="float">
            <text:p>103</text:p>
          </table:table-cell>
          <table:table-cell table:formula="of:=503147-[.J97]" office:value-type="float" office:value="496058" calcext:value-type="float">
            <text:p>496058</text:p>
          </table:table-cell>
          <table:table-cell table:formula="of:=[.C97]-[.C96]" office:value-type="float" office:value="431.035" calcext:value-type="float">
            <text:p>431.035</text:p>
          </table:table-cell>
          <table:table-cell table:formula="of:=IF([.B97]-[.B96]=0;[.I96];[.B97]-[.B96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Initial Closures</text:p>
          </table:table-cell>
          <table:table-cell office:value-type="float" office:value="3.94511352927033" calcext:value-type="float">
            <text:p>3.9451135292703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988" calcext:value-type="float">
            <text:p>988</text:p>
          </table:table-cell>
          <table:table-cell office:value-type="float" office:value="2450.84" calcext:value-type="float">
            <text:p>2450.84</text:p>
          </table:table-cell>
          <table:table-cell office:value-type="float" office:value="4" calcext:value-type="float">
            <text:p>4</text:p>
          </table:table-cell>
          <table:table-cell table:formula="of:=MAX([.J98]-[.F98]-[.B98];0)" office:value-type="float" office:value="5994" calcext:value-type="float">
            <text:p>5994</text:p>
          </table:table-cell>
          <table:table-cell table:formula="of:=[.F97]+[.D98]" office:value-type="float" office:value="107" calcext:value-type="float">
            <text:p>107</text:p>
          </table:table-cell>
          <table:table-cell table:formula="of:=503147-[.J98]" office:value-type="float" office:value="496058" calcext:value-type="float">
            <text:p>496058</text:p>
          </table:table-cell>
          <table:table-cell table:formula="of:=[.C98]-[.C97]" office:value-type="float" office:value="-427.02" calcext:value-type="float">
            <text:p>-427.02</text:p>
          </table:table-cell>
          <table:table-cell table:formula="of:=IF([.B98]-[.B97]=0;[.I97];[.B98]-[.B97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Initial Closures</text:p>
          </table:table-cell>
          <table:table-cell office:value-type="float" office:value="3.24881408039906" calcext:value-type="float">
            <text:p>3.2488140803990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988" calcext:value-type="float">
            <text:p>988</text:p>
          </table:table-cell>
          <table:table-cell office:value-type="float" office:value="2160.665" calcext:value-type="float">
            <text:p>2160.665</text:p>
          </table:table-cell>
          <table:table-cell office:value-type="float" office:value="1" calcext:value-type="float">
            <text:p>1</text:p>
          </table:table-cell>
          <table:table-cell table:formula="of:=MAX([.J99]-[.F99]-[.B99];0)" office:value-type="float" office:value="5993" calcext:value-type="float">
            <text:p>5993</text:p>
          </table:table-cell>
          <table:table-cell table:formula="of:=[.F98]+[.D99]" office:value-type="float" office:value="108" calcext:value-type="float">
            <text:p>108</text:p>
          </table:table-cell>
          <table:table-cell table:formula="of:=503147-[.J99]" office:value-type="float" office:value="496058" calcext:value-type="float">
            <text:p>496058</text:p>
          </table:table-cell>
          <table:table-cell table:formula="of:=[.C99]-[.C98]" office:value-type="float" office:value="-290.175" calcext:value-type="float">
            <text:p>-290.175</text:p>
          </table:table-cell>
          <table:table-cell table:formula="of:=IF([.B99]-[.B98]=0;[.I98];[.B99]-[.B98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Initial Closures</text:p>
          </table:table-cell>
          <table:table-cell office:value-type="float" office:value="2.68764671598633" calcext:value-type="float">
            <text:p>2.6876467159863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1006" calcext:value-type="float">
            <text:p>1006</text:p>
          </table:table-cell>
          <table:table-cell office:value-type="float" office:value="2767.405" calcext:value-type="float">
            <text:p>2767.405</text:p>
          </table:table-cell>
          <table:table-cell office:value-type="float" office:value="2" calcext:value-type="float">
            <text:p>2</text:p>
          </table:table-cell>
          <table:table-cell table:formula="of:=MAX([.J100]-[.F100]-[.B100];0)" office:value-type="float" office:value="6670" calcext:value-type="float">
            <text:p>6670</text:p>
          </table:table-cell>
          <table:table-cell table:formula="of:=[.F99]+[.D100]" office:value-type="float" office:value="110" calcext:value-type="float">
            <text:p>110</text:p>
          </table:table-cell>
          <table:table-cell table:formula="of:=503147-[.J100]" office:value-type="float" office:value="495361" calcext:value-type="float">
            <text:p>495361</text:p>
          </table:table-cell>
          <table:table-cell table:formula="of:=[.C100]-[.C99]" office:value-type="float" office:value="606.74" calcext:value-type="float">
            <text:p>606.74</text:p>
          </table:table-cell>
          <table:table-cell table:formula="of:=IF([.B100]-[.B99]=0;[.I99];[.B100]-[.B99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Initial Closures</text:p>
          </table:table-cell>
          <table:table-cell office:value-type="float" office:value="3.69345395574663" calcext:value-type="float">
            <text:p>3.6934539557466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1006" calcext:value-type="float">
            <text:p>1006</text:p>
          </table:table-cell>
          <table:table-cell office:value-type="float" office:value="2144.455" calcext:value-type="float">
            <text:p>2144.455</text:p>
          </table:table-cell>
          <table:table-cell office:value-type="float" office:value="6" calcext:value-type="float">
            <text:p>6</text:p>
          </table:table-cell>
          <table:table-cell table:formula="of:=MAX([.J101]-[.F101]-[.B101];0)" office:value-type="float" office:value="6664" calcext:value-type="float">
            <text:p>6664</text:p>
          </table:table-cell>
          <table:table-cell table:formula="of:=[.F100]+[.D101]" office:value-type="float" office:value="116" calcext:value-type="float">
            <text:p>116</text:p>
          </table:table-cell>
          <table:table-cell table:formula="of:=503147-[.J101]" office:value-type="float" office:value="495361" calcext:value-type="float">
            <text:p>495361</text:p>
          </table:table-cell>
          <table:table-cell table:formula="of:=[.C101]-[.C100]" office:value-type="float" office:value="-622.95" calcext:value-type="float">
            <text:p>-622.95</text:p>
          </table:table-cell>
          <table:table-cell table:formula="of:=IF([.B101]-[.B100]=0;[.I100];[.B101]-[.B100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Initial Closures</text:p>
          </table:table-cell>
          <table:table-cell office:value-type="float" office:value="3.77155964675368" calcext:value-type="float">
            <text:p>3.7715596467536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1006" calcext:value-type="float">
            <text:p>1006</text:p>
          </table:table-cell>
          <table:table-cell office:value-type="float" office:value="2259.085" calcext:value-type="float">
            <text:p>2259.085</text:p>
          </table:table-cell>
          <table:table-cell office:value-type="float" office:value="2" calcext:value-type="float">
            <text:p>2</text:p>
          </table:table-cell>
          <table:table-cell table:formula="of:=MAX([.J102]-[.F102]-[.B102];0)" office:value-type="float" office:value="6662" calcext:value-type="float">
            <text:p>6662</text:p>
          </table:table-cell>
          <table:table-cell table:formula="of:=[.F101]+[.D102]" office:value-type="float" office:value="118" calcext:value-type="float">
            <text:p>118</text:p>
          </table:table-cell>
          <table:table-cell table:formula="of:=503147-[.J102]" office:value-type="float" office:value="495361" calcext:value-type="float">
            <text:p>495361</text:p>
          </table:table-cell>
          <table:table-cell table:formula="of:=[.C102]-[.C101]" office:value-type="float" office:value="114.63" calcext:value-type="float">
            <text:p>114.63</text:p>
          </table:table-cell>
          <table:table-cell table:formula="of:=IF([.B102]-[.B101]=0;[.I101];[.B102]-[.B101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Initial Closures</text:p>
          </table:table-cell>
          <table:table-cell office:value-type="float" office:value="3.83212837334661" calcext:value-type="float">
            <text:p>3.8321283733466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1006" calcext:value-type="float">
            <text:p>1006</text:p>
          </table:table-cell>
          <table:table-cell office:value-type="float" office:value="1991.35" calcext:value-type="float">
            <text:p>1991.35</text:p>
          </table:table-cell>
          <table:table-cell office:value-type="float" office:value="2" calcext:value-type="float">
            <text:p>2</text:p>
          </table:table-cell>
          <table:table-cell table:formula="of:=MAX([.J103]-[.F103]-[.B103];0)" office:value-type="float" office:value="6660" calcext:value-type="float">
            <text:p>6660</text:p>
          </table:table-cell>
          <table:table-cell table:formula="of:=[.F102]+[.D103]" office:value-type="float" office:value="120" calcext:value-type="float">
            <text:p>120</text:p>
          </table:table-cell>
          <table:table-cell table:formula="of:=503147-[.J103]" office:value-type="float" office:value="495361" calcext:value-type="float">
            <text:p>495361</text:p>
          </table:table-cell>
          <table:table-cell table:formula="of:=[.C103]-[.C102]" office:value-type="float" office:value="-267.735" calcext:value-type="float">
            <text:p>-267.735</text:p>
          </table:table-cell>
          <table:table-cell table:formula="of:=IF([.B103]-[.B102]=0;[.I102];[.B103]-[.B102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Initial Closures</text:p>
          </table:table-cell>
          <table:table-cell office:value-type="float" office:value="3.89603412933246" calcext:value-type="float">
            <text:p>3.896034129332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1084" calcext:value-type="float">
            <text:p>1084</text:p>
          </table:table-cell>
          <table:table-cell office:value-type="float" office:value="2173.26" calcext:value-type="float">
            <text:p>2173.26</text:p>
          </table:table-cell>
          <table:table-cell office:value-type="float" office:value="4" calcext:value-type="float">
            <text:p>4</text:p>
          </table:table-cell>
          <table:table-cell table:formula="of:=MAX([.J104]-[.F104]-[.B104];0)" office:value-type="float" office:value="7610" calcext:value-type="float">
            <text:p>7610</text:p>
          </table:table-cell>
          <table:table-cell table:formula="of:=[.F103]+[.D104]" office:value-type="float" office:value="124" calcext:value-type="float">
            <text:p>124</text:p>
          </table:table-cell>
          <table:table-cell table:formula="of:=503147-[.J104]" office:value-type="float" office:value="494329" calcext:value-type="float">
            <text:p>494329</text:p>
          </table:table-cell>
          <table:table-cell table:formula="of:=[.C104]-[.C103]" office:value-type="float" office:value="181.91" calcext:value-type="float">
            <text:p>181.91</text:p>
          </table:table-cell>
          <table:table-cell table:formula="of:=IF([.B104]-[.B103]=0;[.I103];[.B104]-[.B103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Initial Closures</text:p>
          </table:table-cell>
          <table:table-cell office:value-type="float" office:value="4.00972650858676" calcext:value-type="float">
            <text:p>4.0097265085867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084" calcext:value-type="float">
            <text:p>1084</text:p>
          </table:table-cell>
          <table:table-cell office:value-type="float" office:value="1969.565" calcext:value-type="float">
            <text:p>1969.565</text:p>
          </table:table-cell>
          <table:table-cell office:value-type="float" office:value="3" calcext:value-type="float">
            <text:p>3</text:p>
          </table:table-cell>
          <table:table-cell table:formula="of:=MAX([.J105]-[.F105]-[.B105];0)" office:value-type="float" office:value="7607" calcext:value-type="float">
            <text:p>7607</text:p>
          </table:table-cell>
          <table:table-cell table:formula="of:=[.F104]+[.D105]" office:value-type="float" office:value="127" calcext:value-type="float">
            <text:p>127</text:p>
          </table:table-cell>
          <table:table-cell table:formula="of:=503147-[.J105]" office:value-type="float" office:value="494329" calcext:value-type="float">
            <text:p>494329</text:p>
          </table:table-cell>
          <table:table-cell table:formula="of:=[.C105]-[.C104]" office:value-type="float" office:value="-203.695" calcext:value-type="float">
            <text:p>-203.695</text:p>
          </table:table-cell>
          <table:table-cell table:formula="of:=IF([.B105]-[.B104]=0;[.I104];[.B105]-[.B104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Initial Closures</text:p>
          </table:table-cell>
          <table:table-cell office:value-type="float" office:value="3.36863809393253" calcext:value-type="float">
            <text:p>3.3686380939325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1084" calcext:value-type="float">
            <text:p>1084</text:p>
          </table:table-cell>
          <table:table-cell office:value-type="float" office:value="1776.845" calcext:value-type="float">
            <text:p>1776.845</text:p>
          </table:table-cell>
          <table:table-cell office:value-type="float" office:value="3" calcext:value-type="float">
            <text:p>3</text:p>
          </table:table-cell>
          <table:table-cell table:formula="of:=MAX([.J106]-[.F106]-[.B106];0)" office:value-type="float" office:value="7604" calcext:value-type="float">
            <text:p>7604</text:p>
          </table:table-cell>
          <table:table-cell table:formula="of:=[.F105]+[.D106]" office:value-type="float" office:value="130" calcext:value-type="float">
            <text:p>130</text:p>
          </table:table-cell>
          <table:table-cell table:formula="of:=503147-[.J106]" office:value-type="float" office:value="494329" calcext:value-type="float">
            <text:p>494329</text:p>
          </table:table-cell>
          <table:table-cell table:formula="of:=[.C106]-[.C105]" office:value-type="float" office:value="-192.72" calcext:value-type="float">
            <text:p>-192.72</text:p>
          </table:table-cell>
          <table:table-cell table:formula="of:=IF([.B106]-[.B105]=0;[.I105];[.B106]-[.B105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Initial Closures</text:p>
          </table:table-cell>
          <table:table-cell office:value-type="float" office:value="2.85087194795864" calcext:value-type="float">
            <text:p>2.8508719479586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990" calcext:value-type="float">
            <text:p>990</text:p>
          </table:table-cell>
          <table:table-cell office:value-type="float" office:value="2224.215" calcext:value-type="float">
            <text:p>2224.215</text:p>
          </table:table-cell>
          <table:table-cell office:value-type="float" office:value="3" calcext:value-type="float">
            <text:p>3</text:p>
          </table:table-cell>
          <table:table-cell table:formula="of:=MAX([.J107]-[.F107]-[.B107];0)" office:value-type="float" office:value="8289" calcext:value-type="float">
            <text:p>8289</text:p>
          </table:table-cell>
          <table:table-cell table:formula="of:=[.F106]+[.D107]" office:value-type="float" office:value="133" calcext:value-type="float">
            <text:p>133</text:p>
          </table:table-cell>
          <table:table-cell table:formula="of:=503147-[.J107]" office:value-type="float" office:value="493735" calcext:value-type="float">
            <text:p>493735</text:p>
          </table:table-cell>
          <table:table-cell table:formula="of:=[.C107]-[.C106]" office:value-type="float" office:value="447.37" calcext:value-type="float">
            <text:p>447.37</text:p>
          </table:table-cell>
          <table:table-cell table:formula="of:=IF([.B107]-[.B106]=0;[.I106];[.B107]-[.B106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Initial Closures</text:p>
          </table:table-cell>
          <table:table-cell office:value-type="float" office:value="3.80173427323544" calcext:value-type="float">
            <text:p>3.8017342732354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990" calcext:value-type="float">
            <text:p>990</text:p>
          </table:table-cell>
          <table:table-cell office:value-type="float" office:value="1805.42" calcext:value-type="float">
            <text:p>1805.42</text:p>
          </table:table-cell>
          <table:table-cell office:value-type="float" office:value="6" calcext:value-type="float">
            <text:p>6</text:p>
          </table:table-cell>
          <table:table-cell table:formula="of:=MAX([.J108]-[.F108]-[.B108];0)" office:value-type="float" office:value="8283" calcext:value-type="float">
            <text:p>8283</text:p>
          </table:table-cell>
          <table:table-cell table:formula="of:=[.F107]+[.D108]" office:value-type="float" office:value="139" calcext:value-type="float">
            <text:p>139</text:p>
          </table:table-cell>
          <table:table-cell table:formula="of:=503147-[.J108]" office:value-type="float" office:value="493735" calcext:value-type="float">
            <text:p>493735</text:p>
          </table:table-cell>
          <table:table-cell table:formula="of:=[.C108]-[.C107]" office:value-type="float" office:value="-418.795" calcext:value-type="float">
            <text:p>-418.795</text:p>
          </table:table-cell>
          <table:table-cell table:formula="of:=IF([.B108]-[.B107]=0;[.I107];[.B108]-[.B107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Initial Closures</text:p>
          </table:table-cell>
          <table:table-cell office:value-type="float" office:value="3.84229713156341" calcext:value-type="float">
            <text:p>3.8422971315634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990" calcext:value-type="float">
            <text:p>990</text:p>
          </table:table-cell>
          <table:table-cell office:value-type="float" office:value="1662.69" calcext:value-type="float">
            <text:p>1662.69</text:p>
          </table:table-cell>
          <table:table-cell office:value-type="float" office:value="7" calcext:value-type="float">
            <text:p>7</text:p>
          </table:table-cell>
          <table:table-cell table:formula="of:=MAX([.J109]-[.F109]-[.B109];0)" office:value-type="float" office:value="8276" calcext:value-type="float">
            <text:p>8276</text:p>
          </table:table-cell>
          <table:table-cell table:formula="of:=[.F108]+[.D109]" office:value-type="float" office:value="146" calcext:value-type="float">
            <text:p>146</text:p>
          </table:table-cell>
          <table:table-cell table:formula="of:=503147-[.J109]" office:value-type="float" office:value="493735" calcext:value-type="float">
            <text:p>493735</text:p>
          </table:table-cell>
          <table:table-cell table:formula="of:=[.C109]-[.C108]" office:value-type="float" office:value="-142.73" calcext:value-type="float">
            <text:p>-142.73</text:p>
          </table:table-cell>
          <table:table-cell table:formula="of:=IF([.B109]-[.B108]=0;[.I108];[.B109]-[.B108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Initial Closures</text:p>
          </table:table-cell>
          <table:table-cell office:value-type="float" office:value="3.78560189895965" calcext:value-type="float">
            <text:p>3.785601898959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990" calcext:value-type="float">
            <text:p>990</text:p>
          </table:table-cell>
          <table:table-cell office:value-type="float" office:value="1783.48" calcext:value-type="float">
            <text:p>1783.48</text:p>
          </table:table-cell>
          <table:table-cell office:value-type="float" office:value="3" calcext:value-type="float">
            <text:p>3</text:p>
          </table:table-cell>
          <table:table-cell table:formula="of:=MAX([.J110]-[.F110]-[.B110];0)" office:value-type="float" office:value="8273" calcext:value-type="float">
            <text:p>8273</text:p>
          </table:table-cell>
          <table:table-cell table:formula="of:=[.F109]+[.D110]" office:value-type="float" office:value="149" calcext:value-type="float">
            <text:p>149</text:p>
          </table:table-cell>
          <table:table-cell table:formula="of:=503147-[.J110]" office:value-type="float" office:value="493735" calcext:value-type="float">
            <text:p>493735</text:p>
          </table:table-cell>
          <table:table-cell table:formula="of:=[.C110]-[.C109]" office:value-type="float" office:value="120.79" calcext:value-type="float">
            <text:p>120.79</text:p>
          </table:table-cell>
          <table:table-cell table:formula="of:=IF([.B110]-[.B109]=0;[.I109];[.B110]-[.B109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Initial Closures</text:p>
          </table:table-cell>
          <table:table-cell office:value-type="float" office:value="3.87438285063474" calcext:value-type="float">
            <text:p>3.874382850634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409" calcext:value-type="float">
            <text:p>1409</text:p>
          </table:table-cell>
          <table:table-cell office:value-type="float" office:value="1707.955" calcext:value-type="float">
            <text:p>1707.955</text:p>
          </table:table-cell>
          <table:table-cell office:value-type="float" office:value="5" calcext:value-type="float">
            <text:p>5</text:p>
          </table:table-cell>
          <table:table-cell table:formula="of:=MAX([.J111]-[.F111]-[.B111];0)" office:value-type="float" office:value="9560" calcext:value-type="float">
            <text:p>9560</text:p>
          </table:table-cell>
          <table:table-cell table:formula="of:=[.F110]+[.D111]" office:value-type="float" office:value="154" calcext:value-type="float">
            <text:p>154</text:p>
          </table:table-cell>
          <table:table-cell table:formula="of:=503147-[.J111]" office:value-type="float" office:value="492024" calcext:value-type="float">
            <text:p>492024</text:p>
          </table:table-cell>
          <table:table-cell table:formula="of:=[.C111]-[.C110]" office:value-type="float" office:value="-75.5250000000001" calcext:value-type="float">
            <text:p>-75.5250000000001</text:p>
          </table:table-cell>
          <table:table-cell table:formula="of:=IF([.B111]-[.B110]=0;[.I110];[.B111]-[.B110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Initial Closures</text:p>
          </table:table-cell>
          <table:table-cell office:value-type="float" office:value="3.97132407321024" calcext:value-type="float">
            <text:p>3.971324073210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409" calcext:value-type="float">
            <text:p>1409</text:p>
          </table:table-cell>
          <table:table-cell office:value-type="float" office:value="1608.575" calcext:value-type="float">
            <text:p>1608.575</text:p>
          </table:table-cell>
          <table:table-cell office:value-type="float" office:value="5" calcext:value-type="float">
            <text:p>5</text:p>
          </table:table-cell>
          <table:table-cell table:formula="of:=MAX([.J112]-[.F112]-[.B112];0)" office:value-type="float" office:value="9555" calcext:value-type="float">
            <text:p>9555</text:p>
          </table:table-cell>
          <table:table-cell table:formula="of:=[.F111]+[.D112]" office:value-type="float" office:value="159" calcext:value-type="float">
            <text:p>159</text:p>
          </table:table-cell>
          <table:table-cell table:formula="of:=503147-[.J112]" office:value-type="float" office:value="492024" calcext:value-type="float">
            <text:p>492024</text:p>
          </table:table-cell>
          <table:table-cell table:formula="of:=[.C112]-[.C111]" office:value-type="float" office:value="-99.3799999999999" calcext:value-type="float">
            <text:p>-99.3799999999999</text:p>
          </table:table-cell>
          <table:table-cell table:formula="of:=IF([.B112]-[.B111]=0;[.I111];[.B112]-[.B111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Initial Closures</text:p>
          </table:table-cell>
          <table:table-cell office:value-type="float" office:value="3.29666643878644" calcext:value-type="float">
            <text:p>3.2966664387864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409" calcext:value-type="float">
            <text:p>1409</text:p>
          </table:table-cell>
          <table:table-cell office:value-type="float" office:value="1311.305" calcext:value-type="float">
            <text:p>1311.305</text:p>
          </table:table-cell>
          <table:table-cell office:value-type="float" office:value="3" calcext:value-type="float">
            <text:p>3</text:p>
          </table:table-cell>
          <table:table-cell table:formula="of:=MAX([.J113]-[.F113]-[.B113];0)" office:value-type="float" office:value="9552" calcext:value-type="float">
            <text:p>9552</text:p>
          </table:table-cell>
          <table:table-cell table:formula="of:=[.F112]+[.D113]" office:value-type="float" office:value="162" calcext:value-type="float">
            <text:p>162</text:p>
          </table:table-cell>
          <table:table-cell table:formula="of:=503147-[.J113]" office:value-type="float" office:value="492024" calcext:value-type="float">
            <text:p>492024</text:p>
          </table:table-cell>
          <table:table-cell table:formula="of:=[.C113]-[.C112]" office:value-type="float" office:value="-297.27" calcext:value-type="float">
            <text:p>-297.27</text:p>
          </table:table-cell>
          <table:table-cell table:formula="of:=IF([.B113]-[.B112]=0;[.I112];[.B113]-[.B112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Initial Closures</text:p>
          </table:table-cell>
          <table:table-cell office:value-type="float" office:value="2.85421345429657" calcext:value-type="float">
            <text:p>2.8542134542965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409" calcext:value-type="float">
            <text:p>1409</text:p>
          </table:table-cell>
          <table:table-cell office:value-type="float" office:value="1525.815" calcext:value-type="float">
            <text:p>1525.815</text:p>
          </table:table-cell>
          <table:table-cell office:value-type="float" office:value="5" calcext:value-type="float">
            <text:p>5</text:p>
          </table:table-cell>
          <table:table-cell table:formula="of:=MAX([.J114]-[.F114]-[.B114];0)" office:value-type="float" office:value="9547" calcext:value-type="float">
            <text:p>9547</text:p>
          </table:table-cell>
          <table:table-cell table:formula="of:=[.F113]+[.D114]" office:value-type="float" office:value="167" calcext:value-type="float">
            <text:p>167</text:p>
          </table:table-cell>
          <table:table-cell table:formula="of:=503147-[.J114]" office:value-type="float" office:value="492024" calcext:value-type="float">
            <text:p>492024</text:p>
          </table:table-cell>
          <table:table-cell table:formula="of:=[.C114]-[.C113]" office:value-type="float" office:value="214.51" calcext:value-type="float">
            <text:p>214.51</text:p>
          </table:table-cell>
          <table:table-cell table:formula="of:=IF([.B114]-[.B113]=0;[.I113];[.B114]-[.B113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Initial Closures</text:p>
          </table:table-cell>
          <table:table-cell office:value-type="float" office:value="3.77987035528121" calcext:value-type="float">
            <text:p>3.7798703552812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249" calcext:value-type="float">
            <text:p>1249</text:p>
          </table:table-cell>
          <table:table-cell office:value-type="float" office:value="1365.805" calcext:value-type="float">
            <text:p>1365.805</text:p>
          </table:table-cell>
          <table:table-cell office:value-type="float" office:value="5" calcext:value-type="float">
            <text:p>5</text:p>
          </table:table-cell>
          <table:table-cell table:formula="of:=MAX([.J115]-[.F115]-[.B115];0)" office:value-type="float" office:value="10410" calcext:value-type="float">
            <text:p>10410</text:p>
          </table:table-cell>
          <table:table-cell table:formula="of:=[.F114]+[.D115]" office:value-type="float" office:value="172" calcext:value-type="float">
            <text:p>172</text:p>
          </table:table-cell>
          <table:table-cell table:formula="of:=503147-[.J115]" office:value-type="float" office:value="491316" calcext:value-type="float">
            <text:p>491316</text:p>
          </table:table-cell>
          <table:table-cell table:formula="of:=[.C115]-[.C114]" office:value-type="float" office:value="-160.01" calcext:value-type="float">
            <text:p>-160.01</text:p>
          </table:table-cell>
          <table:table-cell table:formula="of:=IF([.B115]-[.B114]=0;[.I114];[.B115]-[.B114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Initial Closures</text:p>
          </table:table-cell>
          <table:table-cell office:value-type="float" office:value="3.84337436372706" calcext:value-type="float">
            <text:p>3.8433743637270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249" calcext:value-type="float">
            <text:p>1249</text:p>
          </table:table-cell>
          <table:table-cell office:value-type="float" office:value="1255.34" calcext:value-type="float">
            <text:p>1255.34</text:p>
          </table:table-cell>
          <table:table-cell office:value-type="float" office:value="4" calcext:value-type="float">
            <text:p>4</text:p>
          </table:table-cell>
          <table:table-cell table:formula="of:=MAX([.J116]-[.F116]-[.B116];0)" office:value-type="float" office:value="10406" calcext:value-type="float">
            <text:p>10406</text:p>
          </table:table-cell>
          <table:table-cell table:formula="of:=[.F115]+[.D116]" office:value-type="float" office:value="176" calcext:value-type="float">
            <text:p>176</text:p>
          </table:table-cell>
          <table:table-cell table:formula="of:=503147-[.J116]" office:value-type="float" office:value="491316" calcext:value-type="float">
            <text:p>491316</text:p>
          </table:table-cell>
          <table:table-cell table:formula="of:=[.C116]-[.C115]" office:value-type="float" office:value="-110.465" calcext:value-type="float">
            <text:p>-110.465</text:p>
          </table:table-cell>
          <table:table-cell table:formula="of:=IF([.B116]-[.B115]=0;[.I115];[.B116]-[.B115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Initial Closures</text:p>
          </table:table-cell>
          <table:table-cell office:value-type="float" office:value="3.91271390990676" calcext:value-type="float">
            <text:p>3.9127139099067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249" calcext:value-type="float">
            <text:p>1249</text:p>
          </table:table-cell>
          <table:table-cell office:value-type="float" office:value="1176.565" calcext:value-type="float">
            <text:p>1176.565</text:p>
          </table:table-cell>
          <table:table-cell office:value-type="float" office:value="4" calcext:value-type="float">
            <text:p>4</text:p>
          </table:table-cell>
          <table:table-cell table:formula="of:=MAX([.J117]-[.F117]-[.B117];0)" office:value-type="float" office:value="10402" calcext:value-type="float">
            <text:p>10402</text:p>
          </table:table-cell>
          <table:table-cell table:formula="of:=[.F116]+[.D117]" office:value-type="float" office:value="180" calcext:value-type="float">
            <text:p>180</text:p>
          </table:table-cell>
          <table:table-cell table:formula="of:=503147-[.J117]" office:value-type="float" office:value="491316" calcext:value-type="float">
            <text:p>491316</text:p>
          </table:table-cell>
          <table:table-cell table:formula="of:=[.C117]-[.C116]" office:value-type="float" office:value="-78.7749999999999" calcext:value-type="float">
            <text:p>-78.7749999999999</text:p>
          </table:table-cell>
          <table:table-cell table:formula="of:=IF([.B117]-[.B116]=0;[.I116];[.B117]-[.B116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Initial Closures</text:p>
          </table:table-cell>
          <table:table-cell office:value-type="float" office:value="3.96304912424133" calcext:value-type="float">
            <text:p>3.9630491242413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49" calcext:value-type="float">
            <text:p>1249</text:p>
          </table:table-cell>
          <table:table-cell office:value-type="float" office:value="1284.16" calcext:value-type="float">
            <text:p>1284.16</text:p>
          </table:table-cell>
          <table:table-cell office:value-type="float" office:value="5" calcext:value-type="float">
            <text:p>5</text:p>
          </table:table-cell>
          <table:table-cell table:formula="of:=MAX([.J118]-[.F118]-[.B118];0)" office:value-type="float" office:value="10397" calcext:value-type="float">
            <text:p>10397</text:p>
          </table:table-cell>
          <table:table-cell table:formula="of:=[.F117]+[.D118]" office:value-type="float" office:value="185" calcext:value-type="float">
            <text:p>185</text:p>
          </table:table-cell>
          <table:table-cell table:formula="of:=503147-[.J118]" office:value-type="float" office:value="491316" calcext:value-type="float">
            <text:p>491316</text:p>
          </table:table-cell>
          <table:table-cell table:formula="of:=[.C118]-[.C117]" office:value-type="float" office:value="107.595" calcext:value-type="float">
            <text:p>107.595</text:p>
          </table:table-cell>
          <table:table-cell table:formula="of:=IF([.B118]-[.B117]=0;[.I117];[.B118]-[.B117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Initial Closures</text:p>
          </table:table-cell>
          <table:table-cell office:value-type="float" office:value="4.2159764646364" calcext:value-type="float">
            <text:p>4.215976464636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49" calcext:value-type="float">
            <text:p>1249</text:p>
          </table:table-cell>
          <table:table-cell office:value-type="float" office:value="1021.845" calcext:value-type="float">
            <text:p>1021.845</text:p>
          </table:table-cell>
          <table:table-cell office:value-type="float" office:value="2" calcext:value-type="float">
            <text:p>2</text:p>
          </table:table-cell>
          <table:table-cell table:formula="of:=MAX([.J119]-[.F119]-[.B119];0)" office:value-type="float" office:value="10395" calcext:value-type="float">
            <text:p>10395</text:p>
          </table:table-cell>
          <table:table-cell table:formula="of:=[.F118]+[.D119]" office:value-type="float" office:value="187" calcext:value-type="float">
            <text:p>187</text:p>
          </table:table-cell>
          <table:table-cell table:formula="of:=503147-[.J119]" office:value-type="float" office:value="491316" calcext:value-type="float">
            <text:p>491316</text:p>
          </table:table-cell>
          <table:table-cell table:formula="of:=[.C119]-[.C118]" office:value-type="float" office:value="-262.315" calcext:value-type="float">
            <text:p>-262.315</text:p>
          </table:table-cell>
          <table:table-cell table:formula="of:=IF([.B119]-[.B118]=0;[.I118];[.B119]-[.B118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Initial Closures</text:p>
          </table:table-cell>
          <table:table-cell office:value-type="float" office:value="3.41687161211035" calcext:value-type="float">
            <text:p>3.4168716121103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103" calcext:value-type="float">
            <text:p>1103</text:p>
          </table:table-cell>
          <table:table-cell office:value-type="float" office:value="1008.42" calcext:value-type="float">
            <text:p>1008.42</text:p>
          </table:table-cell>
          <table:table-cell office:value-type="float" office:value="2" calcext:value-type="float">
            <text:p>2</text:p>
          </table:table-cell>
          <table:table-cell table:formula="of:=MAX([.J120]-[.F120]-[.B120];0)" office:value-type="float" office:value="11189" calcext:value-type="float">
            <text:p>11189</text:p>
          </table:table-cell>
          <table:table-cell table:formula="of:=[.F119]+[.D120]" office:value-type="float" office:value="189" calcext:value-type="float">
            <text:p>189</text:p>
          </table:table-cell>
          <table:table-cell table:formula="of:=503147-[.J120]" office:value-type="float" office:value="490666" calcext:value-type="float">
            <text:p>490666</text:p>
          </table:table-cell>
          <table:table-cell table:formula="of:=[.C120]-[.C119]" office:value-type="float" office:value="-13.4250000000001" calcext:value-type="float">
            <text:p>-13.4250000000001</text:p>
          </table:table-cell>
          <table:table-cell table:formula="of:=IF([.B120]-[.B119]=0;[.I119];[.B120]-[.B119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Initial Closures</text:p>
          </table:table-cell>
          <table:table-cell office:value-type="float" office:value="2.84055403470292" calcext:value-type="float">
            <text:p>2.8405540347029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103" calcext:value-type="float">
            <text:p>1103</text:p>
          </table:table-cell>
          <table:table-cell office:value-type="float" office:value="1083.775" calcext:value-type="float">
            <text:p>1083.775</text:p>
          </table:table-cell>
          <table:table-cell office:value-type="float" office:value="2" calcext:value-type="float">
            <text:p>2</text:p>
          </table:table-cell>
          <table:table-cell table:formula="of:=MAX([.J121]-[.F121]-[.B121];0)" office:value-type="float" office:value="11187" calcext:value-type="float">
            <text:p>11187</text:p>
          </table:table-cell>
          <table:table-cell table:formula="of:=[.F120]+[.D121]" office:value-type="float" office:value="191" calcext:value-type="float">
            <text:p>191</text:p>
          </table:table-cell>
          <table:table-cell table:formula="of:=503147-[.J121]" office:value-type="float" office:value="490666" calcext:value-type="float">
            <text:p>490666</text:p>
          </table:table-cell>
          <table:table-cell table:formula="of:=[.C121]-[.C120]" office:value-type="float" office:value="75.3550000000001" calcext:value-type="float">
            <text:p>75.3550000000001</text:p>
          </table:table-cell>
          <table:table-cell table:formula="of:=IF([.B121]-[.B120]=0;[.I120];[.B121]-[.B120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Initial Closures</text:p>
          </table:table-cell>
          <table:table-cell office:value-type="float" office:value="2.96468920076144" calcext:value-type="float">
            <text:p>2.9646892007614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103" calcext:value-type="float">
            <text:p>1103</text:p>
          </table:table-cell>
          <table:table-cell office:value-type="float" office:value="1074.94" calcext:value-type="float">
            <text:p>1074.94</text:p>
          </table:table-cell>
          <table:table-cell office:value-type="float" office:value="4" calcext:value-type="float">
            <text:p>4</text:p>
          </table:table-cell>
          <table:table-cell table:formula="of:=MAX([.J122]-[.F122]-[.B122];0)" office:value-type="float" office:value="11183" calcext:value-type="float">
            <text:p>11183</text:p>
          </table:table-cell>
          <table:table-cell table:formula="of:=[.F121]+[.D122]" office:value-type="float" office:value="195" calcext:value-type="float">
            <text:p>195</text:p>
          </table:table-cell>
          <table:table-cell table:formula="of:=503147-[.J122]" office:value-type="float" office:value="490666" calcext:value-type="float">
            <text:p>490666</text:p>
          </table:table-cell>
          <table:table-cell table:formula="of:=[.C122]-[.C121]" office:value-type="float" office:value="-8.83500000000004" calcext:value-type="float">
            <text:p>-8.83500000000004</text:p>
          </table:table-cell>
          <table:table-cell table:formula="of:=IF([.B122]-[.B121]=0;[.I121];[.B122]-[.B121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Initial Closures</text:p>
          </table:table-cell>
          <table:table-cell office:value-type="float" office:value="4.17752159551085" calcext:value-type="float">
            <text:p>4.177521595510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855" calcext:value-type="float">
            <text:p>855</text:p>
          </table:table-cell>
          <table:table-cell office:value-type="float" office:value="1218.88" calcext:value-type="float">
            <text:p>1218.88</text:p>
          </table:table-cell>
          <table:table-cell office:value-type="float" office:value="1" calcext:value-type="float">
            <text:p>1</text:p>
          </table:table-cell>
          <table:table-cell table:formula="of:=MAX([.J123]-[.F123]-[.B123];0)" office:value-type="float" office:value="11677" calcext:value-type="float">
            <text:p>11677</text:p>
          </table:table-cell>
          <table:table-cell table:formula="of:=[.F122]+[.D123]" office:value-type="float" office:value="196" calcext:value-type="float">
            <text:p>196</text:p>
          </table:table-cell>
          <table:table-cell table:formula="of:=503147-[.J123]" office:value-type="float" office:value="490419" calcext:value-type="float">
            <text:p>490419</text:p>
          </table:table-cell>
          <table:table-cell table:formula="of:=[.C123]-[.C122]" office:value-type="float" office:value="143.94" calcext:value-type="float">
            <text:p>143.94</text:p>
          </table:table-cell>
          <table:table-cell table:formula="of:=IF([.B123]-[.B122]=0;[.I122];[.B123]-[.B122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Initial Closures</text:p>
          </table:table-cell>
          <table:table-cell office:value-type="float" office:value="4.13924441718902" calcext:value-type="float">
            <text:p>4.139244417189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855" calcext:value-type="float">
            <text:p>855</text:p>
          </table:table-cell>
          <table:table-cell office:value-type="float" office:value="831.46" calcext:value-type="float">
            <text:p>831.46</text:p>
          </table:table-cell>
          <table:table-cell office:value-type="float" office:value="2" calcext:value-type="float">
            <text:p>2</text:p>
          </table:table-cell>
          <table:table-cell table:formula="of:=MAX([.J124]-[.F124]-[.B124];0)" office:value-type="float" office:value="11675" calcext:value-type="float">
            <text:p>11675</text:p>
          </table:table-cell>
          <table:table-cell table:formula="of:=[.F123]+[.D124]" office:value-type="float" office:value="198" calcext:value-type="float">
            <text:p>198</text:p>
          </table:table-cell>
          <table:table-cell table:formula="of:=503147-[.J124]" office:value-type="float" office:value="490419" calcext:value-type="float">
            <text:p>490419</text:p>
          </table:table-cell>
          <table:table-cell table:formula="of:=[.C124]-[.C123]" office:value-type="float" office:value="-387.42" calcext:value-type="float">
            <text:p>-387.42</text:p>
          </table:table-cell>
          <table:table-cell table:formula="of:=IF([.B124]-[.B123]=0;[.I123];[.B124]-[.B123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Initial Closures</text:p>
          </table:table-cell>
          <table:table-cell office:value-type="float" office:value="4.27856037566884" calcext:value-type="float">
            <text:p>4.2785603756688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855" calcext:value-type="float">
            <text:p>855</text:p>
          </table:table-cell>
          <table:table-cell office:value-type="float" office:value="885.34" calcext:value-type="float">
            <text:p>885.34</text:p>
          </table:table-cell>
          <table:table-cell office:value-type="float" office:value="3" calcext:value-type="float">
            <text:p>3</text:p>
          </table:table-cell>
          <table:table-cell table:formula="of:=MAX([.J125]-[.F125]-[.B125];0)" office:value-type="float" office:value="11672" calcext:value-type="float">
            <text:p>11672</text:p>
          </table:table-cell>
          <table:table-cell table:formula="of:=[.F124]+[.D125]" office:value-type="float" office:value="201" calcext:value-type="float">
            <text:p>201</text:p>
          </table:table-cell>
          <table:table-cell table:formula="of:=503147-[.J125]" office:value-type="float" office:value="490419" calcext:value-type="float">
            <text:p>490419</text:p>
          </table:table-cell>
          <table:table-cell table:formula="of:=[.C125]-[.C124]" office:value-type="float" office:value="53.88" calcext:value-type="float">
            <text:p>53.88</text:p>
          </table:table-cell>
          <table:table-cell table:formula="of:=IF([.B125]-[.B124]=0;[.I124];[.B125]-[.B124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Initial Closures</text:p>
          </table:table-cell>
          <table:table-cell office:value-type="float" office:value="4.4523622025664" calcext:value-type="float">
            <text:p>4.452362202566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855" calcext:value-type="float">
            <text:p>855</text:p>
          </table:table-cell>
          <table:table-cell office:value-type="float" office:value="820.82" calcext:value-type="float">
            <text:p>820.82</text:p>
          </table:table-cell>
          <table:table-cell office:value-type="float" office:value="2" calcext:value-type="float">
            <text:p>2</text:p>
          </table:table-cell>
          <table:table-cell table:formula="of:=MAX([.J126]-[.F126]-[.B126];0)" office:value-type="float" office:value="11670" calcext:value-type="float">
            <text:p>11670</text:p>
          </table:table-cell>
          <table:table-cell table:formula="of:=[.F125]+[.D126]" office:value-type="float" office:value="203" calcext:value-type="float">
            <text:p>203</text:p>
          </table:table-cell>
          <table:table-cell table:formula="of:=503147-[.J126]" office:value-type="float" office:value="490419" calcext:value-type="float">
            <text:p>490419</text:p>
          </table:table-cell>
          <table:table-cell table:formula="of:=[.C126]-[.C125]" office:value-type="float" office:value="-64.52" calcext:value-type="float">
            <text:p>-64.52</text:p>
          </table:table-cell>
          <table:table-cell table:formula="of:=IF([.B126]-[.B125]=0;[.I125];[.B126]-[.B125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Initial Closures</text:p>
          </table:table-cell>
          <table:table-cell office:value-type="float" office:value="3.33307816961945" calcext:value-type="float">
            <text:p>3.3330781696194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758" calcext:value-type="float">
            <text:p>758</text:p>
          </table:table-cell>
          <table:table-cell office:value-type="float" office:value="818.405" calcext:value-type="float">
            <text:p>818.405</text:p>
          </table:table-cell>
          <table:table-cell office:value-type="float" office:value="2" calcext:value-type="float">
            <text:p>2</text:p>
          </table:table-cell>
          <table:table-cell table:formula="of:=MAX([.J127]-[.F127]-[.B127];0)" office:value-type="float" office:value="12183" calcext:value-type="float">
            <text:p>12183</text:p>
          </table:table-cell>
          <table:table-cell table:formula="of:=[.F126]+[.D127]" office:value-type="float" office:value="205" calcext:value-type="float">
            <text:p>205</text:p>
          </table:table-cell>
          <table:table-cell table:formula="of:=503147-[.J127]" office:value-type="float" office:value="490001" calcext:value-type="float">
            <text:p>490001</text:p>
          </table:table-cell>
          <table:table-cell table:formula="of:=[.C127]-[.C126]" office:value-type="float" office:value="-2.41500000000008" calcext:value-type="float">
            <text:p>-2.41500000000008</text:p>
          </table:table-cell>
          <table:table-cell table:formula="of:=IF([.B127]-[.B126]=0;[.I126];[.B127]-[.B126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Initial Closures</text:p>
          </table:table-cell>
          <table:table-cell office:value-type="float" office:value="3.10165301126276" calcext:value-type="float">
            <text:p>3.1016530112627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758" calcext:value-type="float">
            <text:p>758</text:p>
          </table:table-cell>
          <table:table-cell office:value-type="float" office:value="920.955" calcext:value-type="float">
            <text:p>920.955</text:p>
          </table:table-cell>
          <table:table-cell office:value-type="float" office:value="1" calcext:value-type="float">
            <text:p>1</text:p>
          </table:table-cell>
          <table:table-cell table:formula="of:=MAX([.J128]-[.F128]-[.B128];0)" office:value-type="float" office:value="12182" calcext:value-type="float">
            <text:p>12182</text:p>
          </table:table-cell>
          <table:table-cell table:formula="of:=[.F127]+[.D128]" office:value-type="float" office:value="206" calcext:value-type="float">
            <text:p>206</text:p>
          </table:table-cell>
          <table:table-cell table:formula="of:=503147-[.J128]" office:value-type="float" office:value="490001" calcext:value-type="float">
            <text:p>490001</text:p>
          </table:table-cell>
          <table:table-cell table:formula="of:=[.C128]-[.C127]" office:value-type="float" office:value="102.55" calcext:value-type="float">
            <text:p>102.55</text:p>
          </table:table-cell>
          <table:table-cell table:formula="of:=IF([.B128]-[.B127]=0;[.I127];[.B128]-[.B127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Initial Closures</text:p>
          </table:table-cell>
          <table:table-cell office:value-type="float" office:value="4.40352399350851" calcext:value-type="float">
            <text:p>4.4035239935085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758" calcext:value-type="float">
            <text:p>758</text:p>
          </table:table-cell>
          <table:table-cell office:value-type="float" office:value="850.305" calcext:value-type="float">
            <text:p>850.305</text:p>
          </table:table-cell>
          <table:table-cell office:value-type="float" office:value="1" calcext:value-type="float">
            <text:p>1</text:p>
          </table:table-cell>
          <table:table-cell table:formula="of:=MAX([.J129]-[.F129]-[.B129];0)" office:value-type="float" office:value="12181" calcext:value-type="float">
            <text:p>12181</text:p>
          </table:table-cell>
          <table:table-cell table:formula="of:=[.F128]+[.D129]" office:value-type="float" office:value="207" calcext:value-type="float">
            <text:p>207</text:p>
          </table:table-cell>
          <table:table-cell table:formula="of:=503147-[.J129]" office:value-type="float" office:value="490001" calcext:value-type="float">
            <text:p>490001</text:p>
          </table:table-cell>
          <table:table-cell table:formula="of:=[.C129]-[.C128]" office:value-type="float" office:value="-70.6500000000001" calcext:value-type="float">
            <text:p>-70.6500000000001</text:p>
          </table:table-cell>
          <table:table-cell table:formula="of:=IF([.B129]-[.B128]=0;[.I128];[.B129]-[.B128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Initial Closures</text:p>
          </table:table-cell>
          <table:table-cell office:value-type="float" office:value="4.37380588478565" calcext:value-type="float">
            <text:p>4.373805884785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758" calcext:value-type="float">
            <text:p>758</text:p>
          </table:table-cell>
          <table:table-cell office:value-type="float" office:value="719.675" calcext:value-type="float">
            <text:p>719.675</text:p>
          </table:table-cell>
          <table:table-cell office:value-type="float" office:value="3" calcext:value-type="float">
            <text:p>3</text:p>
          </table:table-cell>
          <table:table-cell table:formula="of:=MAX([.J130]-[.F130]-[.B130];0)" office:value-type="float" office:value="12178" calcext:value-type="float">
            <text:p>12178</text:p>
          </table:table-cell>
          <table:table-cell table:formula="of:=[.F129]+[.D130]" office:value-type="float" office:value="210" calcext:value-type="float">
            <text:p>210</text:p>
          </table:table-cell>
          <table:table-cell table:formula="of:=503147-[.J130]" office:value-type="float" office:value="490001" calcext:value-type="float">
            <text:p>490001</text:p>
          </table:table-cell>
          <table:table-cell table:formula="of:=[.C130]-[.C129]" office:value-type="float" office:value="-130.63" calcext:value-type="float">
            <text:p>-130.63</text:p>
          </table:table-cell>
          <table:table-cell table:formula="of:=IF([.B130]-[.B129]=0;[.I129];[.B130]-[.B129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Initial Closures</text:p>
          </table:table-cell>
          <table:table-cell office:value-type="float" office:value="4.41648845976602" calcext:value-type="float">
            <text:p>4.4164884597660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758" calcext:value-type="float">
            <text:p>758</text:p>
          </table:table-cell>
          <table:table-cell office:value-type="float" office:value="759.39" calcext:value-type="float">
            <text:p>759.39</text:p>
          </table:table-cell>
          <table:table-cell office:value-type="float" office:value="1" calcext:value-type="float">
            <text:p>1</text:p>
          </table:table-cell>
          <table:table-cell table:formula="of:=MAX([.J131]-[.F131]-[.B131];0)" office:value-type="float" office:value="12177" calcext:value-type="float">
            <text:p>12177</text:p>
          </table:table-cell>
          <table:table-cell table:formula="of:=[.F130]+[.D131]" office:value-type="float" office:value="211" calcext:value-type="float">
            <text:p>211</text:p>
          </table:table-cell>
          <table:table-cell table:formula="of:=503147-[.J131]" office:value-type="float" office:value="490001" calcext:value-type="float">
            <text:p>490001</text:p>
          </table:table-cell>
          <table:table-cell table:formula="of:=[.C131]-[.C130]" office:value-type="float" office:value="39.715" calcext:value-type="float">
            <text:p>39.715</text:p>
          </table:table-cell>
          <table:table-cell table:formula="of:=IF([.B131]-[.B130]=0;[.I130];[.B131]-[.B130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Initial Closures</text:p>
          </table:table-cell>
          <table:table-cell office:value-type="float" office:value="4.3504093522628" calcext:value-type="float">
            <text:p>4.350409352262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678" calcext:value-type="float">
            <text:p>678</text:p>
          </table:table-cell>
          <table:table-cell office:value-type="float" office:value="834.99" calcext:value-type="float">
            <text:p>834.99</text:p>
          </table:table-cell>
          <table:table-cell office:value-type="float" office:value="0" calcext:value-type="float">
            <text:p>0</text:p>
          </table:table-cell>
          <table:table-cell table:formula="of:=MAX([.J132]-[.F132]-[.B132];0)" office:value-type="float" office:value="12703" calcext:value-type="float">
            <text:p>12703</text:p>
          </table:table-cell>
          <table:table-cell table:formula="of:=[.F131]+[.D132]" office:value-type="float" office:value="211" calcext:value-type="float">
            <text:p>211</text:p>
          </table:table-cell>
          <table:table-cell table:formula="of:=503147-[.J132]" office:value-type="float" office:value="489555" calcext:value-type="float">
            <text:p>489555</text:p>
          </table:table-cell>
          <table:table-cell table:formula="of:=[.C132]-[.C131]" office:value-type="float" office:value="75.6" calcext:value-type="float">
            <text:p>75.6</text:p>
          </table:table-cell>
          <table:table-cell table:formula="of:=IF([.B132]-[.B131]=0;[.I131];[.B132]-[.B131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Initial Closures</text:p>
          </table:table-cell>
          <table:table-cell office:value-type="float" office:value="4.47282765794452" calcext:value-type="float">
            <text:p>4.4728276579445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678" calcext:value-type="float">
            <text:p>678</text:p>
          </table:table-cell>
          <table:table-cell office:value-type="float" office:value="617.755" calcext:value-type="float">
            <text:p>617.755</text:p>
          </table:table-cell>
          <table:table-cell office:value-type="float" office:value="3" calcext:value-type="float">
            <text:p>3</text:p>
          </table:table-cell>
          <table:table-cell table:formula="of:=MAX([.J133]-[.F133]-[.B133];0)" office:value-type="float" office:value="12700" calcext:value-type="float">
            <text:p>12700</text:p>
          </table:table-cell>
          <table:table-cell table:formula="of:=[.F132]+[.D133]" office:value-type="float" office:value="214" calcext:value-type="float">
            <text:p>214</text:p>
          </table:table-cell>
          <table:table-cell table:formula="of:=503147-[.J133]" office:value-type="float" office:value="489555" calcext:value-type="float">
            <text:p>489555</text:p>
          </table:table-cell>
          <table:table-cell table:formula="of:=[.C133]-[.C132]" office:value-type="float" office:value="-217.235" calcext:value-type="float">
            <text:p>-217.235</text:p>
          </table:table-cell>
          <table:table-cell table:formula="of:=IF([.B133]-[.B132]=0;[.I132];[.B133]-[.B132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Initial Closures</text:p>
          </table:table-cell>
          <table:table-cell office:value-type="float" office:value="3.61649251791061" calcext:value-type="float">
            <text:p>3.6164925179106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678" calcext:value-type="float">
            <text:p>678</text:p>
          </table:table-cell>
          <table:table-cell office:value-type="float" office:value="574.165" calcext:value-type="float">
            <text:p>574.165</text:p>
          </table:table-cell>
          <table:table-cell office:value-type="float" office:value="3" calcext:value-type="float">
            <text:p>3</text:p>
          </table:table-cell>
          <table:table-cell table:formula="of:=MAX([.J134]-[.F134]-[.B134];0)" office:value-type="float" office:value="12697" calcext:value-type="float">
            <text:p>12697</text:p>
          </table:table-cell>
          <table:table-cell table:formula="of:=[.F133]+[.D134]" office:value-type="float" office:value="217" calcext:value-type="float">
            <text:p>217</text:p>
          </table:table-cell>
          <table:table-cell table:formula="of:=503147-[.J134]" office:value-type="float" office:value="489555" calcext:value-type="float">
            <text:p>489555</text:p>
          </table:table-cell>
          <table:table-cell table:formula="of:=[.C134]-[.C133]" office:value-type="float" office:value="-43.59" calcext:value-type="float">
            <text:p>-43.59</text:p>
          </table:table-cell>
          <table:table-cell table:formula="of:=IF([.B134]-[.B133]=0;[.I133];[.B134]-[.B133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Initial Closures</text:p>
          </table:table-cell>
          <table:table-cell office:value-type="float" office:value="3.00140704349049" calcext:value-type="float">
            <text:p>3.0014070434904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687" calcext:value-type="float">
            <text:p>687</text:p>
          </table:table-cell>
          <table:table-cell office:value-type="float" office:value="748.765" calcext:value-type="float">
            <text:p>748.765</text:p>
          </table:table-cell>
          <table:table-cell office:value-type="float" office:value="0" calcext:value-type="float">
            <text:p>0</text:p>
          </table:table-cell>
          <table:table-cell table:formula="of:=MAX([.J135]-[.F135]-[.B135];0)" office:value-type="float" office:value="12948" calcext:value-type="float">
            <text:p>12948</text:p>
          </table:table-cell>
          <table:table-cell table:formula="of:=[.F134]+[.D135]" office:value-type="float" office:value="217" calcext:value-type="float">
            <text:p>217</text:p>
          </table:table-cell>
          <table:table-cell table:formula="of:=503147-[.J135]" office:value-type="float" office:value="489295" calcext:value-type="float">
            <text:p>489295</text:p>
          </table:table-cell>
          <table:table-cell table:formula="of:=[.C135]-[.C134]" office:value-type="float" office:value="174.6" calcext:value-type="float">
            <text:p>174.6</text:p>
          </table:table-cell>
          <table:table-cell table:formula="of:=IF([.B135]-[.B134]=0;[.I134];[.B135]-[.B134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Initial Closures</text:p>
          </table:table-cell>
          <table:table-cell office:value-type="float" office:value="4.37549166646022" calcext:value-type="float">
            <text:p>4.37549166646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687" calcext:value-type="float">
            <text:p>687</text:p>
          </table:table-cell>
          <table:table-cell office:value-type="float" office:value="677.01" calcext:value-type="float">
            <text:p>677.01</text:p>
          </table:table-cell>
          <table:table-cell office:value-type="float" office:value="1" calcext:value-type="float">
            <text:p>1</text:p>
          </table:table-cell>
          <table:table-cell table:formula="of:=MAX([.J136]-[.F136]-[.B136];0)" office:value-type="float" office:value="12947" calcext:value-type="float">
            <text:p>12947</text:p>
          </table:table-cell>
          <table:table-cell table:formula="of:=[.F135]+[.D136]" office:value-type="float" office:value="218" calcext:value-type="float">
            <text:p>218</text:p>
          </table:table-cell>
          <table:table-cell table:formula="of:=503147-[.J136]" office:value-type="float" office:value="489295" calcext:value-type="float">
            <text:p>489295</text:p>
          </table:table-cell>
          <table:table-cell table:formula="of:=[.C136]-[.C135]" office:value-type="float" office:value="-71.755" calcext:value-type="float">
            <text:p>-71.755</text:p>
          </table:table-cell>
          <table:table-cell table:formula="of:=IF([.B136]-[.B135]=0;[.I135];[.B136]-[.B135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Initial Closures</text:p>
          </table:table-cell>
          <table:table-cell office:value-type="float" office:value="4.47133304633585" calcext:value-type="float">
            <text:p>4.471333046335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687" calcext:value-type="float">
            <text:p>687</text:p>
          </table:table-cell>
          <table:table-cell office:value-type="float" office:value="606.845" calcext:value-type="float">
            <text:p>606.845</text:p>
          </table:table-cell>
          <table:table-cell office:value-type="float" office:value="0" calcext:value-type="float">
            <text:p>0</text:p>
          </table:table-cell>
          <table:table-cell table:formula="of:=MAX([.J137]-[.F137]-[.B137];0)" office:value-type="float" office:value="12947" calcext:value-type="float">
            <text:p>12947</text:p>
          </table:table-cell>
          <table:table-cell table:formula="of:=[.F136]+[.D137]" office:value-type="float" office:value="218" calcext:value-type="float">
            <text:p>218</text:p>
          </table:table-cell>
          <table:table-cell table:formula="of:=503147-[.J137]" office:value-type="float" office:value="489295" calcext:value-type="float">
            <text:p>489295</text:p>
          </table:table-cell>
          <table:table-cell table:formula="of:=[.C137]-[.C136]" office:value-type="float" office:value="-70.165" calcext:value-type="float">
            <text:p>-70.165</text:p>
          </table:table-cell>
          <table:table-cell table:formula="of:=IF([.B137]-[.B136]=0;[.I136];[.B137]-[.B136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Initial Closures</text:p>
          </table:table-cell>
          <table:table-cell office:value-type="float" office:value="4.53007235141239" calcext:value-type="float">
            <text:p>4.530072351412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687" calcext:value-type="float">
            <text:p>687</text:p>
          </table:table-cell>
          <table:table-cell office:value-type="float" office:value="476.75" calcext:value-type="float">
            <text:p>476.75</text:p>
          </table:table-cell>
          <table:table-cell office:value-type="float" office:value="0" calcext:value-type="float">
            <text:p>0</text:p>
          </table:table-cell>
          <table:table-cell table:formula="of:=MAX([.J138]-[.F138]-[.B138];0)" office:value-type="float" office:value="12947" calcext:value-type="float">
            <text:p>12947</text:p>
          </table:table-cell>
          <table:table-cell table:formula="of:=[.F137]+[.D138]" office:value-type="float" office:value="218" calcext:value-type="float">
            <text:p>218</text:p>
          </table:table-cell>
          <table:table-cell table:formula="of:=503147-[.J138]" office:value-type="float" office:value="489295" calcext:value-type="float">
            <text:p>489295</text:p>
          </table:table-cell>
          <table:table-cell table:formula="of:=[.C138]-[.C137]" office:value-type="float" office:value="-130.095" calcext:value-type="float">
            <text:p>-130.095</text:p>
          </table:table-cell>
          <table:table-cell table:formula="of:=IF([.B138]-[.B137]=0;[.I137];[.B138]-[.B137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Initial Closures</text:p>
          </table:table-cell>
          <table:table-cell office:value-type="float" office:value="3.3146843945293" calcext:value-type="float">
            <text:p>3.314684394529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543" calcext:value-type="float">
            <text:p>543</text:p>
          </table:table-cell>
          <table:table-cell office:value-type="float" office:value="634.17" calcext:value-type="float">
            <text:p>634.17</text:p>
          </table:table-cell>
          <table:table-cell office:value-type="float" office:value="0" calcext:value-type="float">
            <text:p>0</text:p>
          </table:table-cell>
          <table:table-cell table:formula="of:=MAX([.J139]-[.F139]-[.B139];0)" office:value-type="float" office:value="13280" calcext:value-type="float">
            <text:p>13280</text:p>
          </table:table-cell>
          <table:table-cell table:formula="of:=[.F138]+[.D139]" office:value-type="float" office:value="218" calcext:value-type="float">
            <text:p>218</text:p>
          </table:table-cell>
          <table:table-cell table:formula="of:=503147-[.J139]" office:value-type="float" office:value="489106" calcext:value-type="float">
            <text:p>489106</text:p>
          </table:table-cell>
          <table:table-cell table:formula="of:=[.C139]-[.C138]" office:value-type="float" office:value="157.42" calcext:value-type="float">
            <text:p>157.42</text:p>
          </table:table-cell>
          <table:table-cell table:formula="of:=IF([.B139]-[.B138]=0;[.I138];[.B139]-[.B138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Initial Closures</text:p>
          </table:table-cell>
          <table:table-cell office:value-type="float" office:value="4.30910479581039" calcext:value-type="float">
            <text:p>4.309104795810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543" calcext:value-type="float">
            <text:p>543</text:p>
          </table:table-cell>
          <table:table-cell office:value-type="float" office:value="523.93" calcext:value-type="float">
            <text:p>523.93</text:p>
          </table:table-cell>
          <table:table-cell office:value-type="float" office:value="0" calcext:value-type="float">
            <text:p>0</text:p>
          </table:table-cell>
          <table:table-cell table:formula="of:=MAX([.J140]-[.F140]-[.B140];0)" office:value-type="float" office:value="13280" calcext:value-type="float">
            <text:p>13280</text:p>
          </table:table-cell>
          <table:table-cell table:formula="of:=[.F139]+[.D140]" office:value-type="float" office:value="218" calcext:value-type="float">
            <text:p>218</text:p>
          </table:table-cell>
          <table:table-cell table:formula="of:=503147-[.J140]" office:value-type="float" office:value="489106" calcext:value-type="float">
            <text:p>489106</text:p>
          </table:table-cell>
          <table:table-cell table:formula="of:=[.C140]-[.C139]" office:value-type="float" office:value="-110.24" calcext:value-type="float">
            <text:p>-110.24</text:p>
          </table:table-cell>
          <table:table-cell table:formula="of:=IF([.B140]-[.B139]=0;[.I139];[.B140]-[.B139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Initial Closures</text:p>
          </table:table-cell>
          <table:table-cell office:value-type="float" office:value="3.55517656052698" calcext:value-type="float">
            <text:p>3.5551765605269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543" calcext:value-type="float">
            <text:p>543</text:p>
          </table:table-cell>
          <table:table-cell office:value-type="float" office:value="447.61" calcext:value-type="float">
            <text:p>447.61</text:p>
          </table:table-cell>
          <table:table-cell office:value-type="float" office:value="0" calcext:value-type="float">
            <text:p>0</text:p>
          </table:table-cell>
          <table:table-cell table:formula="of:=MAX([.J141]-[.F141]-[.B141];0)" office:value-type="float" office:value="13280" calcext:value-type="float">
            <text:p>13280</text:p>
          </table:table-cell>
          <table:table-cell table:formula="of:=[.F140]+[.D141]" office:value-type="float" office:value="218" calcext:value-type="float">
            <text:p>218</text:p>
          </table:table-cell>
          <table:table-cell table:formula="of:=503147-[.J141]" office:value-type="float" office:value="489106" calcext:value-type="float">
            <text:p>489106</text:p>
          </table:table-cell>
          <table:table-cell table:formula="of:=[.C141]-[.C140]" office:value-type="float" office:value="-76.3199999999999" calcext:value-type="float">
            <text:p>-76.3199999999999</text:p>
          </table:table-cell>
          <table:table-cell table:formula="of:=IF([.B141]-[.B140]=0;[.I140];[.B141]-[.B140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Initial Closures</text:p>
          </table:table-cell>
          <table:table-cell office:value-type="float" office:value="3.03611170972793" calcext:value-type="float">
            <text:p>3.0361117097279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437" calcext:value-type="float">
            <text:p>437</text:p>
          </table:table-cell>
          <table:table-cell office:value-type="float" office:value="646.765" calcext:value-type="float">
            <text:p>646.765</text:p>
          </table:table-cell>
          <table:table-cell office:value-type="float" office:value="0" calcext:value-type="float">
            <text:p>0</text:p>
          </table:table-cell>
          <table:table-cell table:formula="of:=MAX([.J142]-[.F142]-[.B142];0)" office:value-type="float" office:value="13487" calcext:value-type="float">
            <text:p>13487</text:p>
          </table:table-cell>
          <table:table-cell table:formula="of:=[.F141]+[.D142]" office:value-type="float" office:value="218" calcext:value-type="float">
            <text:p>218</text:p>
          </table:table-cell>
          <table:table-cell table:formula="of:=503147-[.J142]" office:value-type="float" office:value="489005" calcext:value-type="float">
            <text:p>489005</text:p>
          </table:table-cell>
          <table:table-cell table:formula="of:=[.C142]-[.C141]" office:value-type="float" office:value="199.155" calcext:value-type="float">
            <text:p>199.155</text:p>
          </table:table-cell>
          <table:table-cell table:formula="of:=IF([.B142]-[.B141]=0;[.I141];[.B142]-[.B141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Initial Closures</text:p>
          </table:table-cell>
          <table:table-cell office:value-type="float" office:value="4.39633278503415" calcext:value-type="float">
            <text:p>4.396332785034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437" calcext:value-type="float">
            <text:p>437</text:p>
          </table:table-cell>
          <table:table-cell office:value-type="float" office:value="524.875" calcext:value-type="float">
            <text:p>524.875</text:p>
          </table:table-cell>
          <table:table-cell office:value-type="float" office:value="0" calcext:value-type="float">
            <text:p>0</text:p>
          </table:table-cell>
          <table:table-cell table:formula="of:=MAX([.J143]-[.F143]-[.B143];0)" office:value-type="float" office:value="13487" calcext:value-type="float">
            <text:p>13487</text:p>
          </table:table-cell>
          <table:table-cell table:formula="of:=[.F142]+[.D143]" office:value-type="float" office:value="218" calcext:value-type="float">
            <text:p>218</text:p>
          </table:table-cell>
          <table:table-cell table:formula="of:=503147-[.J143]" office:value-type="float" office:value="489005" calcext:value-type="float">
            <text:p>489005</text:p>
          </table:table-cell>
          <table:table-cell table:formula="of:=[.C143]-[.C142]" office:value-type="float" office:value="-121.89" calcext:value-type="float">
            <text:p>-121.89</text:p>
          </table:table-cell>
          <table:table-cell table:formula="of:=IF([.B143]-[.B142]=0;[.I142];[.B143]-[.B142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Initial Closures</text:p>
          </table:table-cell>
          <table:table-cell office:value-type="float" office:value="4.1919831679161" calcext:value-type="float">
            <text:p>4.191983167916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437" calcext:value-type="float">
            <text:p>437</text:p>
          </table:table-cell>
          <table:table-cell office:value-type="float" office:value="489.29" calcext:value-type="float">
            <text:p>489.29</text:p>
          </table:table-cell>
          <table:table-cell office:value-type="float" office:value="0" calcext:value-type="float">
            <text:p>0</text:p>
          </table:table-cell>
          <table:table-cell table:formula="of:=MAX([.J144]-[.F144]-[.B144];0)" office:value-type="float" office:value="13487" calcext:value-type="float">
            <text:p>13487</text:p>
          </table:table-cell>
          <table:table-cell table:formula="of:=[.F143]+[.D144]" office:value-type="float" office:value="218" calcext:value-type="float">
            <text:p>218</text:p>
          </table:table-cell>
          <table:table-cell table:formula="of:=503147-[.J144]" office:value-type="float" office:value="489005" calcext:value-type="float">
            <text:p>489005</text:p>
          </table:table-cell>
          <table:table-cell table:formula="of:=[.C144]-[.C143]" office:value-type="float" office:value="-35.585" calcext:value-type="float">
            <text:p>-35.585</text:p>
          </table:table-cell>
          <table:table-cell table:formula="of:=IF([.B144]-[.B143]=0;[.I143];[.B144]-[.B143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Initial Closures</text:p>
          </table:table-cell>
          <table:table-cell office:value-type="float" office:value="4.43292124363179" calcext:value-type="float">
            <text:p>4.4329212436317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437" calcext:value-type="float">
            <text:p>437</text:p>
          </table:table-cell>
          <table:table-cell office:value-type="float" office:value="531.235" calcext:value-type="float">
            <text:p>531.235</text:p>
          </table:table-cell>
          <table:table-cell office:value-type="float" office:value="0" calcext:value-type="float">
            <text:p>0</text:p>
          </table:table-cell>
          <table:table-cell table:formula="of:=MAX([.J145]-[.F145]-[.B145];0)" office:value-type="float" office:value="13487" calcext:value-type="float">
            <text:p>13487</text:p>
          </table:table-cell>
          <table:table-cell table:formula="of:=[.F144]+[.D145]" office:value-type="float" office:value="218" calcext:value-type="float">
            <text:p>218</text:p>
          </table:table-cell>
          <table:table-cell table:formula="of:=503147-[.J145]" office:value-type="float" office:value="489005" calcext:value-type="float">
            <text:p>489005</text:p>
          </table:table-cell>
          <table:table-cell table:formula="of:=[.C145]-[.C144]" office:value-type="float" office:value="41.945" calcext:value-type="float">
            <text:p>41.945</text:p>
          </table:table-cell>
          <table:table-cell table:formula="of:=IF([.B145]-[.B144]=0;[.I144];[.B145]-[.B144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Initial Closures</text:p>
          </table:table-cell>
          <table:table-cell office:value-type="float" office:value="4.37155675035956" calcext:value-type="float">
            <text:p>4.371556750359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96" calcext:value-type="float">
            <text:p>296</text:p>
          </table:table-cell>
          <table:table-cell office:value-type="float" office:value="548.115" calcext:value-type="float">
            <text:p>548.115</text:p>
          </table:table-cell>
          <table:table-cell office:value-type="float" office:value="0" calcext:value-type="float">
            <text:p>0</text:p>
          </table:table-cell>
          <table:table-cell table:formula="of:=MAX([.J146]-[.F146]-[.B146];0)" office:value-type="float" office:value="13815" calcext:value-type="float">
            <text:p>13815</text:p>
          </table:table-cell>
          <table:table-cell table:formula="of:=[.F145]+[.D146]" office:value-type="float" office:value="218" calcext:value-type="float">
            <text:p>218</text:p>
          </table:table-cell>
          <table:table-cell table:formula="of:=503147-[.J146]" office:value-type="float" office:value="488818" calcext:value-type="float">
            <text:p>488818</text:p>
          </table:table-cell>
          <table:table-cell table:formula="of:=[.C146]-[.C145]" office:value-type="float" office:value="16.88" calcext:value-type="float">
            <text:p>16.88</text:p>
          </table:table-cell>
          <table:table-cell table:formula="of:=IF([.B146]-[.B145]=0;[.I145];[.B146]-[.B145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Initial Closures</text:p>
          </table:table-cell>
          <table:table-cell office:value-type="float" office:value="4.54186174495669" calcext:value-type="float">
            <text:p>4.541861744956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96" calcext:value-type="float">
            <text:p>296</text:p>
          </table:table-cell>
          <table:table-cell office:value-type="float" office:value="484.315" calcext:value-type="float">
            <text:p>484.315</text:p>
          </table:table-cell>
          <table:table-cell office:value-type="float" office:value="0" calcext:value-type="float">
            <text:p>0</text:p>
          </table:table-cell>
          <table:table-cell table:formula="of:=MAX([.J147]-[.F147]-[.B147];0)" office:value-type="float" office:value="13815" calcext:value-type="float">
            <text:p>13815</text:p>
          </table:table-cell>
          <table:table-cell table:formula="of:=[.F146]+[.D147]" office:value-type="float" office:value="218" calcext:value-type="float">
            <text:p>218</text:p>
          </table:table-cell>
          <table:table-cell table:formula="of:=503147-[.J147]" office:value-type="float" office:value="488818" calcext:value-type="float">
            <text:p>488818</text:p>
          </table:table-cell>
          <table:table-cell table:formula="of:=[.C147]-[.C146]" office:value-type="float" office:value="-63.8" calcext:value-type="float">
            <text:p>-63.8</text:p>
          </table:table-cell>
          <table:table-cell table:formula="of:=IF([.B147]-[.B146]=0;[.I146];[.B147]-[.B146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Initial Closures</text:p>
          </table:table-cell>
          <table:table-cell office:value-type="float" office:value="3.67401843771163" calcext:value-type="float">
            <text:p>3.6740184377116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96" calcext:value-type="float">
            <text:p>296</text:p>
          </table:table-cell>
          <table:table-cell office:value-type="float" office:value="397.615" calcext:value-type="float">
            <text:p>397.615</text:p>
          </table:table-cell>
          <table:table-cell office:value-type="float" office:value="0" calcext:value-type="float">
            <text:p>0</text:p>
          </table:table-cell>
          <table:table-cell table:formula="of:=MAX([.J148]-[.F148]-[.B148];0)" office:value-type="float" office:value="13815" calcext:value-type="float">
            <text:p>13815</text:p>
          </table:table-cell>
          <table:table-cell table:formula="of:=[.F147]+[.D148]" office:value-type="float" office:value="218" calcext:value-type="float">
            <text:p>218</text:p>
          </table:table-cell>
          <table:table-cell table:formula="of:=503147-[.J148]" office:value-type="float" office:value="488818" calcext:value-type="float">
            <text:p>488818</text:p>
          </table:table-cell>
          <table:table-cell table:formula="of:=[.C148]-[.C147]" office:value-type="float" office:value="-86.7" calcext:value-type="float">
            <text:p>-86.7</text:p>
          </table:table-cell>
          <table:table-cell table:formula="of:=IF([.B148]-[.B147]=0;[.I147];[.B148]-[.B147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Initial Closures</text:p>
          </table:table-cell>
          <table:table-cell office:value-type="float" office:value="2.99481450707722" calcext:value-type="float">
            <text:p>2.994814507077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99" calcext:value-type="float">
            <text:p>299</text:p>
          </table:table-cell>
          <table:table-cell office:value-type="float" office:value="518.18" calcext:value-type="float">
            <text:p>518.18</text:p>
          </table:table-cell>
          <table:table-cell office:value-type="float" office:value="0" calcext:value-type="float">
            <text:p>0</text:p>
          </table:table-cell>
          <table:table-cell table:formula="of:=MAX([.J149]-[.F149]-[.B149];0)" office:value-type="float" office:value="13946" calcext:value-type="float">
            <text:p>13946</text:p>
          </table:table-cell>
          <table:table-cell table:formula="of:=[.F148]+[.D149]" office:value-type="float" office:value="218" calcext:value-type="float">
            <text:p>218</text:p>
          </table:table-cell>
          <table:table-cell table:formula="of:=503147-[.J149]" office:value-type="float" office:value="488684" calcext:value-type="float">
            <text:p>488684</text:p>
          </table:table-cell>
          <table:table-cell table:formula="of:=[.C149]-[.C148]" office:value-type="float" office:value="120.565" calcext:value-type="float">
            <text:p>120.565</text:p>
          </table:table-cell>
          <table:table-cell table:formula="of:=IF([.B149]-[.B148]=0;[.I148];[.B149]-[.B148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Stage 1</text:p>
          </table:table-cell>
          <table:table-cell office:value-type="float" office:value="4.37021094252174" calcext:value-type="float">
            <text:p>4.370210942521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99" calcext:value-type="float">
            <text:p>299</text:p>
          </table:table-cell>
          <table:table-cell office:value-type="float" office:value="459.135" calcext:value-type="float">
            <text:p>459.135</text:p>
          </table:table-cell>
          <table:table-cell office:value-type="float" office:value="0" calcext:value-type="float">
            <text:p>0</text:p>
          </table:table-cell>
          <table:table-cell table:formula="of:=MAX([.J150]-[.F150]-[.B150];0)" office:value-type="float" office:value="13946" calcext:value-type="float">
            <text:p>13946</text:p>
          </table:table-cell>
          <table:table-cell table:formula="of:=[.F149]+[.D150]" office:value-type="float" office:value="218" calcext:value-type="float">
            <text:p>218</text:p>
          </table:table-cell>
          <table:table-cell table:formula="of:=503147-[.J150]" office:value-type="float" office:value="488684" calcext:value-type="float">
            <text:p>488684</text:p>
          </table:table-cell>
          <table:table-cell table:formula="of:=[.C150]-[.C149]" office:value-type="float" office:value="-59.045" calcext:value-type="float">
            <text:p>-59.045</text:p>
          </table:table-cell>
          <table:table-cell table:formula="of:=IF([.B150]-[.B149]=0;[.I149];[.B150]-[.B149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Stage 1</text:p>
          </table:table-cell>
          <table:table-cell office:value-type="float" office:value="4.44056126204218" calcext:value-type="float">
            <text:p>4.4405612620421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99" calcext:value-type="float">
            <text:p>299</text:p>
          </table:table-cell>
          <table:table-cell office:value-type="float" office:value="441.79" calcext:value-type="float">
            <text:p>441.79</text:p>
          </table:table-cell>
          <table:table-cell office:value-type="float" office:value="0" calcext:value-type="float">
            <text:p>0</text:p>
          </table:table-cell>
          <table:table-cell table:formula="of:=MAX([.J151]-[.F151]-[.B151];0)" office:value-type="float" office:value="13946" calcext:value-type="float">
            <text:p>13946</text:p>
          </table:table-cell>
          <table:table-cell table:formula="of:=[.F150]+[.D151]" office:value-type="float" office:value="218" calcext:value-type="float">
            <text:p>218</text:p>
          </table:table-cell>
          <table:table-cell table:formula="of:=503147-[.J151]" office:value-type="float" office:value="488684" calcext:value-type="float">
            <text:p>488684</text:p>
          </table:table-cell>
          <table:table-cell table:formula="of:=[.C151]-[.C150]" office:value-type="float" office:value="-17.345" calcext:value-type="float">
            <text:p>-17.345</text:p>
          </table:table-cell>
          <table:table-cell table:formula="of:=IF([.B151]-[.B150]=0;[.I150];[.B151]-[.B150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Stage 1</text:p>
          </table:table-cell>
          <table:table-cell office:value-type="float" office:value="4.57774779991046" calcext:value-type="float">
            <text:p>4.577747799910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99" calcext:value-type="float">
            <text:p>299</text:p>
          </table:table-cell>
          <table:table-cell office:value-type="float" office:value="461.36" calcext:value-type="float">
            <text:p>461.36</text:p>
          </table:table-cell>
          <table:table-cell office:value-type="float" office:value="0" calcext:value-type="float">
            <text:p>0</text:p>
          </table:table-cell>
          <table:table-cell table:formula="of:=MAX([.J152]-[.F152]-[.B152];0)" office:value-type="float" office:value="13946" calcext:value-type="float">
            <text:p>13946</text:p>
          </table:table-cell>
          <table:table-cell table:formula="of:=[.F151]+[.D152]" office:value-type="float" office:value="218" calcext:value-type="float">
            <text:p>218</text:p>
          </table:table-cell>
          <table:table-cell table:formula="of:=503147-[.J152]" office:value-type="float" office:value="488684" calcext:value-type="float">
            <text:p>488684</text:p>
          </table:table-cell>
          <table:table-cell table:formula="of:=[.C152]-[.C151]" office:value-type="float" office:value="19.57" calcext:value-type="float">
            <text:p>19.57</text:p>
          </table:table-cell>
          <table:table-cell table:formula="of:=IF([.B152]-[.B151]=0;[.I151];[.B152]-[.B151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Stage 1</text:p>
          </table:table-cell>
          <table:table-cell office:value-type="float" office:value="4.62230425130401" calcext:value-type="float">
            <text:p>4.622304251304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36" calcext:value-type="float">
            <text:p>236</text:p>
          </table:table-cell>
          <table:table-cell office:value-type="float" office:value="485.075" calcext:value-type="float">
            <text:p>485.075</text:p>
          </table:table-cell>
          <table:table-cell office:value-type="float" office:value="0" calcext:value-type="float">
            <text:p>0</text:p>
          </table:table-cell>
          <table:table-cell table:formula="of:=MAX([.J153]-[.F153]-[.B153];0)" office:value-type="float" office:value="14087" calcext:value-type="float">
            <text:p>14087</text:p>
          </table:table-cell>
          <table:table-cell table:formula="of:=[.F152]+[.D153]" office:value-type="float" office:value="218" calcext:value-type="float">
            <text:p>218</text:p>
          </table:table-cell>
          <table:table-cell table:formula="of:=503147-[.J153]" office:value-type="float" office:value="488606" calcext:value-type="float">
            <text:p>488606</text:p>
          </table:table-cell>
          <table:table-cell table:formula="of:=[.C153]-[.C152]" office:value-type="float" office:value="23.715" calcext:value-type="float">
            <text:p>23.715</text:p>
          </table:table-cell>
          <table:table-cell table:formula="of:=IF([.B153]-[.B152]=0;[.I152];[.B153]-[.B152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Stage 1</text:p>
          </table:table-cell>
          <table:table-cell office:value-type="float" office:value="4.82158039777533" calcext:value-type="float">
            <text:p>4.82158039777533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1" calcext:value-type="date">
            <text:p>2020-08-01</text:p>
          </table:table-cell>
          <table:table-cell office:value-type="float" office:value="236" calcext:value-type="float">
            <text:p>236</text:p>
          </table:table-cell>
          <table:table-cell office:value-type="float" office:value="464.955" calcext:value-type="float">
            <text:p>464.955</text:p>
          </table:table-cell>
          <table:table-cell office:value-type="float" office:value="0" calcext:value-type="float">
            <text:p>0</text:p>
          </table:table-cell>
          <table:table-cell table:formula="of:=MAX([.J154]-[.F154]-[.B154];0)" office:value-type="float" office:value="14087" calcext:value-type="float">
            <text:p>14087</text:p>
          </table:table-cell>
          <table:table-cell table:formula="of:=[.F153]+[.D154]" office:value-type="float" office:value="218" calcext:value-type="float">
            <text:p>218</text:p>
          </table:table-cell>
          <table:table-cell table:formula="of:=503147-[.J154]" office:value-type="float" office:value="488606" calcext:value-type="float">
            <text:p>488606</text:p>
          </table:table-cell>
          <table:table-cell table:formula="of:=[.C154]-[.C153]" office:value-type="float" office:value="-20.12" calcext:value-type="float">
            <text:p>-20.12</text:p>
          </table:table-cell>
          <table:table-cell table:formula="of:=IF([.B154]-[.B153]=0;[.I153];[.B154]-[.B153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Stage 1</text:p>
          </table:table-cell>
          <table:table-cell office:value-type="float" office:value="3.90107670650564" calcext:value-type="float">
            <text:p>3.90107670650564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2" calcext:value-type="date">
            <text:p>2020-08-02</text:p>
          </table:table-cell>
          <table:table-cell office:value-type="float" office:value="236" calcext:value-type="float">
            <text:p>236</text:p>
          </table:table-cell>
          <table:table-cell office:value-type="float" office:value="363.185" calcext:value-type="float">
            <text:p>363.185</text:p>
          </table:table-cell>
          <table:table-cell office:value-type="float" office:value="0" calcext:value-type="float">
            <text:p>0</text:p>
          </table:table-cell>
          <table:table-cell table:formula="of:=MAX([.J155]-[.F155]-[.B155];0)" office:value-type="float" office:value="14087" calcext:value-type="float">
            <text:p>14087</text:p>
          </table:table-cell>
          <table:table-cell table:formula="of:=[.F154]+[.D155]" office:value-type="float" office:value="218" calcext:value-type="float">
            <text:p>218</text:p>
          </table:table-cell>
          <table:table-cell table:formula="of:=503147-[.J155]" office:value-type="float" office:value="488606" calcext:value-type="float">
            <text:p>488606</text:p>
          </table:table-cell>
          <table:table-cell table:formula="of:=[.C155]-[.C154]" office:value-type="float" office:value="-101.77" calcext:value-type="float">
            <text:p>-101.77</text:p>
          </table:table-cell>
          <table:table-cell table:formula="of:=IF([.B155]-[.B154]=0;[.I154];[.B155]-[.B154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Stage 1</text:p>
          </table:table-cell>
          <table:table-cell office:value-type="float" office:value="3.26306483689289" calcext:value-type="float">
            <text:p>3.26306483689289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3" calcext:value-type="date">
            <text:p>2020-08-03</text:p>
          </table:table-cell>
          <table:table-cell office:value-type="float" office:value="238" calcext:value-type="float">
            <text:p>238</text:p>
          </table:table-cell>
          <table:table-cell office:value-type="float" office:value="487.085" calcext:value-type="float">
            <text:p>487.085</text:p>
          </table:table-cell>
          <table:table-cell office:value-type="float" office:value="0" calcext:value-type="float">
            <text:p>0</text:p>
          </table:table-cell>
          <table:table-cell table:formula="of:=MAX([.J156]-[.F156]-[.B156];0)" office:value-type="float" office:value="14192" calcext:value-type="float">
            <text:p>14192</text:p>
          </table:table-cell>
          <table:table-cell table:formula="of:=[.F155]+[.D156]" office:value-type="float" office:value="218" calcext:value-type="float">
            <text:p>218</text:p>
          </table:table-cell>
          <table:table-cell table:formula="of:=503147-[.J156]" office:value-type="float" office:value="488499" calcext:value-type="float">
            <text:p>488499</text:p>
          </table:table-cell>
          <table:table-cell table:formula="of:=[.C156]-[.C155]" office:value-type="float" office:value="123.9" calcext:value-type="float">
            <text:p>123.9</text:p>
          </table:table-cell>
          <table:table-cell table:formula="of:=IF([.B156]-[.B155]=0;[.I155];[.B156]-[.B155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Stage 1</text:p>
          </table:table-cell>
          <table:table-cell office:value-type="float" office:value="4.64632760327404" calcext:value-type="float">
            <text:p>4.64632760327404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4" calcext:value-type="date">
            <text:p>2020-08-04</text:p>
          </table:table-cell>
          <table:table-cell office:value-type="float" office:value="238" calcext:value-type="float">
            <text:p>238</text:p>
          </table:table-cell>
          <table:table-cell office:value-type="float" office:value="478.695" calcext:value-type="float">
            <text:p>478.695</text:p>
          </table:table-cell>
          <table:table-cell office:value-type="float" office:value="0" calcext:value-type="float">
            <text:p>0</text:p>
          </table:table-cell>
          <table:table-cell table:formula="of:=MAX([.J157]-[.F157]-[.B157];0)" office:value-type="float" office:value="14192" calcext:value-type="float">
            <text:p>14192</text:p>
          </table:table-cell>
          <table:table-cell table:formula="of:=[.F156]+[.D157]" office:value-type="float" office:value="218" calcext:value-type="float">
            <text:p>218</text:p>
          </table:table-cell>
          <table:table-cell table:formula="of:=503147-[.J157]" office:value-type="float" office:value="488499" calcext:value-type="float">
            <text:p>488499</text:p>
          </table:table-cell>
          <table:table-cell table:formula="of:=[.C157]-[.C156]" office:value-type="float" office:value="-8.38999999999999" calcext:value-type="float">
            <text:p>-8.38999999999999</text:p>
          </table:table-cell>
          <table:table-cell table:formula="of:=IF([.B157]-[.B156]=0;[.I156];[.B157]-[.B156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Stage 1</text:p>
          </table:table-cell>
          <table:table-cell office:value-type="float" office:value="4.66581830051584" calcext:value-type="float">
            <text:p>4.66581830051584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5" calcext:value-type="date">
            <text:p>2020-08-05</text:p>
          </table:table-cell>
          <table:table-cell office:value-type="float" office:value="238" calcext:value-type="float">
            <text:p>238</text:p>
          </table:table-cell>
          <table:table-cell office:value-type="float" office:value="447.825" calcext:value-type="float">
            <text:p>447.825</text:p>
          </table:table-cell>
          <table:table-cell office:value-type="float" office:value="0" calcext:value-type="float">
            <text:p>0</text:p>
          </table:table-cell>
          <table:table-cell table:formula="of:=MAX([.J158]-[.F158]-[.B158];0)" office:value-type="float" office:value="14192" calcext:value-type="float">
            <text:p>14192</text:p>
          </table:table-cell>
          <table:table-cell table:formula="of:=[.F157]+[.D158]" office:value-type="float" office:value="218" calcext:value-type="float">
            <text:p>218</text:p>
          </table:table-cell>
          <table:table-cell table:formula="of:=503147-[.J158]" office:value-type="float" office:value="488499" calcext:value-type="float">
            <text:p>488499</text:p>
          </table:table-cell>
          <table:table-cell table:formula="of:=[.C158]-[.C157]" office:value-type="float" office:value="-30.87" calcext:value-type="float">
            <text:p>-30.87</text:p>
          </table:table-cell>
          <table:table-cell table:formula="of:=IF([.B158]-[.B157]=0;[.I157];[.B158]-[.B157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Stage 1</text:p>
          </table:table-cell>
          <table:table-cell office:value-type="float" office:value="4.66380489192843" calcext:value-type="float">
            <text:p>4.66380489192843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6" calcext:value-type="date">
            <text:p>2020-08-06</text:p>
          </table:table-cell>
          <table:table-cell office:value-type="float" office:value="238" calcext:value-type="float">
            <text:p>238</text:p>
          </table:table-cell>
          <table:table-cell office:value-type="float" office:value="439.405" calcext:value-type="float">
            <text:p>439.405</text:p>
          </table:table-cell>
          <table:table-cell office:value-type="float" office:value="0" calcext:value-type="float">
            <text:p>0</text:p>
          </table:table-cell>
          <table:table-cell table:formula="of:=MAX([.J159]-[.F159]-[.B159];0)" office:value-type="float" office:value="14192" calcext:value-type="float">
            <text:p>14192</text:p>
          </table:table-cell>
          <table:table-cell table:formula="of:=[.F158]+[.D159]" office:value-type="float" office:value="218" calcext:value-type="float">
            <text:p>218</text:p>
          </table:table-cell>
          <table:table-cell table:formula="of:=503147-[.J159]" office:value-type="float" office:value="488499" calcext:value-type="float">
            <text:p>488499</text:p>
          </table:table-cell>
          <table:table-cell table:formula="of:=[.C159]-[.C158]" office:value-type="float" office:value="-8.42000000000002" calcext:value-type="float">
            <text:p>-8.42000000000002</text:p>
          </table:table-cell>
          <table:table-cell table:formula="of:=IF([.B159]-[.B158]=0;[.I158];[.B159]-[.B158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Stage 1</text:p>
          </table:table-cell>
          <table:table-cell office:value-type="float" office:value="4.68942152814513" calcext:value-type="float">
            <text:p>4.68942152814513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7" calcext:value-type="date">
            <text:p>2020-08-07</text:p>
          </table:table-cell>
          <table:table-cell office:value-type="float" office:value="214" calcext:value-type="float">
            <text:p>214</text:p>
          </table:table-cell>
          <table:table-cell office:value-type="float" office:value="402.365" calcext:value-type="float">
            <text:p>402.365</text:p>
          </table:table-cell>
          <table:table-cell office:value-type="float" office:value="0" calcext:value-type="float">
            <text:p>0</text:p>
          </table:table-cell>
          <table:table-cell table:formula="of:=MAX([.J160]-[.F160]-[.B160];0)" office:value-type="float" office:value="14309" calcext:value-type="float">
            <text:p>14309</text:p>
          </table:table-cell>
          <table:table-cell table:formula="of:=[.F159]+[.D160]" office:value-type="float" office:value="218" calcext:value-type="float">
            <text:p>218</text:p>
          </table:table-cell>
          <table:table-cell table:formula="of:=503147-[.J160]" office:value-type="float" office:value="488406" calcext:value-type="float">
            <text:p>488406</text:p>
          </table:table-cell>
          <table:table-cell table:formula="of:=[.C160]-[.C159]" office:value-type="float" office:value="-37.04" calcext:value-type="float">
            <text:p>-37.04</text:p>
          </table:table-cell>
          <table:table-cell table:formula="of:=IF([.B160]-[.B159]=0;[.I159];[.B160]-[.B159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Stage 1</text:p>
          </table:table-cell>
          <table:table-cell office:value-type="float" office:value="4.94971224381114" calcext:value-type="float">
            <text:p>4.94971224381114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8" calcext:value-type="date">
            <text:p>2020-08-08</text:p>
          </table:table-cell>
          <table:table-cell office:value-type="float" office:value="214" calcext:value-type="float">
            <text:p>214</text:p>
          </table:table-cell>
          <table:table-cell office:value-type="float" office:value="343.875" calcext:value-type="float">
            <text:p>343.875</text:p>
          </table:table-cell>
          <table:table-cell office:value-type="float" office:value="0" calcext:value-type="float">
            <text:p>0</text:p>
          </table:table-cell>
          <table:table-cell table:formula="of:=MAX([.J161]-[.F161]-[.B161];0)" office:value-type="float" office:value="14309" calcext:value-type="float">
            <text:p>14309</text:p>
          </table:table-cell>
          <table:table-cell table:formula="of:=[.F160]+[.D161]" office:value-type="float" office:value="218" calcext:value-type="float">
            <text:p>218</text:p>
          </table:table-cell>
          <table:table-cell table:formula="of:=503147-[.J161]" office:value-type="float" office:value="488406" calcext:value-type="float">
            <text:p>488406</text:p>
          </table:table-cell>
          <table:table-cell table:formula="of:=[.C161]-[.C160]" office:value-type="float" office:value="-58.49" calcext:value-type="float">
            <text:p>-58.49</text:p>
          </table:table-cell>
          <table:table-cell table:formula="of:=IF([.B161]-[.B160]=0;[.I160];[.B161]-[.B160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Stage 1</text:p>
          </table:table-cell>
          <table:table-cell office:value-type="float" office:value="4.05348081394102" calcext:value-type="float">
            <text:p>4.05348081394102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09" calcext:value-type="date">
            <text:p>2020-08-09</text:p>
          </table:table-cell>
          <table:table-cell office:value-type="float" office:value="214" calcext:value-type="float">
            <text:p>214</text:p>
          </table:table-cell>
          <table:table-cell office:value-type="float" office:value="301.87" calcext:value-type="float">
            <text:p>301.87</text:p>
          </table:table-cell>
          <table:table-cell office:value-type="float" office:value="0" calcext:value-type="float">
            <text:p>0</text:p>
          </table:table-cell>
          <table:table-cell table:formula="of:=MAX([.J162]-[.F162]-[.B162];0)" office:value-type="float" office:value="14309" calcext:value-type="float">
            <text:p>14309</text:p>
          </table:table-cell>
          <table:table-cell table:formula="of:=[.F161]+[.D162]" office:value-type="float" office:value="218" calcext:value-type="float">
            <text:p>218</text:p>
          </table:table-cell>
          <table:table-cell table:formula="of:=503147-[.J162]" office:value-type="float" office:value="488406" calcext:value-type="float">
            <text:p>488406</text:p>
          </table:table-cell>
          <table:table-cell table:formula="of:=[.C162]-[.C161]" office:value-type="float" office:value="-42.005" calcext:value-type="float">
            <text:p>-42.005</text:p>
          </table:table-cell>
          <table:table-cell table:formula="of:=IF([.B162]-[.B161]=0;[.I161];[.B162]-[.B161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Stage 1</text:p>
          </table:table-cell>
          <table:table-cell office:value-type="float" office:value="3.33317936916325" calcext:value-type="float">
            <text:p>3.33317936916325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0" calcext:value-type="date">
            <text:p>2020-08-10</text:p>
          </table:table-cell>
          <table:table-cell office:value-type="float" office:value="211" calcext:value-type="float">
            <text:p>211</text:p>
          </table:table-cell>
          <table:table-cell office:value-type="float" office:value="444.545" calcext:value-type="float">
            <text:p>444.545</text:p>
          </table:table-cell>
          <table:table-cell office:value-type="float" office:value="0" calcext:value-type="float">
            <text:p>0</text:p>
          </table:table-cell>
          <table:table-cell table:formula="of:=MAX([.J163]-[.F163]-[.B163];0)" office:value-type="float" office:value="14432" calcext:value-type="float">
            <text:p>14432</text:p>
          </table:table-cell>
          <table:table-cell table:formula="of:=[.F162]+[.D163]" office:value-type="float" office:value="218" calcext:value-type="float">
            <text:p>218</text:p>
          </table:table-cell>
          <table:table-cell table:formula="of:=503147-[.J163]" office:value-type="float" office:value="488286" calcext:value-type="float">
            <text:p>488286</text:p>
          </table:table-cell>
          <table:table-cell table:formula="of:=[.C163]-[.C162]" office:value-type="float" office:value="142.675" calcext:value-type="float">
            <text:p>142.675</text:p>
          </table:table-cell>
          <table:table-cell table:formula="of:=IF([.B163]-[.B162]=0;[.I162];[.B163]-[.B162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Stage 1</text:p>
          </table:table-cell>
          <table:table-cell office:value-type="float" office:value="4.82823148519618" calcext:value-type="float">
            <text:p>4.82823148519618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1" calcext:value-type="date">
            <text:p>2020-08-11</text:p>
          </table:table-cell>
          <table:table-cell office:value-type="float" office:value="211" calcext:value-type="float">
            <text:p>211</text:p>
          </table:table-cell>
          <table:table-cell office:value-type="float" office:value="431.26" calcext:value-type="float">
            <text:p>431.26</text:p>
          </table:table-cell>
          <table:table-cell office:value-type="float" office:value="0" calcext:value-type="float">
            <text:p>0</text:p>
          </table:table-cell>
          <table:table-cell table:formula="of:=MAX([.J164]-[.F164]-[.B164];0)" office:value-type="float" office:value="14432" calcext:value-type="float">
            <text:p>14432</text:p>
          </table:table-cell>
          <table:table-cell table:formula="of:=[.F163]+[.D164]" office:value-type="float" office:value="218" calcext:value-type="float">
            <text:p>218</text:p>
          </table:table-cell>
          <table:table-cell table:formula="of:=503147-[.J164]" office:value-type="float" office:value="488286" calcext:value-type="float">
            <text:p>488286</text:p>
          </table:table-cell>
          <table:table-cell table:formula="of:=[.C164]-[.C163]" office:value-type="float" office:value="-13.285" calcext:value-type="float">
            <text:p>-13.285</text:p>
          </table:table-cell>
          <table:table-cell table:formula="of:=IF([.B164]-[.B163]=0;[.I163];[.B164]-[.B163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Stage 1</text:p>
          </table:table-cell>
          <table:table-cell office:value-type="float" office:value="4.72004179763321" calcext:value-type="float">
            <text:p>4.72004179763321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2" calcext:value-type="date">
            <text:p>2020-08-12</text:p>
          </table:table-cell>
          <table:table-cell office:value-type="float" office:value="211" calcext:value-type="float">
            <text:p>211</text:p>
          </table:table-cell>
          <table:table-cell office:value-type="float" office:value="406.41" calcext:value-type="float">
            <text:p>406.41</text:p>
          </table:table-cell>
          <table:table-cell office:value-type="float" office:value="0" calcext:value-type="float">
            <text:p>0</text:p>
          </table:table-cell>
          <table:table-cell table:formula="of:=MAX([.J165]-[.F165]-[.B165];0)" office:value-type="float" office:value="14432" calcext:value-type="float">
            <text:p>14432</text:p>
          </table:table-cell>
          <table:table-cell table:formula="of:=[.F164]+[.D165]" office:value-type="float" office:value="218" calcext:value-type="float">
            <text:p>218</text:p>
          </table:table-cell>
          <table:table-cell table:formula="of:=503147-[.J165]" office:value-type="float" office:value="488286" calcext:value-type="float">
            <text:p>488286</text:p>
          </table:table-cell>
          <table:table-cell table:formula="of:=[.C165]-[.C164]" office:value-type="float" office:value="-24.85" calcext:value-type="float">
            <text:p>-24.85</text:p>
          </table:table-cell>
          <table:table-cell table:formula="of:=IF([.B165]-[.B164]=0;[.I164];[.B165]-[.B164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Stage 1</text:p>
          </table:table-cell>
          <table:table-cell office:value-type="float" office:value="4.83620177682225" calcext:value-type="float">
            <text:p>4.83620177682225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3" calcext:value-type="date">
            <text:p>2020-08-13</text:p>
          </table:table-cell>
          <table:table-cell office:value-type="float" office:value="211" calcext:value-type="float">
            <text:p>211</text:p>
          </table:table-cell>
          <table:table-cell office:value-type="float" office:value="321.36" calcext:value-type="float">
            <text:p>321.36</text:p>
          </table:table-cell>
          <table:table-cell office:value-type="float" office:value="0" calcext:value-type="float">
            <text:p>0</text:p>
          </table:table-cell>
          <table:table-cell table:formula="of:=MAX([.J166]-[.F166]-[.B166];0)" office:value-type="float" office:value="14432" calcext:value-type="float">
            <text:p>14432</text:p>
          </table:table-cell>
          <table:table-cell table:formula="of:=[.F165]+[.D166]" office:value-type="float" office:value="218" calcext:value-type="float">
            <text:p>218</text:p>
          </table:table-cell>
          <table:table-cell table:formula="of:=503147-[.J166]" office:value-type="float" office:value="488286" calcext:value-type="float">
            <text:p>488286</text:p>
          </table:table-cell>
          <table:table-cell table:formula="of:=[.C166]-[.C165]" office:value-type="float" office:value="-85.05" calcext:value-type="float">
            <text:p>-85.05</text:p>
          </table:table-cell>
          <table:table-cell table:formula="of:=IF([.B166]-[.B165]=0;[.I165];[.B166]-[.B165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Stage 1</text:p>
          </table:table-cell>
          <table:table-cell office:value-type="float" office:value="4.9814575333927" calcext:value-type="float">
            <text:p>4.9814575333927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4" calcext:value-type="date">
            <text:p>2020-08-14</text:p>
          </table:table-cell>
          <table:table-cell office:value-type="float" office:value="223" calcext:value-type="float">
            <text:p>223</text:p>
          </table:table-cell>
          <table:table-cell office:value-type="float" office:value="359.705" calcext:value-type="float">
            <text:p>359.705</text:p>
          </table:table-cell>
          <table:table-cell office:value-type="float" office:value="0" calcext:value-type="float">
            <text:p>0</text:p>
          </table:table-cell>
          <table:table-cell table:formula="of:=MAX([.J167]-[.F167]-[.B167];0)" office:value-type="float" office:value="14545" calcext:value-type="float">
            <text:p>14545</text:p>
          </table:table-cell>
          <table:table-cell table:formula="of:=[.F166]+[.D167]" office:value-type="float" office:value="218" calcext:value-type="float">
            <text:p>218</text:p>
          </table:table-cell>
          <table:table-cell table:formula="of:=503147-[.J167]" office:value-type="float" office:value="488161" calcext:value-type="float">
            <text:p>488161</text:p>
          </table:table-cell>
          <table:table-cell table:formula="of:=[.C167]-[.C166]" office:value-type="float" office:value="38.345" calcext:value-type="float">
            <text:p>38.345</text:p>
          </table:table-cell>
          <table:table-cell table:formula="of:=IF([.B167]-[.B166]=0;[.I166];[.B167]-[.B166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Stage 1</text:p>
          </table:table-cell>
          <table:table-cell office:value-type="float" office:value="5.24309252317466" calcext:value-type="float">
            <text:p>5.24309252317466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5" calcext:value-type="date">
            <text:p>2020-08-15</text:p>
          </table:table-cell>
          <table:table-cell office:value-type="float" office:value="223" calcext:value-type="float">
            <text:p>223</text:p>
          </table:table-cell>
          <table:table-cell office:value-type="float" office:value="323.865" calcext:value-type="float">
            <text:p>323.865</text:p>
          </table:table-cell>
          <table:table-cell office:value-type="float" office:value="0" calcext:value-type="float">
            <text:p>0</text:p>
          </table:table-cell>
          <table:table-cell table:formula="of:=MAX([.J168]-[.F168]-[.B168];0)" office:value-type="float" office:value="14545" calcext:value-type="float">
            <text:p>14545</text:p>
          </table:table-cell>
          <table:table-cell table:formula="of:=[.F167]+[.D168]" office:value-type="float" office:value="218" calcext:value-type="float">
            <text:p>218</text:p>
          </table:table-cell>
          <table:table-cell table:formula="of:=503147-[.J168]" office:value-type="float" office:value="488161" calcext:value-type="float">
            <text:p>488161</text:p>
          </table:table-cell>
          <table:table-cell table:formula="of:=[.C168]-[.C167]" office:value-type="float" office:value="-35.84" calcext:value-type="float">
            <text:p>-35.84</text:p>
          </table:table-cell>
          <table:table-cell table:formula="of:=IF([.B168]-[.B167]=0;[.I167];[.B168]-[.B167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Stage 1</text:p>
          </table:table-cell>
          <table:table-cell office:value-type="float" office:value="4.17318051987861" calcext:value-type="float">
            <text:p>4.17318051987861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6" calcext:value-type="date">
            <text:p>2020-08-16</text:p>
          </table:table-cell>
          <table:table-cell office:value-type="float" office:value="223" calcext:value-type="float">
            <text:p>223</text:p>
          </table:table-cell>
          <table:table-cell office:value-type="float" office:value="299.195" calcext:value-type="float">
            <text:p>299.195</text:p>
          </table:table-cell>
          <table:table-cell office:value-type="float" office:value="0" calcext:value-type="float">
            <text:p>0</text:p>
          </table:table-cell>
          <table:table-cell table:formula="of:=MAX([.J169]-[.F169]-[.B169];0)" office:value-type="float" office:value="14545" calcext:value-type="float">
            <text:p>14545</text:p>
          </table:table-cell>
          <table:table-cell table:formula="of:=[.F168]+[.D169]" office:value-type="float" office:value="218" calcext:value-type="float">
            <text:p>218</text:p>
          </table:table-cell>
          <table:table-cell table:formula="of:=503147-[.J169]" office:value-type="float" office:value="488161" calcext:value-type="float">
            <text:p>488161</text:p>
          </table:table-cell>
          <table:table-cell table:formula="of:=[.C169]-[.C168]" office:value-type="float" office:value="-24.67" calcext:value-type="float">
            <text:p>-24.67</text:p>
          </table:table-cell>
          <table:table-cell table:formula="of:=IF([.B169]-[.B168]=0;[.I168];[.B169]-[.B168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Stage 2</text:p>
          </table:table-cell>
          <table:table-cell office:value-type="float" office:value="3.64084760530887" calcext:value-type="float">
            <text:p>3.64084760530887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7" calcext:value-type="date">
            <text:p>2020-08-17</text:p>
          </table:table-cell>
          <table:table-cell office:value-type="float" office:value="224" calcext:value-type="float">
            <text:p>224</text:p>
          </table:table-cell>
          <table:table-cell office:value-type="float" office:value="419.205" calcext:value-type="float">
            <text:p>419.205</text:p>
          </table:table-cell>
          <table:table-cell office:value-type="float" office:value="0" calcext:value-type="float">
            <text:p>0</text:p>
          </table:table-cell>
          <table:table-cell table:formula="of:=MAX([.J170]-[.F170]-[.B170];0)" office:value-type="float" office:value="14610" calcext:value-type="float">
            <text:p>14610</text:p>
          </table:table-cell>
          <table:table-cell table:formula="of:=[.F169]+[.D170]" office:value-type="float" office:value="218" calcext:value-type="float">
            <text:p>218</text:p>
          </table:table-cell>
          <table:table-cell table:formula="of:=503147-[.J170]" office:value-type="float" office:value="488095" calcext:value-type="float">
            <text:p>488095</text:p>
          </table:table-cell>
          <table:table-cell table:formula="of:=[.C170]-[.C169]" office:value-type="float" office:value="120.01" calcext:value-type="float">
            <text:p>120.01</text:p>
          </table:table-cell>
          <table:table-cell table:formula="of:=IF([.B170]-[.B169]=0;[.I169];[.B170]-[.B169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Stage 2</text:p>
          </table:table-cell>
          <table:table-cell office:value-type="float" office:value="5.04922365430334" calcext:value-type="float">
            <text:p>5.04922365430334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8" calcext:value-type="date">
            <text:p>2020-08-18</text:p>
          </table:table-cell>
          <table:table-cell office:value-type="float" office:value="224" calcext:value-type="float">
            <text:p>224</text:p>
          </table:table-cell>
          <table:table-cell office:value-type="float" office:value="435.12" calcext:value-type="float">
            <text:p>435.12</text:p>
          </table:table-cell>
          <table:table-cell office:value-type="float" office:value="0" calcext:value-type="float">
            <text:p>0</text:p>
          </table:table-cell>
          <table:table-cell table:formula="of:=MAX([.J171]-[.F171]-[.B171];0)" office:value-type="float" office:value="14610" calcext:value-type="float">
            <text:p>14610</text:p>
          </table:table-cell>
          <table:table-cell table:formula="of:=[.F170]+[.D171]" office:value-type="float" office:value="218" calcext:value-type="float">
            <text:p>218</text:p>
          </table:table-cell>
          <table:table-cell table:formula="of:=503147-[.J171]" office:value-type="float" office:value="488095" calcext:value-type="float">
            <text:p>488095</text:p>
          </table:table-cell>
          <table:table-cell table:formula="of:=[.C171]-[.C170]" office:value-type="float" office:value="15.915" calcext:value-type="float">
            <text:p>15.915</text:p>
          </table:table-cell>
          <table:table-cell table:formula="of:=IF([.B171]-[.B170]=0;[.I170];[.B171]-[.B170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Stage 2</text:p>
          </table:table-cell>
          <table:table-cell office:value-type="float" office:value="4.88958398347205" calcext:value-type="float">
            <text:p>4.88958398347205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19" calcext:value-type="date">
            <text:p>2020-08-19</text:p>
          </table:table-cell>
          <table:table-cell office:value-type="float" office:value="224" calcext:value-type="float">
            <text:p>224</text:p>
          </table:table-cell>
          <table:table-cell office:value-type="float" office:value="469.125" calcext:value-type="float">
            <text:p>469.125</text:p>
          </table:table-cell>
          <table:table-cell office:value-type="float" office:value="0" calcext:value-type="float">
            <text:p>0</text:p>
          </table:table-cell>
          <table:table-cell table:formula="of:=MAX([.J172]-[.F172]-[.B172];0)" office:value-type="float" office:value="14610" calcext:value-type="float">
            <text:p>14610</text:p>
          </table:table-cell>
          <table:table-cell table:formula="of:=[.F171]+[.D172]" office:value-type="float" office:value="218" calcext:value-type="float">
            <text:p>218</text:p>
          </table:table-cell>
          <table:table-cell table:formula="of:=503147-[.J172]" office:value-type="float" office:value="488095" calcext:value-type="float">
            <text:p>488095</text:p>
          </table:table-cell>
          <table:table-cell table:formula="of:=[.C172]-[.C171]" office:value-type="float" office:value="34.005" calcext:value-type="float">
            <text:p>34.005</text:p>
          </table:table-cell>
          <table:table-cell table:formula="of:=IF([.B172]-[.B171]=0;[.I171];[.B172]-[.B171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Stage 2</text:p>
          </table:table-cell>
          <table:table-cell office:value-type="float" office:value="5.01979581900446" calcext:value-type="float">
            <text:p>5.01979581900446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0" calcext:value-type="date">
            <text:p>2020-08-20</text:p>
          </table:table-cell>
          <table:table-cell office:value-type="float" office:value="224" calcext:value-type="float">
            <text:p>224</text:p>
          </table:table-cell>
          <table:table-cell office:value-type="float" office:value="465.37" calcext:value-type="float">
            <text:p>465.37</text:p>
          </table:table-cell>
          <table:table-cell office:value-type="float" office:value="0" calcext:value-type="float">
            <text:p>0</text:p>
          </table:table-cell>
          <table:table-cell table:formula="of:=MAX([.J173]-[.F173]-[.B173];0)" office:value-type="float" office:value="14610" calcext:value-type="float">
            <text:p>14610</text:p>
          </table:table-cell>
          <table:table-cell table:formula="of:=[.F172]+[.D173]" office:value-type="float" office:value="218" calcext:value-type="float">
            <text:p>218</text:p>
          </table:table-cell>
          <table:table-cell table:formula="of:=503147-[.J173]" office:value-type="float" office:value="488095" calcext:value-type="float">
            <text:p>488095</text:p>
          </table:table-cell>
          <table:table-cell table:formula="of:=[.C173]-[.C172]" office:value-type="float" office:value="-3.755" calcext:value-type="float">
            <text:p>-3.755</text:p>
          </table:table-cell>
          <table:table-cell table:formula="of:=IF([.B173]-[.B172]=0;[.I172];[.B173]-[.B172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Stage 2</text:p>
          </table:table-cell>
          <table:table-cell office:value-type="float" office:value="5.15221989298732" calcext:value-type="float">
            <text:p>5.15221989298732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1" calcext:value-type="date">
            <text:p>2020-08-21</text:p>
          </table:table-cell>
          <table:table-cell office:value-type="float" office:value="180" calcext:value-type="float">
            <text:p>180</text:p>
          </table:table-cell>
          <table:table-cell office:value-type="float" office:value="389.755" calcext:value-type="float">
            <text:p>389.755</text:p>
          </table:table-cell>
          <table:table-cell office:value-type="float" office:value="0" calcext:value-type="float">
            <text:p>0</text:p>
          </table:table-cell>
          <table:table-cell table:formula="of:=MAX([.J174]-[.F174]-[.B174];0)" office:value-type="float" office:value="14727" calcext:value-type="float">
            <text:p>14727</text:p>
          </table:table-cell>
          <table:table-cell table:formula="of:=[.F173]+[.D174]" office:value-type="float" office:value="218" calcext:value-type="float">
            <text:p>218</text:p>
          </table:table-cell>
          <table:table-cell table:formula="of:=503147-[.J174]" office:value-type="float" office:value="488022" calcext:value-type="float">
            <text:p>488022</text:p>
          </table:table-cell>
          <table:table-cell table:formula="of:=[.C174]-[.C173]" office:value-type="float" office:value="-75.615" calcext:value-type="float">
            <text:p>-75.615</text:p>
          </table:table-cell>
          <table:table-cell table:formula="of:=IF([.B174]-[.B173]=0;[.I173];[.B174]-[.B173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Stage 2</text:p>
          </table:table-cell>
          <table:table-cell office:value-type="float" office:value="5.44545027636753" calcext:value-type="float">
            <text:p>5.44545027636753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2" calcext:value-type="date">
            <text:p>2020-08-22</text:p>
          </table:table-cell>
          <table:table-cell office:value-type="float" office:value="180" calcext:value-type="float">
            <text:p>180</text:p>
          </table:table-cell>
          <table:table-cell office:value-type="float" office:value="280.16" calcext:value-type="float">
            <text:p>280.16</text:p>
          </table:table-cell>
          <table:table-cell office:value-type="float" office:value="0" calcext:value-type="float">
            <text:p>0</text:p>
          </table:table-cell>
          <table:table-cell table:formula="of:=MAX([.J175]-[.F175]-[.B175];0)" office:value-type="float" office:value="14727" calcext:value-type="float">
            <text:p>14727</text:p>
          </table:table-cell>
          <table:table-cell table:formula="of:=[.F174]+[.D175]" office:value-type="float" office:value="218" calcext:value-type="float">
            <text:p>218</text:p>
          </table:table-cell>
          <table:table-cell table:formula="of:=503147-[.J175]" office:value-type="float" office:value="488022" calcext:value-type="float">
            <text:p>488022</text:p>
          </table:table-cell>
          <table:table-cell table:formula="of:=[.C175]-[.C174]" office:value-type="float" office:value="-109.595" calcext:value-type="float">
            <text:p>-109.595</text:p>
          </table:table-cell>
          <table:table-cell table:formula="of:=IF([.B175]-[.B174]=0;[.I174];[.B175]-[.B174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Stage 2</text:p>
          </table:table-cell>
          <table:table-cell office:value-type="float" office:value="4.33960012078607" calcext:value-type="float">
            <text:p>4.33960012078607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3" calcext:value-type="date">
            <text:p>2020-08-23</text:p>
          </table:table-cell>
          <table:table-cell office:value-type="float" office:value="180" calcext:value-type="float">
            <text:p>180</text:p>
          </table:table-cell>
          <table:table-cell office:value-type="float" office:value="290.155" calcext:value-type="float">
            <text:p>290.155</text:p>
          </table:table-cell>
          <table:table-cell office:value-type="float" office:value="0" calcext:value-type="float">
            <text:p>0</text:p>
          </table:table-cell>
          <table:table-cell table:formula="of:=MAX([.J176]-[.F176]-[.B176];0)" office:value-type="float" office:value="14797" calcext:value-type="float">
            <text:p>14797</text:p>
          </table:table-cell>
          <table:table-cell table:formula="of:=[.F175]+[.D176]" office:value-type="float" office:value="218" calcext:value-type="float">
            <text:p>218</text:p>
          </table:table-cell>
          <table:table-cell table:formula="of:=503147-[.J176]" office:value-type="float" office:value="487952" calcext:value-type="float">
            <text:p>487952</text:p>
          </table:table-cell>
          <table:table-cell table:formula="of:=[.C176]-[.C175]" office:value-type="float" office:value="9.99499999999995" calcext:value-type="float">
            <text:p>9.99499999999995</text:p>
          </table:table-cell>
          <table:table-cell table:formula="of:=IF([.B176]-[.B175]=0;[.I175];[.B176]-[.B175])" office:value-type="float" office:value="-44" calcext:value-type="float">
            <text:p>-4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Stage 2</text:p>
          </table:table-cell>
          <table:table-cell office:value-type="float" office:value="3.50397225361507" calcext:value-type="float">
            <text:p>3.50397225361507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4" calcext:value-type="date">
            <text:p>2020-08-24</text:p>
          </table:table-cell>
          <table:table-cell office:value-type="float" office:value="176" calcext:value-type="float">
            <text:p>176</text:p>
          </table:table-cell>
          <table:table-cell office:value-type="float" office:value="379.265" calcext:value-type="float">
            <text:p>379.265</text:p>
          </table:table-cell>
          <table:table-cell office:value-type="float" office:value="0" calcext:value-type="float">
            <text:p>0</text:p>
          </table:table-cell>
          <table:table-cell table:formula="of:=MAX([.J177]-[.F177]-[.B177];0)" office:value-type="float" office:value="14801" calcext:value-type="float">
            <text:p>14801</text:p>
          </table:table-cell>
          <table:table-cell table:formula="of:=[.F176]+[.D177]" office:value-type="float" office:value="218" calcext:value-type="float">
            <text:p>218</text:p>
          </table:table-cell>
          <table:table-cell table:formula="of:=503147-[.J177]" office:value-type="float" office:value="487952" calcext:value-type="float">
            <text:p>487952</text:p>
          </table:table-cell>
          <table:table-cell table:formula="of:=[.C177]-[.C176]" office:value-type="float" office:value="89.11" calcext:value-type="float">
            <text:p>89.11</text:p>
          </table:table-cell>
          <table:table-cell table:formula="of:=IF([.B177]-[.B176]=0;[.I176];[.B177]-[.B176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Stage 2</text:p>
          </table:table-cell>
          <table:table-cell office:value-type="float" office:value="5.2595368951952" calcext:value-type="float">
            <text:p>5.2595368951952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5" calcext:value-type="date">
            <text:p>2020-08-25</text:p>
          </table:table-cell>
          <table:table-cell office:value-type="float" office:value="176" calcext:value-type="float">
            <text:p>176</text:p>
          </table:table-cell>
          <table:table-cell office:value-type="float" office:value="411.415" calcext:value-type="float">
            <text:p>411.415</text:p>
          </table:table-cell>
          <table:table-cell office:value-type="float" office:value="0" calcext:value-type="float">
            <text:p>0</text:p>
          </table:table-cell>
          <table:table-cell table:formula="of:=MAX([.J178]-[.F178]-[.B178];0)" office:value-type="float" office:value="14801" calcext:value-type="float">
            <text:p>14801</text:p>
          </table:table-cell>
          <table:table-cell table:formula="of:=[.F177]+[.D178]" office:value-type="float" office:value="218" calcext:value-type="float">
            <text:p>218</text:p>
          </table:table-cell>
          <table:table-cell table:formula="of:=503147-[.J178]" office:value-type="float" office:value="487952" calcext:value-type="float">
            <text:p>487952</text:p>
          </table:table-cell>
          <table:table-cell table:formula="of:=[.C178]-[.C177]" office:value-type="float" office:value="32.15" calcext:value-type="float">
            <text:p>32.15</text:p>
          </table:table-cell>
          <table:table-cell table:formula="of:=IF([.B178]-[.B177]=0;[.I177];[.B178]-[.B177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Stage 2</text:p>
          </table:table-cell>
          <table:table-cell office:value-type="float" office:value="5.21271882030237" calcext:value-type="float">
            <text:p>5.21271882030237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6" calcext:value-type="date">
            <text:p>2020-08-26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79]-[.F179]-[.B179];0)" office:value-type="float" office:value="14801" calcext:value-type="float">
            <text:p>14801</text:p>
          </table:table-cell>
          <table:table-cell table:formula="of:=[.F178]+[.D179]" office:value-type="float" office:value="218" calcext:value-type="float">
            <text:p>218</text:p>
          </table:table-cell>
          <table:table-cell table:formula="of:=503147-[.J179]" office:value-type="float" office:value="487952" calcext:value-type="float">
            <text:p>487952</text:p>
          </table:table-cell>
          <table:table-cell table:formula="of:=[.C179]-[.C178]" office:value-type="float" office:value="241.375" calcext:value-type="float">
            <text:p>241.375</text:p>
          </table:table-cell>
          <table:table-cell table:formula="of:=IF([.B179]-[.B178]=0;[.I178];[.B179]-[.B178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Stage 2</text:p>
          </table:table-cell>
          <table:table-cell office:value-type="float" office:value="5.37955915204844" calcext:value-type="float">
            <text:p>5.37955915204844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7" calcext:value-type="date">
            <text:p>2020-08-27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0]-[.F180]-[.B180];0)" office:value-type="float" office:value="14801" calcext:value-type="float">
            <text:p>14801</text:p>
          </table:table-cell>
          <table:table-cell table:formula="of:=[.F179]+[.D180]" office:value-type="float" office:value="218" calcext:value-type="float">
            <text:p>218</text:p>
          </table:table-cell>
          <table:table-cell table:formula="of:=503147-[.J180]" office:value-type="float" office:value="487952" calcext:value-type="float">
            <text:p>487952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IF([.B180]-[.B179]=0;[.I179];[.B180]-[.B179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Stage 2</text:p>
          </table:table-cell>
          <table:table-cell office:value-type="float" office:value="5.36641123487556" calcext:value-type="float">
            <text:p>5.36641123487556</text:p>
          </table:table-cell>
          <table:table-cell table:number-columns-repeated="991"/>
        </table:table-row>
        <table:table-row table:style-name="ro1">
          <table:table-cell table:style-name="ce8" office:value-type="date" office:date-value="2020-08-28" calcext:value-type="date">
            <text:p>2020-08-28</text:p>
          </table:table-cell>
          <table:table-cell office:value-type="float" office:value="208" calcext:value-type="float">
            <text:p>208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1]-[.F181]-[.B181];0)" office:value-type="float" office:value="14885" calcext:value-type="float">
            <text:p>14885</text:p>
          </table:table-cell>
          <table:table-cell table:formula="of:=[.F180]+[.D181]" office:value-type="float" office:value="218" calcext:value-type="float">
            <text:p>218</text:p>
          </table:table-cell>
          <table:table-cell table:formula="of:=503147-[.J181]" office:value-type="float" office:value="487836" calcext:value-type="float">
            <text:p>487836</text:p>
          </table:table-cell>
          <table:table-cell table:formula="of:=[.C181]-[.C180]" office:value-type="float" office:value="0" calcext:value-type="float">
            <text:p>0</text:p>
          </table:table-cell>
          <table:table-cell table:formula="of:=IF([.B181]-[.B180]=0;[.I180];[.B181]-[.B180])" office:value-type="float" office:value="32" calcext:value-type="float">
            <text:p>32</text:p>
          </table:table-cell>
          <table:table-cell office:value-type="float" office:value="15311" calcext:value-type="float">
            <text:p>15311</text:p>
          </table:table-cell>
          <table:table-cell office:value-type="string" calcext:value-type="string">
            <text:p>Stage 2</text:p>
          </table:table-cell>
          <table:table-cell office:value-type="float" office:value="5.55336874885207" calcext:value-type="float">
            <text:p>5.55336874885207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0:48:30.903252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2T07:41:44.765305509</dc:date>
    <meta:editing-duration>PT2H15M53S</meta:editing-duration>
    <meta:editing-cycles>25</meta:editing-cycles>
    <meta:generator>LibreOffice/7.0.3.1$Linux_X86_64 LibreOffice_project/00$Build-1</meta:generator>
    <meta:document-statistic meta:table-count="1" meta:cell-count="2172" meta:object-count="0"/>
  </office:meta>
</office:document-meta>
</file>